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1.36pt"/>
    </style:style>
    <style:style style:name="co2" style:family="table-column">
      <style:table-column-properties fo:break-before="auto" style:column-width="812.9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235.3pt"/>
    </style:style>
    <style:style style:name="co5" style:family="table-column">
      <style:table-column-properties fo:break-before="auto" style:column-width="207.01pt"/>
    </style:style>
    <style:style style:name="co6" style:family="table-column">
      <style:table-column-properties fo:break-before="auto" style:column-width="81.9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99.96pt"/>
    </style:style>
    <style:style style:name="co9" style:family="table-column">
      <style:table-column-properties fo:break-before="auto" style:column-width="241.71pt"/>
    </style:style>
    <style:style style:name="co10" style:family="table-column">
      <style:table-column-properties fo:break-before="auto" style:column-width="298.3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ta1" style:family="table" style:master-page-name="PageStyle_5f_LEKI_20_PPH">
      <style:table-properties table:display="true" style:writing-mode="lr-tb"/>
    </style:style>
    <style:style style:name="ta2" style:family="table" style:master-page-name="PageStyle_5f_INN">
      <style:table-properties table:display="true" style:writing-mode="lr-tb"/>
    </style:style>
    <style:style style:name="ta3" style:family="table" style:master-page-name="PageStyle_5f_LEK_20_KONKURENCJI">
      <style:table-properties table:display="true" style:writing-mode="lr-tb"/>
    </style:style>
    <style:style style:name="ta4" style:family="table" style:master-page-name="PageStyle_5f_lista_5f_leków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background-color="transparent"/>
      <style:paragraph-properties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Excel_20_Built-in_20_Normal">
      <style:table-cell-properties style:text-align-source="value-type" style:repeat-content="false"/>
      <style:paragraph-properties fo:margin-left="0pt"/>
      <style:text-properties style:font-name="Arial" fo:font-size="10pt" style:font-size-asian="10pt" style:font-size-complex="10pt"/>
    </style:style>
    <style:style style:name="ce3" style:family="table-cell" style:parent-style-name="Excel_20_Built-in_20_Normal">
      <style:table-cell-properties style:text-align-source="value-type" style:repeat-content="false" fo:background-color="transparent"/>
      <style:paragraph-properties fo:margin-left="0pt"/>
      <style:text-properties style:font-name="Arial" fo:font-size="10pt" style:font-size-asian="10pt" style:font-size-complex="10pt"/>
    </style:style>
    <style:style style:name="ce4" style:family="table-cell" style:parent-style-name="Excel_20_Built-in_20_Normal">
      <style:table-cell-properties fo:background-color="#ffffff" style:text-align-source="value-type" style:repeat-content="false"/>
      <style:paragraph-properties fo:margin-left="0pt"/>
      <style:text-properties style:font-name="Arial" fo:font-size="10pt" style:font-size-asian="10pt" style:font-size-complex="10pt"/>
    </style:style>
    <style:style style:name="ce5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font-name="Arial" fo:font-size="10pt" style:font-size-asian="10pt" style:font-size-complex="10pt"/>
    </style:style>
    <style:style style:name="ce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style:font-name="Arial" fo:font-size="10pt" style:font-size-asian="10pt" style:font-size-complex="10pt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start" fo:margin-left="0pt"/>
      <style:text-properties style:font-name="Arial" fo:font-size="10pt" fo:language="pl" fo:country="PL" style:text-underline-mode="continuous" style:text-overline-mode="continuous" style:text-line-through-mode="continuou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background-color="transparent"/>
      <style:paragraph-properties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pt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pt"/>
      <style:text-properties style:font-name="Arial" fo:font-size="10pt" style:font-size-asian="10pt" style:font-size-complex="10pt"/>
    </style:style>
    <style:style style:name="ce13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marker-start="Groty_20_strzałek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_of_medicamen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1021" table:default-cell-style-name="ce2"/>
        <table:table-column table:style-name="co3" table:default-cell-style-name="ce11"/>
        <table:table-row table:style-name="ro1">
          <table:table-cell table:style-name="ce1" office:value-type="string" calcext:value-type="string">
            <text:p>Lek</text:p>
          </table:table-cell>
          <table:table-cell table:style-name="ce5" office:value-type="string" calcext:value-type="string">
            <text:p>ID preparatu + preparatów konkurencyjnych zawierające tę substancję</text:p>
          </table:table-cell>
          <table:table-cell table:style-name="ce1" table:number-columns-repeated="1021"/>
          <table:table-cell table:style-name="ce10"/>
        </table:table-row>
        <table:table-row table:style-name="ro2">
          <table:table-cell office:value-type="string" calcext:value-type="string">
            <text:p>Acenocumarol WZF</text:p>
          </table:table-cell>
          <table:table-cell table:style-name="ce6" office:value-type="string" calcext:value-type="string">
            <text:p>43,2052,23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ard®</text:p>
          </table:table-cell>
          <table:table-cell table:style-name="ce6" office:value-type="string" calcext:value-type="string">
            <text:p>15880,460,15817,5204,15880,15881,15882,3239,15885,2866,4953,15577,10379,4621,4954,10934,14317,4621,15059,6675,6676,8286,13078,15593,3431,3428,3427,2006,15023,3131,15917,3439,2666,5774,14400,10372,14157,6124,2731,9312,15412,11306,3474,2713,15792,5360,12556,3274,7801,11753,12439,10894,11258,155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ard® 150 mg</text:p>
          </table:table-cell>
          <table:table-cell table:style-name="ce6" office:value-type="string" calcext:value-type="string">
            <text:p>15880,460,15817,5204,15880,15881,15882,3239,15885,2866,4953,15577,10379,4621,4954,10934,14317,4621,15059,6675,6676,8286,13078,15593,3431,3428,3427,2006,15023,3131,15917,3439,2666,5774,14400,10372,14157,6124,2731,9312,15412,11306,3474,2713,15792,5360,12556,3274,7801,11753,12439,10894,11258,155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ard® 300 mg</text:p>
          </table:table-cell>
          <table:table-cell table:style-name="ce6" office:value-type="string" calcext:value-type="string">
            <text:p>15880,460,15817,5204,15880,15881,15882,3239,15885,2866,4953,15577,10379,4621,4954,10934,14317,4621,15059,6675,6676,8286,13078,15593,3431,3428,3427,2006,15023,3131,15917,3439,2666,5774,14400,10372,14157,6124,2731,9312,15412,11306,3474,2713,15792,5360,12556,3274,7801,11753,12439,10894,11258,15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ka-Prim®</text:p>
          </table:table-cell>
          <table:table-cell table:style-name="ce6" office:value-type="string" calcext:value-type="string">
            <text:p>15880,460,15817,5204,15880,15881,15882,3239,15885,2866,4953,15577,10379,4621,4954,10934,14317,4621,15059,6675,6676,8286,13078,15593,3431,3428,3427,2006,15023,3131,15917,3439,2666,5774,14400,10372,14157,6124,2731,9312,15412,11306,3474,2713,15792,5360,12556,3274,7801,11753,12439,10894,11258,15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opiryna® MAX</text:p>
          </table:table-cell>
          <table:table-cell table:style-name="ce6" office:value-type="string" calcext:value-type="string">
            <text:p>15880,460,15817,5204,15880,15881,15882,3239,15885,2866,4953,15577,10379,4621,4954,10934,14317,4621,15059,6675,6676,8286,13078,15593,3431,3428,3427,2006,15023,3131,15917,3439,2666,5774,14400,10372,14157,6124,2731,9312,15412,11306,3474,2713,15792,5360,12556,3274,7801,11753,12439,10894,11258,15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opiryna® S</text:p>
          </table:table-cell>
          <table:table-cell table:style-name="ce6" office:value-type="string" calcext:value-type="string">
            <text:p>15880,460,15817,5204,15880,15881,15882,3239,15885,2866,4953,15577,10379,4621,4954,10934,14317,4621,15059,6675,6676,8286,13078,15593,3431,3428,3427,2006,15023,3131,15917,3439,2666,5774,14400,10372,14157,6124,2731,9312,15412,11306,3474,2713,15792,5360,12556,3274,7801,11753,12439,10894,11258,15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opiryna® C</text:p>
          </table:table-cell>
          <table:table-cell table:style-name="ce6" office:value-type="string" calcext:value-type="string">
            <text:p>15880,460,15817,5204,15880,15881,15882,3239,15885,2866,4953,15577,10379,4621,4954,10934,14317,4621,15059,6675,6676,8286,13078,15593,3431,3428,3427,2006,15023,3131,15917,3439,2666,5774,14400,10372,14157,6124,2731,9312,15412,11306,3474,2713,15792,5360,12556,3274,7801,11753,12439,10894,11258,15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opiryna® Max Hot</text:p>
          </table:table-cell>
          <table:table-cell table:style-name="ce6" office:value-type="float" office:value="15880.144" calcext:value-type="float">
            <text:p>15880,1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opiryna®</text:p>
          </table:table-cell>
          <table:table-cell table:style-name="ce6" office:value-type="string" calcext:value-type="string">
            <text:p>15880,2731,9312,460,15817,5204,15880,15881,15882,3239,15885,2866,4953,15577,10379,4621,4954,10934,14317,4621,15059,6675,6676,8286,13078,15593,3431,3428,3427,2006,15023,1127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opiryna® Extra</text:p>
          </table:table-cell>
          <table:table-cell table:style-name="ce6" office:value-type="string" calcext:value-type="string">
            <text:p>15880,15412,11306,460,15817,5204,15880,15881,15882,3239,15885,2866,4953,15577,10379,4621,4954,10934,14317,4621,15059,6675,6676,8286,13078,15593,3431,3428,3427,2006,15023,631,4970,4508,14082,15726,10933,4295,4469,2660,2659,8292,5437,11475,3053,3054,11256,7655,3050,3049,13708,11485,6052,11399,15403,6765,5027,2676,3448,10481,3452,14049,9667,13220,9212,10383,1127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viran®</text:p>
          </table:table-cell>
          <table:table-cell table:style-name="ce6" office:value-type="string" calcext:value-type="string">
            <text:p>46,2602,15858,2435,15988,5910,15815,14922,2536,4911,2601,6843,6842,6204,5479,5481,3058,1089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stemax® 70 comfort</text:p>
          </table:table-cell>
          <table:table-cell table:style-name="ce6" office:value-type="string" calcext:value-type="string">
            <text:p>53,7216,7530,10883,7771,5291,7729,13503,4531,4348,3472,4345,72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odacyna® ophthalmicum 0,3%</text:p>
          </table:table-cell>
          <table:table-cell table:style-name="ce6" office:value-type="string" calcext:value-type="string">
            <text:p>69,13517,5353,20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glavin</text:p>
          </table:table-cell>
          <table:table-cell table:style-name="ce6" office:value-type="string" calcext:value-type="string">
            <text:p>13501,77,9459,5041,9459,9458,9459,15756,13501,4022,9467,9466,9467,9468,6806,13976,9422,12975,6745,4862,76,15703,4812,4319,6145,611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qua pro injectione POLPHAR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bit</text:p>
          </table:table-cell>
          <table:table-cell table:style-name="ce6" office:value-type="string" calcext:value-type="string">
            <text:p>14902,1813,7414,5948,15359,14901,14902,15343,14992,15277,15172,15890,15891,14903,15360,14904,14993,15278,14905,14262,14906,15044,15283,155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ibit ODT</text:p>
          </table:table-cell>
          <table:table-cell table:style-name="ce6" office:value-type="string" calcext:value-type="string">
            <text:p>14902,1813,7414,5948,15359,14901,14902,15343,14992,15277,15172,15890,15891,14903,15360,14904,14993,15278,14905,14262,14906,15044,15283,155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buvit C</text:p>
          </table:table-cell>
          <table:table-cell table:style-name="ce6" office:value-type="string" calcext:value-type="string">
            <text:p>462,6534,9213,3015,8360,7139,14365,6362,12568,3060,6210,4894,6508,5244,2153,15108,15107,5485,3131,15917,3439,2666,5774,14400,3066,5209,5132,4166,4517,2658,2664,13141,10749,4139,6474,8197,15711,2200,9311,7714,4550,2783,3027,820,4120,5028,5037,15792,5360,12556,6458,5125,1737,3229,10919,5368,6930,11375,6492,11410,15754,15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orvasterol®</text:p>
          </table:table-cell>
          <table:table-cell table:style-name="ce6" office:value-type="string" calcext:value-type="string">
            <text:p>7219,93,8190,4012,13497,12215,13766,14994,9822,7219,5764,11437,6950,12785,5872,7406,11725,9767,7439,12319,2378,12395,5281,6864,2409,9424,15634,1533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tropinum sulfuricum 1%</text:p>
          </table:table-cell>
          <table:table-cell table:style-name="ce8" office:value-type="string" calcext:value-type="string">
            <text:p>2790,2070,2592,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ropinum sulfuricum WZF</text:p>
          </table:table-cell>
          <table:table-cell table:style-name="ce6" office:value-type="string" calcext:value-type="string">
            <text:p>95,2592,2070,27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lofen POLPHARMA</text:p>
          </table:table-cell>
          <table:table-cell table:style-name="ce6" office:value-type="string" calcext:value-type="string">
            <text:p>2452,103,2452,53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vertic®</text:p>
          </table:table-cell>
          <table:table-cell table:style-name="ce6" office:value-type="string" calcext:value-type="string">
            <text:p>7362,910,15511,14382,7120,8151,4323,2733,7443,13670,7350,7362,7547,7137,573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ibetol 0,5%</text:p>
          </table:table-cell>
          <table:table-cell table:style-name="ce6" office:value-type="string" calcext:value-type="string">
            <text:p>112,13709,15973,2083,2082,2296,23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calutamide Polpharma 50 mg</text:p>
          </table:table-cell>
          <table:table-cell table:style-name="ce6" office:value-type="string" calcext:value-type="string">
            <text:p>912,13519,7976,6320,7119,13278,7738,21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mican</text:p>
          </table:table-cell>
          <table:table-cell table:style-name="ce6" office:value-type="string" calcext:value-type="string">
            <text:p>3867,15892,15821,13767,4969,15173,62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iglau PPH</text:p>
          </table:table-cell>
          <table:table-cell table:style-name="ce6" office:value-type="string" calcext:value-type="string">
            <text:p>1345,5342,9576,11369,14148,7688,13551,15870,6224,139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ilamid</text:p>
          </table:table-cell>
          <table:table-cell table:style-name="ce6" office:value-type="string" calcext:value-type="string">
            <text:p>1344,2072,15635,14295,15049,7538,139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egatussin neoForte</text:p>
          </table:table-cell>
          <table:table-cell table:style-name="ce6" office:value-type="string" calcext:value-type="string">
            <text:p>125,2581,13177,160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nodil</text:p>
          </table:table-cell>
          <table:table-cell table:style-name="ce6" office:value-type="string" calcext:value-type="string">
            <text:p>128,16053,15547,2654,13263,5145,5878,14357,6329,15869,14394,2259,5858,10881,11466,2365,2364,2376,11285,2653,8160,14996,444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nondol®</text:p>
          </table:table-cell>
          <table:table-cell table:style-name="ce6" office:value-type="string" calcext:value-type="string">
            <text:p>131,2718,2717,13262,15822,13735,2762,81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izepin®</text:p>
          </table:table-cell>
          <table:table-cell table:style-name="ce6" office:value-type="string" calcext:value-type="string">
            <text:p>424,2889,4036,4037,6316,28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edol</text:p>
          </table:table-cell>
          <table:table-cell table:style-name="ce6" office:value-type="string" calcext:value-type="string">
            <text:p>7220,429,5283,7220,14273,4816,5317,4930,4678,6094,6278,7341,34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ofazolin®</text:p>
          </table:table-cell>
          <table:table-cell table:style-name="ce6" office:value-type="string" calcext:value-type="string">
            <text:p>140,5358,15313,6533,34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otrakson®</text:p>
          </table:table-cell>
          <table:table-cell table:style-name="ce6" office:value-type="string" calcext:value-type="string">
            <text:p>148,5364,7124,7621,5050,67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ofuroksym®</text:p>
          </table:table-cell>
          <table:table-cell table:style-name="ce6" office:value-type="string" calcext:value-type="string">
            <text:p>151,11535,5356,13043,7634,6746,48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oracef®</text:p>
          </table:table-cell>
          <table:table-cell table:style-name="ce6" office:value-type="string" calcext:value-type="string">
            <text:p>5361,152,5361,15513,13496,13495,5373,14384,5259,14296,4391,5889,4279,769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lertec®; -WZF</text:p>
          </table:table-cell>
          <table:table-cell table:style-name="ce6" office:value-type="string" calcext:value-type="string">
            <text:p>154,3984,3985,2998,10560,10385,10562,10386,7125,14383,15831,13295,15832,12444,5185,4482,4136,4929,142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nactil®</text:p>
          </table:table-cell>
          <table:table-cell table:style-name="ce6" office:value-type="string" calcext:value-type="string">
            <text:p>167,4320,61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rolam® Lakier</text:p>
          </table:table-cell>
          <table:table-cell table:style-name="ce6" office:value-type="string" calcext:value-type="string">
            <text:p>1136,14913,2075,11454,7696,842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irolam®</text:p>
          </table:table-cell>
          <table:table-cell table:style-name="ce6" office:value-type="string" calcext:value-type="string">
            <text:p>1136,2074,2277,7165,5438,66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nnarizinum WZF</text:p>
          </table:table-cell>
          <table:table-cell table:style-name="ce6" office:value-type="string" calcext:value-type="string">
            <text:p>182,6578,2721,27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ipronex®</text:p>
          </table:table-cell>
          <table:table-cell table:style-name="ce6" office:value-type="string" calcext:value-type="string">
            <text:p>5324,184,11298,2106,2219,9413,4804,2613,7126,8109,5324,2359,5325,4857,2622,12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PRONEX 0,3%</text:p>
          </table:table-cell>
          <table:table-cell table:style-name="ce6" office:value-type="string" calcext:value-type="string">
            <text:p>5324,184,11298,2106,2219,9413,4804,2613,7126,8109,5324,2359,5325,4857,2622,123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bion®</text:p>
          </table:table-cell>
          <table:table-cell table:style-name="ce6" office:value-type="string" calcext:value-type="string">
            <text:p>5407,435,6769,6144,4350,3102,7221,5407,11407,3008,3006,4795,3007,6221,13787,13807,6682,48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abion® UNO</text:p>
          </table:table-cell>
          <table:table-cell table:style-name="ce6" office:value-type="string" calcext:value-type="string">
            <text:p>5407,435,6769,6144,4350,3102,7221,5407,11407,3008,3006,4795,3007,6221,13787,13807,6682,48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emastinum WZF</text:p>
          </table:table-cell>
          <table:table-cell table:style-name="ce6" office:value-type="string" calcext:value-type="string">
            <text:p>436,2959,5899,4765,47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trimazolum Medana</text:p>
          </table:table-cell>
          <table:table-cell table:style-name="ce6" office:value-type="string" calcext:value-type="string">
            <text:p>451,2960,3414,3991,4059,5374,15693,5242,15857,13288,6180,61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vikap®</text:p>
          </table:table-cell>
          <table:table-cell table:style-name="ce6" office:value-type="string" calcext:value-type="string">
            <text:p>171,15009,15902,15009,15903,15745,14063,15113,15079,15112,15750,9149,15010,15225,15499,13042,15084,15087,15901,15122,15334,15751,16013,16014,5377,13916,8302,14940,15740,10913,8315,4593,15083,15110,15743,15752,12985,16006,15067,3014,5090,15818,14039,12332,15753,15057,14945,15747,9152,14987,11264,15838,11461,15109,15119,15120,15446,15744,15221,5209,10747,12306,15396,4594,7227,6015,15814,13481,13480,15746,5378,8363,5442,6760,7153,14064,9150,15226,10914,8303,12986,8299,9155,10916,15121,12369,15748,15335,16018,15033,157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aminum A+D3 Medana</text:p>
          </table:table-cell>
          <table:table-cell table:style-name="ce6" office:value-type="string" calcext:value-type="string">
            <text:p>15746,5378,171,15009,15902,15009,15903,15745,14063,15113,15079,15112,15750,9149,15010,15225,15499,13042,15084,15087,15901,15122,15334,15751,16013,16014,5377,13916,8302,14940,15740,10913,8315,4593,15083,15110,15743,15752,12985,16006,15067,3014,5090,15818,14039,12332,15753,15057,14945,15747,9152,14987,11264,15838,11461,15109,15119,15120,15446,15744,15221,691,6606,3108,3444,3447,4650,4289,62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iseptol®</text:p>
          </table:table-cell>
          <table:table-cell table:style-name="ce6" office:value-type="string" calcext:value-type="string">
            <text:p>795,6199,2611,4291,2610,794,3241,430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crom®</text:p>
          </table:table-cell>
          <table:table-cell table:style-name="ce6" office:value-type="string" calcext:value-type="string">
            <text:p>457,15021,4503,5267,2564,2565,2231,2357,4505,60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crom® 2%</text:p>
          </table:table-cell>
          <table:table-cell table:style-name="ce6" office:value-type="string" calcext:value-type="string">
            <text:p>457,15021,4503,5267,2564,2565,2231,2357,4505,60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ortan</text:p>
          </table:table-cell>
          <table:table-cell table:style-name="ce6" office:value-type="string" calcext:value-type="string">
            <text:p>11382,1424,5122,15287,13030,11874,10925,15823,11382,15787,10926,12340,15015,12396,13083,11303,15022,11883,11381,11405,15819,11351,11336,13317,109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ortan Allergy</text:p>
          </table:table-cell>
          <table:table-cell table:style-name="ce6" office:value-type="string" calcext:value-type="string">
            <text:p>11382,1424,5122,15287,13030,11874,10925,15823,11382,15787,10926,12340,15015,12396,13083,11303,15022,11883,11381,11405,15819,11351,11336,13317,109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metic®</text:p>
          </table:table-cell>
          <table:table-cell table:style-name="ce6" office:value-type="string" calcext:value-type="string">
            <text:p>1558,7215,2104,12407,13315,15333,12408,10888,15254,10887,274,15395,14084,14003,12441,13200,5418,2313,2802,10768,221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xamethason WZF 0,1%</text:p>
          </table:table-cell>
          <table:table-cell table:style-name="ce8" office:value-type="string" calcext:value-type="string">
            <text:p>6238,12434,6624,197,6624,15639,6004,15638,2401,14975,14312,2306,6600,6809,6194</text:p>
          </table:table-cell>
          <table:table-cell table:style-name="ce3" table:number-columns-repeated="1021"/>
          <table:table-cell table:style-name="ce12"/>
        </table:table-row>
        <table:table-row table:style-name="ro2">
          <table:table-cell office:value-type="string" calcext:value-type="string">
            <text:p>Primadex</text:p>
          </table:table-cell>
          <table:table-cell table:style-name="ce6" office:value-type="string" calcext:value-type="string">
            <text:p>2306,14312,197,6194,15639,15638,6600,6809,584,5012,6603,6486,29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brosopt-DEX</text:p>
          </table:table-cell>
          <table:table-cell table:style-name="ce6" office:value-type="string" calcext:value-type="string">
            <text:p>14975,2401,12434,197,6194,15639,15638,6600,6809,778,7114,4733,14014,2402,7141,47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ylodex Regeneracja 0,05%; -0,1%</text:p>
          </table:table-cell>
          <table:table-cell table:style-name="ce6" office:value-type="string" calcext:value-type="string">
            <text:p>9338,14011,15694,198,6588,2920,6722,459,13940,4158,8181,15065,8181,5246,13088,14047,4624,5247,51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nium®</text:p>
          </table:table-cell>
          <table:table-cell table:style-name="ce6" office:value-type="string" calcext:value-type="string">
            <text:p>205,13276,7591,2623,3418,5450,26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sed®</text:p>
          </table:table-cell>
          <table:table-cell table:style-name="ce6" office:value-type="string" calcext:value-type="string">
            <text:p>205,13276,7591,2623,3418,5450,2624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ifadol® 0,1%</text:p>
          </table:table-cell>
          <table:table-cell table:style-name="ce6" office:value-type="string" calcext:value-type="string">
            <text:p>8135,215,4088,2247,15828,2245,15828,4415,4177,7708,6398,6399,2668,3999,15580,2911,7450,4966,7451,4209,13922,4096,7399,11380,8307,13324,8135,5507,2321,6540,6526,6792,6673,3082,6664,8005,12310,15653,4995,2416,2415,4127,4124,4127,11267,2417,15981,3350,4492,2909,6678,15017</text:p>
          </table:table-cell>
          <table:table-cell table:style-name="ce4" table:number-columns-repeated="1021"/>
          <table:table-cell/>
        </table:table-row>
        <table:table-row table:style-name="ro2">
          <table:table-cell table:style-name="ce4" office:value-type="string" calcext:value-type="string">
            <text:p>Majamil® PPH</text:p>
          </table:table-cell>
          <table:table-cell table:style-name="ce6" office:value-type="string" calcext:value-type="string">
            <text:p>8135,215,4088,2247,15828,2245,15828,4415,4177,7708,6398,6399,2668,3999,15580,2911,7450,4966,7451,4209,13922,4096,7399,11380,8307,13324,8135,5507,2321,6540,6526,6792,6673,3082,6664,8005,12310,15653,4995,2416,2415,4127,4124,4127,11267,2417,15981,3350,4492,2909,6678,15017</text:p>
          </table:table-cell>
          <table:table-cell table:style-name="ce4" table:number-columns-repeated="1021"/>
          <table:table-cell/>
        </table:table-row>
        <table:table-row table:style-name="ro2">
          <table:table-cell office:value-type="string" calcext:value-type="string">
            <text:p>Majamil® prolongatum</text:p>
          </table:table-cell>
          <table:table-cell table:style-name="ce6" office:value-type="string" calcext:value-type="string">
            <text:p>8135,215,4088,2247,15828,2245,15828,4415,4177,7708,6398,6399,2668,3999,15580,2911,7450,4966,7451,4209,13922,4096,7399,11380,8307,13324,8135,5507,2321,6540,6526,6792,6673,3082,6664,8005,12310,15653,4995,2416,2415,4127,4124,4127,11267,2417,15981,3350,4492,2909,6678,150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goxin WZF Polfa</text:p>
          </table:table-cell>
          <table:table-cell table:style-name="ce6" office:value-type="string" calcext:value-type="string">
            <text:p>210,14005,2159,6625,22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xill</text:p>
          </table:table-cell>
          <table:table-cell table:style-name="ce6" office:value-type="string" calcext:value-type="string">
            <text:p>220,4099,4100,15785,49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om</text:p>
          </table:table-cell>
          <table:table-cell table:style-name="ce6" office:value-type="string" calcext:value-type="string">
            <text:p>239,14265,12503,8330,15174,8457,9577,10434,9211,7386,4461,4414,14267,13573,12504,15976,13208,10873,7993,95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odom Combi</text:p>
          </table:table-cell>
          <table:table-cell table:style-name="ce6" office:value-type="string" calcext:value-type="string">
            <text:p>5510,4414,14267,13573,12504,15976,13208,10873,7993,9583,239,14265,12503,8330,15174,8457,9577,10434,9211,7386,4461,808,2232,5510,4744,44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xonex®</text:p>
          </table:table-cell>
          <table:table-cell table:style-name="ce6" office:value-type="string" calcext:value-type="string">
            <text:p>233,15895,2830,4404,3392,6803,9189,3177,2160,5959,15961,12869,6142,6467,22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espa</text:p>
          </table:table-cell>
          <table:table-cell table:style-name="ce6" office:value-type="string" calcext:value-type="string">
            <text:p>14225,241,14225,15016,4416,2336,4616,2336,4701,154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arenal®</text:p>
          </table:table-cell>
          <table:table-cell table:style-name="ce6" office:value-type="string" calcext:value-type="string">
            <text:p>3459,247,6045,12448,3459,4913,15727,15728,157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phedrinum hydrochloricum WZF</text:p>
          </table:table-cell>
          <table:table-cell table:style-name="ce6" office:value-type="string" calcext:value-type="string">
            <text:p>245,5216,22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nalina WZF</text:p>
          </table:table-cell>
          <table:table-cell table:style-name="ce6" office:value-type="string" calcext:value-type="string">
            <text:p>249,7170,6898,4005,9318,2018,2303,20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nalina WZF 0,1%</text:p>
          </table:table-cell>
          <table:table-cell table:style-name="ce6" office:value-type="string" calcext:value-type="string">
            <text:p>249,7170,6898,4005,9318,2018,2303,2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piro</text:p>
          </table:table-cell>
          <table:table-cell table:style-name="ce6" office:value-type="string" calcext:value-type="string">
            <text:p>6967,12301,14036,13650,6758,1239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ralin</text:p>
          </table:table-cell>
          <table:table-cell table:style-name="ce6" office:value-type="float" office:value="1792.7863" calcext:value-type="float">
            <text:p>1792,78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pralin ODT</text:p>
          </table:table-cell>
          <table:table-cell table:style-name="ce6" office:value-type="string" calcext:value-type="string">
            <text:p>1792,9460,13665,14096,7863,15915,8060,12951,9242,14336,11480,14274,13663,8025,8039,4095,9200,13439,9463,13416,12946,8364,9137,123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omeprazole Polpharma</text:p>
          </table:table-cell>
          <table:table-cell table:style-name="ce6" office:value-type="string" calcext:value-type="string">
            <text:p>12957,1577,8314,14912,13281,10394,12957,4443,4444,13087,135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sopral®</text:p>
          </table:table-cell>
          <table:table-cell table:style-name="ce6" office:value-type="string" calcext:value-type="string">
            <text:p>12957,1577,8314,14912,13281,10394,12957,4443,4444,13087,135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bin®</text:p>
          </table:table-cell>
          <table:table-cell table:style-name="ce6" office:value-type="string" calcext:value-type="string">
            <text:p>3683,8029,15351,15352,15353,14314,14006,14008,10769,15713,15715,15060,15101,9197,9198,12409,8130,13426,8030,11344,12411,12412,12757,11262,12410,3216,6163,780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bin® Mini</text:p>
          </table:table-cell>
          <table:table-cell table:style-name="ce6" office:value-type="string" calcext:value-type="string">
            <text:p>3683,8029,15351,15352,15353,14314,14006,14008,10769,15713,15715,15060,15101,9197,9198,12409,8130,13426,8030,11344,12411,12412,12757,11262,12410,3216,6163,780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xpo®</text:p>
          </table:table-cell>
          <table:table-cell table:style-name="ce6" office:value-type="string" calcext:value-type="string">
            <text:p>3683,8029,15351,15352,15353,14314,14006,14008,10769,15713,15715,15060,15101,9197,9198,12409,8130,13426,8030,11344,12411,12412,12757,11262,12410,3216,6163,780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lifique</text:p>
          </table:table-cell>
          <table:table-cell table:style-name="ce6" office:value-type="string" calcext:value-type="string">
            <text:p>15042,276,15908,9302,3215,15042,2210,14293,5102,6716,498,5782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aRing</text:p>
          </table:table-cell>
          <table:table-cell table:style-name="ce6" office:value-type="string" calcext:value-type="string">
            <text:p>6970,16099,13476,15991,6912,159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mogast®</text:p>
          </table:table-cell>
          <table:table-cell table:style-name="ce6" office:value-type="string" calcext:value-type="string">
            <text:p>4770,283,5119,4770,2214,54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sidal</text:p>
          </table:table-cell>
          <table:table-cell table:style-name="ce6" office:value-type="string" calcext:value-type="string">
            <text:p>292,7586,12398,4471,7705,9289,77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sidal o smaku malinowym</text:p>
          </table:table-cell>
          <table:table-cell table:style-name="ce6" office:value-type="string" calcext:value-type="string">
            <text:p>292,7586,12398,4471,7705,9289,77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lfexo® 120 mg; -180 mg</text:p>
          </table:table-cell>
          <table:table-cell table:style-name="ce6" office:value-type="string" calcext:value-type="string">
            <text:p>7148,890,10371,7143,7142,8414,8415,2835,7148,71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cofast®</text:p>
          </table:table-cell>
          <table:table-cell table:style-name="ce6" office:value-type="string" calcext:value-type="string">
            <text:p>4681,307,4401,4681,7149,13562,11347,15641,15962,9357,1995,8183,11288,2618,2220,268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uoxetin Polpharma</text:p>
          </table:table-cell>
          <table:table-cell table:style-name="ce6" office:value-type="string" calcext:value-type="string">
            <text:p>314,4023,2453,2596,8416,2589,13255,9454,44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aris</text:p>
          </table:table-cell>
          <table:table-cell table:style-name="ce6" office:value-type="string" calcext:value-type="string">
            <text:p>15507,12191,15868,11488,5839,5836,321,4208,6944,5165,5164,4535,4818,5159,9261,703,7252,11403,4817,51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xodil PPH</text:p>
          </table:table-cell>
          <table:table-cell table:style-name="ce6" office:value-type="string" calcext:value-type="string">
            <text:p>9279,326,7707,2867,9283,5733,12359,2350,9279,2691,14996,4442,715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urosemidum Polpharma</text:p>
          </table:table-cell>
          <table:table-cell table:style-name="ce6" office:value-type="string" calcext:value-type="string">
            <text:p>331,7154,1997,5217,259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tamicin WZF 0,3%</text:p>
          </table:table-cell>
          <table:table-cell table:style-name="ce6" office:value-type="string" calcext:value-type="string">
            <text:p>2272,338,11266,6793,2272,2844,7841,6177,6624,61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ibetic 1 mg; -2 mg; -3 mg; -4 mg</text:p>
          </table:table-cell>
          <table:table-cell table:style-name="ce6" office:value-type="string" calcext:value-type="string">
            <text:p>5885,344,3334,6560,5288,5885,6216,4227,12344,14152,16057,10927,5295,52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stonit®</text:p>
          </table:table-cell>
          <table:table-cell table:style-name="ce6" office:value-type="string" calcext:value-type="string">
            <text:p>601,4700,2923,3249,2140,6185,50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operidol WZF</text:p>
          </table:table-cell>
          <table:table-cell table:style-name="ce6" office:value-type="string" calcext:value-type="string">
            <text:p>357,2238,4321,6581,227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loperidol WZF; -0,2%</text:p>
          </table:table-cell>
          <table:table-cell table:style-name="ce6" office:value-type="string" calcext:value-type="string">
            <text:p>357,2238,4321,6581,227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Pico</text:p>
          </table:table-cell>
          <table:table-cell office:value-type="float" office:value="3520" calcext:value-type="float">
            <text:p>35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aparin®</text:p>
          </table:table-cell>
          <table:table-cell table:style-name="ce6" office:value-type="string" calcext:value-type="string">
            <text:p>359,4061,15691,7405,5152,4773,4078,6412,9207,9292,4886,2037,2112,74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bandronat Polpharma</text:p>
          </table:table-cell>
          <table:table-cell table:style-name="ce6" office:value-type="string" calcext:value-type="string">
            <text:p>11533,3663,5869,5299,10388,11533,15579,10426,12493,10912,13143,14335,10770,11531,10423,114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bufen®</text:p>
          </table:table-cell>
          <table:table-cell table:style-name="ce6" office:value-type="string" calcext:value-type="string">
            <text:p>370,11035,15024,6790,14107,15990,10450,11050,5191,9171,14208,4559,3011,11548,13231,4559,3011,9284,9298,4074,7743,2980,15401,9266,10928,1998,15080,2283,15414,4519,11323,4519,15741,9262,7780,11417,7740,10451,3046,4199,6407,4536,16090,11018,15114,15105,15104,4199,15989,15102,14429,15076,6947,12492,4521,15050,13901,12981,5180,10441,15508,3045,7542,5956,12559,6406,9241,7338,16011,143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bufen® Baby</text:p>
          </table:table-cell>
          <table:table-cell table:style-name="ce6" office:value-type="string" calcext:value-type="string">
            <text:p>370,11035,15024,6790,14107,15990,10450,11050,5191,9171,14208,4559,3011,11548,13231,4559,3011,9284,9298,4074,7743,2980,15401,9266,10928,1998,15080,2283,15414,4519,11323,4519,15741,9262,7780,11417,7740,10451,3046,4199,6407,4536,16090,11018,15114,15105,15104,4199,15989,15102,14429,15076,6947,12492,4521,15050,13901,12981,5180,10441,15508,3045,7542,5956,12559,6406,9241,7338,16011,143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bufen® dla Dzieci Forte</text:p>
          </table:table-cell>
          <table:table-cell table:style-name="ce6" office:value-type="string" calcext:value-type="string">
            <text:p>370,11035,15024,6790,14107,15990,10450,11050,5191,9171,14208,4559,3011,11548,13231,4559,3011,9284,9298,4074,7743,2980,15401,9266,10928,1998,15080,2283,15414,4519,11323,4519,15741,9262,7780,11417,7740,10451,3046,4199,6407,4536,16090,11018,15114,15105,15104,4199,15989,15102,14429,15076,6947,12492,4521,15050,13901,12981,5180,10441,15508,3045,7542,5956,12559,6406,9241,7338,16011,143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bufen® dla dzieci o smaku malinowym</text:p>
          </table:table-cell>
          <table:table-cell table:style-name="ce6" office:value-type="string" calcext:value-type="string">
            <text:p>370,11035,15024,6790,14107,15990,10450,11050,5191,9171,14208,4559,3011,11548,13231,4559,3011,9284,9298,4074,7743,2980,15401,9266,10928,1998,15080,2283,15414,4519,11323,4519,15741,9262,7780,11417,7740,10451,3046,4199,6407,4536,16090,11018,15114,15105,15104,4199,15989,15102,14429,15076,6947,12492,4521,15050,13901,12981,5180,10441,15508,3045,7542,5956,12559,6406,9241,7338,16011,143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bufen® dla dzieci o smaku truskawkowym</text:p>
          </table:table-cell>
          <table:table-cell table:style-name="ce6" office:value-type="string" calcext:value-type="string">
            <text:p>370,11035,15024,6790,14107,15990,10450,11050,5191,9171,14208,4559,3011,11548,13231,4559,3011,9284,9298,4074,7743,2980,15401,9266,10928,1998,15080,2283,15414,4519,11323,4519,15741,9262,7780,11417,7740,10451,3046,4199,6407,4536,16090,11018,15114,15105,15104,4199,15989,15102,14429,15076,6947,12492,4521,15050,13901,12981,5180,10441,15508,3045,7542,5956,12559,6406,9241,7338,16011,143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bufen® Junior</text:p>
          </table:table-cell>
          <table:table-cell table:style-name="ce6" office:value-type="string" calcext:value-type="string">
            <text:p>370,11035,15024,6790,14107,15990,10450,11050,5191,9171,14208,4559,3011,11548,13231,4559,3011,9284,9298,4074,7743,2980,15401,9266,10928,1998,15080,2283,15414,4519,11323,4519,15741,9262,7780,11417,7740,10451,3046,4199,6407,4536,16090,11018,15114,15105,15104,4199,15989,15102,14429,15076,6947,12492,4521,15050,13901,12981,5180,10441,15508,3045,7542,5956,12559,6406,9241,7338,16011,143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bufen® mini Junior</text:p>
          </table:table-cell>
          <table:table-cell table:style-name="ce6" office:value-type="string" calcext:value-type="string">
            <text:p>370,11035,15024,6790,14107,15990,10450,11050,5191,9171,14208,4559,3011,11548,13231,4559,3011,9284,9298,4074,7743,2980,15401,9266,10928,1998,15080,2283,15414,4519,11323,4519,15741,9262,7780,11417,7740,10451,3046,4199,6407,4536,16090,11018,15114,15105,15104,4199,15989,15102,14429,15076,6947,12492,4521,15050,13901,12981,5180,10441,15508,3045,7542,5956,12559,6406,9241,7338,16011,143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afen®</text:p>
          </table:table-cell>
          <table:table-cell table:style-name="ce6" office:value-type="string" calcext:value-type="string">
            <text:p>12559,6406,9241,370,11035,15024,6790,14107,15990,10450,11050,5191,9171,14208,4559,3011,11548,13231,4559,3011,9284,9298,4074,7743,2980,15401,9266,10928,1998,15080,2283,15414,4519,11323,4519,15741,9262,7780,11417,7740,10451,3046,4199,6407,4536,16090,11018,15114,15105,15104,4199,15989,15102,14429,15076,631,4970,4508,14082,15726,10933,4295,4469,2660,2659,8292,5437,11475,3053,3054,11256,7655,3050,3049,13708,11485,6052,11399,15403,6765,5027,2676,3448,10481,3452,14049,9667,13220,9212,103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afen® Zatoki</text:p>
          </table:table-cell>
          <table:table-cell table:style-name="ce6" office:value-type="string" calcext:value-type="string">
            <text:p>6947,12492,4521,15050,13901,12981,5180,10441,15508,370,11035,15024,6790,14107,15990,10450,11050,5191,9171,14208,4559,3011,11548,13231,4559,3011,9284,9298,4074,7743,2980,15401,9266,10928,1998,15080,2283,15414,4519,11323,4519,15741,9262,7780,11417,7740,10451,3046,4199,6407,4536,16090,11018,15114,15105,15104,4199,15989,15102,14429,15076,687,9225,516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apen®</text:p>
          </table:table-cell>
          <table:table-cell table:style-name="ce6" office:value-type="string" calcext:value-type="string">
            <text:p>7783,381,2194,12345,10874,14131,15367,7595,3456,7783,2966,5911,2122,11724,8301,5149,15594,8027,4644,13206,7242,13361,12927,12977,7258,8132,7259,9196,6901,13085,13289,136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apen® SR</text:p>
          </table:table-cell>
          <table:table-cell table:style-name="ce6" office:value-type="string" calcext:value-type="string">
            <text:p>7783,381,2194,12345,10874,14131,15367,7595,3456,7783,2966,5911,2122,11724,8301,5149,15594,8027,4644,13206,7242,13361,12927,12977,7258,8132,7259,9196,6901,13085,13289,136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rodil</text:p>
          </table:table-cell>
          <table:table-cell table:style-name="ce6" office:value-type="string" calcext:value-type="string">
            <text:p>405,13773,4322,2822,6653,2457,7789,78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ioxal®</text:p>
          </table:table-cell>
          <table:table-cell table:style-name="ce6" office:value-type="string" calcext:value-type="string">
            <text:p>5904,410,14007,7177,9443,13816,4617,59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ebrofen®</text:p>
          </table:table-cell>
          <table:table-cell table:style-name="ce6" office:value-type="string" calcext:value-type="string">
            <text:p>7263,432,2456,4281,9414,2549,6423,16003,7207,2550,9333,15402,9135,6395,9411,2546,6457,11321,2542,72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astin</text:p>
          </table:table-cell>
          <table:table-cell table:style-name="ce6" office:value-type="string" calcext:value-type="string">
            <text:p>7263,432,2456,4281,9414,2549,6423,16003,7207,2550,9333,15402,9135,6395,9411,2546,6457,11321,2542,72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etotifen WZF</text:p>
          </table:table-cell>
          <table:table-cell table:style-name="ce6" office:value-type="string" calcext:value-type="string">
            <text:p>433,2529,2530,10025,6719,246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aloptic</text:p>
          </table:table-cell>
          <table:table-cell table:style-name="ce6" office:value-type="string" calcext:value-type="string">
            <text:p>9293,1020,12064,8412,7980,13494,13492,9275,11875,14279,9143,3396,7973,9291,12327,14271,11484,12316,12931,3398,92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aloptic Free</text:p>
          </table:table-cell>
          <table:table-cell table:style-name="ce6" office:value-type="string" calcext:value-type="string">
            <text:p>9293,1020,12064,8412,7980,13494,13492,9275,11875,14279,9143,3396,7973,9291,12327,14271,11484,12316,12931,3398,92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aloptic Combi</text:p>
          </table:table-cell>
          <table:table-cell table:style-name="ce6" office:value-type="string" calcext:value-type="string">
            <text:p>9293,9291,12327,14271,11484,12316,12931,3398,9293,808,2232,5510,4744,4458,1020,12064,8412,7980,13494,13492,9275,11875,14279,9143,3396,797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gnocainum hydrochloricum WZF; -1%; -2%</text:p>
          </table:table-cell>
          <table:table-cell table:style-name="ce6" office:value-type="string" calcext:value-type="string">
            <text:p>500,15742,15739,3039,6763,6723,4777,4697,2921,14427,12792,9193,2418,1032,15860,2252,7659,4170,7387,10923,10922,2024,6576,4131,5915,2909,6678,5941,6688,9337,6737,15404,156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nezolid Polpharma</text:p>
          </table:table-cell>
          <table:table-cell table:style-name="ce6" office:value-type="string" calcext:value-type="string">
            <text:p>1429,13812,15700,15599,14144,338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remid</text:p>
          </table:table-cell>
          <table:table-cell table:style-name="ce6" office:value-type="string" calcext:value-type="string">
            <text:p>2737,507,2734,4097,12445,13692,2737,4202,136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peramid WZF</text:p>
          </table:table-cell>
          <table:table-cell table:style-name="ce6" office:value-type="string" calcext:value-type="string">
            <text:p>2737,507,2734,4097,12445,13692,2737,4202,136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vasterol</text:p>
          </table:table-cell>
          <table:table-cell table:style-name="ce6" office:value-type="string" calcext:value-type="string">
            <text:p>513,4419,3446,5416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jectio Magnesii sulfurici 20% Polpharma</text:p>
          </table:table-cell>
          <table:table-cell table:style-name="ce9" office:value-type="float" office:value="13269.1173" calcext:value-type="float">
            <text:p>13269,117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umelox</text:p>
          </table:table-cell>
          <table:table-cell table:style-name="ce6" office:value-type="string" calcext:value-type="string">
            <text:p>526,7974,4137,4014,9559,15200,15369,5752,4114,15075,5305,5786,14078,6251,11023,2526,2522,8152,5751,13039,7380,14982,93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matine</text:p>
          </table:table-cell>
          <table:table-cell table:style-name="ce6" office:value-type="string" calcext:value-type="string">
            <text:p>13046,1787,2071,11354,13656,2250,13657,12788,13433,13654,15347,13655,13194,13445,14101,14098,13082,15406,13081,12982,12789,14272,13046,136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matine 1%</text:p>
          </table:table-cell>
          <table:table-cell table:style-name="ce6" office:value-type="string" calcext:value-type="string">
            <text:p>13046,1787,2071,11354,13656,2250,13657,12788,13433,13654,15347,13655,13194,13445,14101,14098,13082,15406,13081,12982,12789,14272,13046,136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ralgin®</text:p>
          </table:table-cell>
          <table:table-cell table:style-name="ce6" office:value-type="string" calcext:value-type="string">
            <text:p>536,6728,2869,9180,11385,6835,33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ralgina®</text:p>
          </table:table-cell>
          <table:table-cell table:style-name="ce6" office:value-type="string" calcext:value-type="string">
            <text:p>536,6728,2869,9180,11385,6835,33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ralgina® Sprint</text:p>
          </table:table-cell>
          <table:table-cell table:style-name="ce6" office:value-type="string" calcext:value-type="string">
            <text:p>536,6728,2869,9180,11385,6835,338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etic</text:p>
          </table:table-cell>
          <table:table-cell table:style-name="ce6" office:value-type="string" calcext:value-type="string">
            <text:p>6907,538,8062,8175,6907,4296,6255,9455,2168,9456,9448,2113,13989,2002,5891,7665,11435,14027,14029,143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ocard®</text:p>
          </table:table-cell>
          <table:table-cell table:style-name="ce6" office:value-type="string" calcext:value-type="string">
            <text:p>543,4326,3433,2855,1356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tocard® ZK</text:p>
          </table:table-cell>
          <table:table-cell table:style-name="ce6" office:value-type="string" calcext:value-type="string">
            <text:p>7809,543,4375,4083,15452,12336,7809,10755,11343,11529,123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ronidazol Polpharma</text:p>
          </table:table-cell>
          <table:table-cell table:style-name="ce6" office:value-type="string" calcext:value-type="string">
            <text:p>15852,545,7460,6078,2745,6239,2743,15852,2746,2744,11019,10875,4435,2945,1117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elan</text:p>
          </table:table-cell>
          <table:table-cell table:style-name="ce6" office:value-type="string" calcext:value-type="string">
            <text:p>14326,567,10906,13015,13041,6170,5203,14056,14327,14988,12980,13227,14292,13741,13974,13741,14326,13604,11489,4374,15657,136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mester</text:p>
          </table:table-cell>
          <table:table-cell table:style-name="ce6" office:value-type="string" calcext:value-type="string">
            <text:p>14326,567,10906,13015,13041,6170,5203,14056,14327,14988,12980,13227,14292,13741,13974,13741,14326,13604,11489,4374,15657,136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menol</text:p>
          </table:table-cell>
          <table:table-cell table:style-name="ce6" office:value-type="string" calcext:value-type="string">
            <text:p>7680,568,7679,7680,10569,10241,7557,7558,7646,7647,13983,10884,10885,9350,9157,9156,9124,7353,10837,10838,7555,7556,12405,12404,4438,4440,819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oxamic</text:p>
          </table:table-cell>
          <table:table-cell table:style-name="ce6" office:value-type="string" calcext:value-type="string">
            <text:p>14213,952,2863,14213,13641,14224,13707,13661,79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dal®</text:p>
          </table:table-cell>
          <table:table-cell table:style-name="ce6" office:value-type="string" calcext:value-type="string">
            <text:p>7280,957,13461,7585,11398,7692,7639,4513,7449,9966,8366,7691,7280,91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lodinex®</text:p>
          </table:table-cell>
          <table:table-cell table:style-name="ce6" office:value-type="string" calcext:value-type="string">
            <text:p>608,6589,12783,12941,14111,26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laxa</text:p>
          </table:table-cell>
          <table:table-cell table:style-name="ce6" office:value-type="string" calcext:value-type="string">
            <text:p>6335,618,9686,13232,13978,8411,12322,9336,11305,11421,9121,7456,9693,8219,5193,7837,8156,4347,2693,6335,11961,8055,76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laxa Rapid</text:p>
          </table:table-cell>
          <table:table-cell table:style-name="ce6" office:value-type="string" calcext:value-type="string">
            <text:p>6335,618,9686,13232,13978,8411,12322,9336,11305,11421,9121,7456,9693,8219,5193,7837,8156,4347,2693,6335,11961,8055,76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prazol®</text:p>
          </table:table-cell>
          <table:table-cell table:style-name="ce6" office:value-type="string" calcext:value-type="string">
            <text:p>9427,619,7461,13817,4408,7677,15626,3081,10876,15216,6510,4077,14387,6510,9979,2298,7452,14162,14163,13568,14362,13560,11414,7786,7343,9179,8426,9427,8294,7840,9427,2360,15371,7367,9178,13340,150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prazol® AcidControl</text:p>
          </table:table-cell>
          <table:table-cell table:style-name="ce6" office:value-type="string" calcext:value-type="string">
            <text:p>9427,619,7461,13817,4408,7677,15626,3081,10876,15216,6510,4077,14387,6510,9979,2298,7452,14162,14163,13568,14362,13560,11414,7786,7343,9179,8426,9427,8294,7840,9427,2360,15371,7367,9178,13340,150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prazol® Max</text:p>
          </table:table-cell>
          <table:table-cell table:style-name="ce6" office:value-type="string" calcext:value-type="string">
            <text:p>9427,619,7461,13817,4408,7677,15626,3081,10876,15216,6510,4077,14387,6510,9979,2298,7452,14162,14163,13568,14362,13560,11414,7786,7343,9179,8426,9427,8294,7840,9427,2360,15371,7367,9178,13340,150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prazol®; -PPH</text:p>
          </table:table-cell>
          <table:table-cell table:style-name="ce6" office:value-type="string" calcext:value-type="string">
            <text:p>9427,619,7461,13817,4408,7677,15626,3081,10876,15216,6510,4077,14387,6510,9979,2298,7452,14162,14163,13568,14362,13560,11414,7786,7343,9179,8426,9427,8294,7840,9427,2360,15371,7367,9178,13340,150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molan®</text:p>
          </table:table-cell>
          <table:table-cell table:style-name="ce6" office:value-type="string" calcext:value-type="string">
            <text:p>3429,621,3429,63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xalin 0,025%</text:p>
          </table:table-cell>
          <table:table-cell table:style-name="ce6" office:value-type="string" calcext:value-type="string">
            <text:p>615,2895,6169,11296,5087,6292,2752,14239,109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xalin 0,05%</text:p>
          </table:table-cell>
          <table:table-cell table:style-name="ce6" office:value-type="string" calcext:value-type="string">
            <text:p>615,2895,6169,11296,5087,6292,2752,14239,109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xalin Baby</text:p>
          </table:table-cell>
          <table:table-cell table:style-name="ce6" office:value-type="string" calcext:value-type="string">
            <text:p>615,2895,6169,11296,5087,6292,2752,14239,109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xalin Junior</text:p>
          </table:table-cell>
          <table:table-cell table:style-name="ce6" office:value-type="string" calcext:value-type="string">
            <text:p>615,2895,6169,11296,5087,6292,2752,14239,109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pancrea® 16 000</text:p>
          </table:table-cell>
          <table:table-cell table:style-name="ce6" office:value-type="string" calcext:value-type="string">
            <text:p>627,4156,2294,7183,76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nprazox</text:p>
          </table:table-cell>
          <table:table-cell table:style-name="ce6" office:value-type="string" calcext:value-type="string">
            <text:p>629,5997,5960,8343,6904,6903,9188,7640,7641,2123,2226,2227,7550,9992,9991,15552,15519,15518,14428,7467,7468,7400,7401,6917,6931,11439,11314,11315,13782,14134,7975,8447,9263,9264,9451,9452,9482,9481,13992,12334,12335,10917,15176,15177,9349,10877,14909,13205,13558,15555,15556,7332,7333,13062,11470,8347,8348,14409,7543,754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filin®</text:p>
          </table:table-cell>
          <table:table-cell table:style-name="ce6" office:value-type="string" calcext:value-type="string">
            <text:p>7527,640,2221,6427,2850,2840,3430,75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filin® prolongatum</text:p>
          </table:table-cell>
          <table:table-cell table:style-name="ce6" office:value-type="string" calcext:value-type="string">
            <text:p>7527,640,2221,6427,2850,2840,3430,752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tropil®</text:p>
          </table:table-cell>
          <table:table-cell table:style-name="ce6" office:value-type="string" calcext:value-type="string">
            <text:p>2883,652,7340,2739,15654,2883,2882,4388,15006,13993,141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tropil® 20%</text:p>
          </table:table-cell>
          <table:table-cell table:style-name="ce6" office:value-type="string" calcext:value-type="string">
            <text:p>2883,652,7340,2739,15654,2883,2882,4388,15006,13993,141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fenon®</text:p>
          </table:table-cell>
          <table:table-cell table:style-name="ce6" office:value-type="string" calcext:value-type="string">
            <text:p>5444,679,5444,4468,46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ranolol WZF</text:p>
          </table:table-cell>
          <table:table-cell table:style-name="ce6" office:value-type="string" calcext:value-type="string">
            <text:p>681,14395,6573,30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nexet</text:p>
          </table:table-cell>
          <table:table-cell table:style-name="ce6" office:value-type="string" calcext:value-type="string">
            <text:p>1017,16059,10602,15825,8215,16060,9191,15178,8218,6945,15179,6261,5789,14995,7222,14263,7648,13775,8329,14990,7866,13660,14361,9192,1252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nexet SR</text:p>
          </table:table-cell>
          <table:table-cell table:style-name="ce6" office:value-type="string" calcext:value-type="string">
            <text:p>1017,16059,10602,15825,8215,16060,9191,15178,8218,6945,15179,6261,5789,14995,7222,14263,7648,13775,8329,14990,7866,13660,14361,9192,1252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pril®</text:p>
          </table:table-cell>
          <table:table-cell table:style-name="ce6" office:value-type="string" calcext:value-type="string">
            <text:p>5850,1030,7533,7462,5918,13300,2974,5850,2686,14421,11474,13339,12929,13491,6610,6867,4460,5749,8028,4866,14989,7455,8128,14221,10756,13653,124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igast®</text:p>
          </table:table-cell>
          <table:table-cell table:style-name="ce6" office:value-type="string" calcext:value-type="string">
            <text:p>4789,689,4255,6393,13283,4434,2871,4789,11556,3457,4790,4927,5463,2007,62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igast® 150</text:p>
          </table:table-cell>
          <table:table-cell table:style-name="ce6" office:value-type="string" calcext:value-type="string">
            <text:p>4789,689,4255,6393,13283,4434,2871,4789,11556,3457,4790,4927,5463,2007,62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igast® Fast</text:p>
          </table:table-cell>
          <table:table-cell table:style-name="ce6" office:value-type="string" calcext:value-type="string">
            <text:p>4789,689,4255,6393,13283,4434,2871,4789,11556,3457,4790,4927,5463,2007,62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igast® Max</text:p>
          </table:table-cell>
          <table:table-cell table:style-name="ce6" office:value-type="string" calcext:value-type="string">
            <text:p>4789,689,4255,6393,13283,4434,2871,4789,11556,3457,4790,4927,5463,2007,62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nigast® PRO</text:p>
          </table:table-cell>
          <table:table-cell table:style-name="ce6" office:value-type="string" calcext:value-type="string">
            <text:p>4789,689,4255,6393,13283,4434,2871,4789,11556,3457,4790,4927,5463,2007,62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anix</text:p>
          </table:table-cell>
          <table:table-cell table:style-name="ce6" office:value-type="string" calcext:value-type="string">
            <text:p>3679,15983,5273,15947,15589,15117,153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aminum A Medana</text:p>
          </table:table-cell>
          <table:table-cell table:style-name="ce6" office:value-type="string" calcext:value-type="string">
            <text:p>691,6606,3108,3444,3447,4650,4289,6203,15746,5378,7344,4570,6367,6369,3109,6368,4307,5150,6844,77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aminum A+E Medana</text:p>
          </table:table-cell>
          <table:table-cell table:style-name="ce6" office:value-type="string" calcext:value-type="string">
            <text:p>7344,4570,6367,6369,3109,6368,4307,5150,6844,7751,691,6606,3108,3444,3447,4650,4289,6203,780,5487,5484,3110,5484,4651,6242,5472,3302,7284,30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yspolit</text:p>
          </table:table-cell>
          <table:table-cell table:style-name="ce6" office:value-type="string" calcext:value-type="string">
            <text:p>697,9440,7656,7741,6352,4653,4806,4947,5294,66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pix SR</text:p>
          </table:table-cell>
          <table:table-cell table:style-name="ce6" office:value-type="string" calcext:value-type="string">
            <text:p>1006,7286,9715,13164,7865,12341,13298,11368,12392,12358,11536,5154,7642,9449,123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mazic</text:p>
          </table:table-cell>
          <table:table-cell table:style-name="ce6" office:value-type="string" calcext:value-type="string">
            <text:p>9409,7934,15912,7650,12400,15133,11873,9409,8162,13313,14048,9308,8161,8379,16061,8379,16061,8379,8014,150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butamol WZF</text:p>
          </table:table-cell>
          <table:table-cell table:style-name="ce6" office:value-type="string" calcext:value-type="string">
            <text:p>699,14124,5900,9122,6366,2780,2782,7995,5168,5167,48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gan®</text:p>
          </table:table-cell>
          <table:table-cell table:style-name="ce6" office:value-type="string" calcext:value-type="string">
            <text:p>704,2484,247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tral®</text:p>
          </table:table-cell>
          <table:table-cell table:style-name="ce6" office:value-type="string" calcext:value-type="string">
            <text:p>706,13666,5411,5727,9364,16062,6834,11487,13565,9373,5770,2915,3403,60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gra®</text:p>
          </table:table-cell>
          <table:table-cell table:style-name="ce6" office:value-type="string" calcext:value-type="string">
            <text:p>709,8454,15999,15712,11350,6332,14081,14401,15264,15773,15905,5865,14979,9141,10762,15612,15093,13254,8417,11481,9203,8427,11286,8378,15614,3434,7805,127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gra® Go</text:p>
          </table:table-cell>
          <table:table-cell table:style-name="ce6" office:value-type="string" calcext:value-type="string">
            <text:p>709,8454,15999,15712,11350,6332,14081,14401,15264,15773,15905,5865,14979,9141,10762,15612,15093,13254,8417,11481,9203,8427,11286,8378,15614,3434,7805,127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idia</text:p>
          </table:table-cell>
          <table:table-cell table:style-name="ce6" office:value-type="string" calcext:value-type="string">
            <text:p>709,8454,15999,15712,11350,6332,14081,14401,15264,15773,15905,5865,14979,9141,10762,15612,15093,13254,8417,11481,9203,8427,11286,8378,15614,3434,7805,127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denafil Medana</text:p>
          </table:table-cell>
          <table:table-cell table:style-name="ce6" office:value-type="string" calcext:value-type="string">
            <text:p>709,8454,15999,15712,11350,6332,14081,14401,15264,15773,15905,5865,14979,9141,10762,15612,15093,13254,8417,11481,9203,8427,11286,8378,15614,3434,7805,1279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vasterol®</text:p>
          </table:table-cell>
          <table:table-cell table:style-name="ce6" office:value-type="string" calcext:value-type="string">
            <text:p>2629,710,5919,7752,9340,2939,5939,2971,2009,8111,7187,4858,10758,11878,4863,8418,12352,2629,15600,4863,6275,6598,446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njectio Natrii chlorati isotonica POLPHARMA</text:p>
          </table:table-cell>
          <table:table-cell table:style-name="ce8" office:value-type="string" calcext:value-type="string">
            <text:p>7166,15758,10064,161,10064,6759,10064,12375,11425,11289,13029,5967,15757,5967,5730,2165,5730,14943,15760,7166,15760,7768,7968,10745,7968,5730,6752,15355,11375,15219,13029,5136,6328,5458,8191</text:p>
          </table:table-cell>
          <table:table-cell table:style-name="ce3" table:number-columns-repeated="1021"/>
          <table:table-cell table:style-name="ce12"/>
        </table:table-row>
        <table:table-row table:style-name="ro2">
          <table:table-cell office:value-type="string" calcext:value-type="string">
            <text:p>Inj. Natrii Chlorati 10% POLPHARMA</text:p>
          </table:table-cell>
          <table:table-cell table:style-name="ce6" office:value-type="string" calcext:value-type="string">
            <text:p>161,6328,6759,6752,12375,7768,11289,8191,5967,5458,10745,2165,14943,5136,7166,10064,11425,13029,5730,15757,5730,15760,7968,5136,13029,15219,11375,15355,157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mamigren®</text:p>
          </table:table-cell>
          <table:table-cell table:style-name="ce6" office:value-type="string" calcext:value-type="string">
            <text:p>2891,731,8163,15918,5725,7626,4540,4355,4356,2891,42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sart</text:p>
          </table:table-cell>
          <table:table-cell table:style-name="ce6" office:value-type="string" calcext:value-type="string">
            <text:p>2891,731,8163,15918,5725,7626,4540,4355,4356,2891,42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sart Plus</text:p>
          </table:table-cell>
          <table:table-cell table:style-name="ce6" office:value-type="string" calcext:value-type="string">
            <text:p>11352,12934,13488,6681,13769,3251,15765,16065,13001,13002,13564,12356,14986,363,2571,998,10389,4423,11352,3252,14908,12393,12436,12355,11318,14285,10878,10390,10391,8221,1135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azolin®</text:p>
          </table:table-cell>
          <table:table-cell table:style-name="ce6" office:value-type="string" calcext:value-type="string">
            <text:p>765,3345,5234,4584,23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tinepte</text:p>
          </table:table-cell>
          <table:table-cell table:style-name="ce6" office:value-type="string" calcext:value-type="string">
            <text:p>769,12302,13698,4330,9879,1490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ftensin®</text:p>
          </table:table-cell>
          <table:table-cell table:style-name="ce6" office:value-type="string" calcext:value-type="string">
            <text:p>9293,808,2232,5510,4744,4458,4414,14267,13573,12504,15976,13208,10873,7993,9583,9291,12327,14271,11484,12316,12931,3398,9293,6224,5961,6225,75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BROSOPT 0,3%</text:p>
          </table:table-cell>
          <table:table-cell table:style-name="ce6" office:value-type="string" calcext:value-type="string">
            <text:p>14975,2401,12434,197,6194,15639,15638,6600,6809,778,7114,4733,14014,2402,7141,47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aminum E Medana</text:p>
          </table:table-cell>
          <table:table-cell table:style-name="ce6" office:value-type="string" calcext:value-type="string">
            <text:p>780,5487,5484,3110,5484,4651,6242,5472,3302,7284,3030,7344,4570,6367,6369,3109,6368,4307,5150,6844,7751,3292,10919,1583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amide</text:p>
          </table:table-cell>
          <table:table-cell table:style-name="ce6" office:value-type="string" calcext:value-type="string">
            <text:p>9176,1003,8157,4679,9176,9136,13794,11339,6400,11338,64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tram®</text:p>
          </table:table-cell>
          <table:table-cell table:style-name="ce6" office:value-type="string" calcext:value-type="string">
            <text:p>3426,785,7785,6453,7448,3426,15001,3423,6112,14010,2506,2510,2507,2508,6672,12303,7861,11333,9144,14142,13364,9113,13486,13975,10929,5903,157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tram® 50; -100</text:p>
          </table:table-cell>
          <table:table-cell table:style-name="ce6" office:value-type="string" calcext:value-type="string">
            <text:p>3426,785,7785,6453,7448,3426,15001,3423,6112,14010,2506,2510,2507,2508,6672,12303,7861,11333,9144,14142,13364,9113,13486,13975,10929,5903,157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tram® Retard 100; -150; -200</text:p>
          </table:table-cell>
          <table:table-cell table:style-name="ce6" office:value-type="string" calcext:value-type="string">
            <text:p>3426,785,7785,6453,7448,3426,15001,3423,6112,14010,2506,2510,2507,2508,6672,12303,7861,11333,9144,14142,13364,9113,13486,13975,10929,5903,157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tram® Combo</text:p>
          </table:table-cell>
          <table:table-cell table:style-name="ce6" office:value-type="string" calcext:value-type="string">
            <text:p>3426,785,7785,6453,7448,3426,15001,3423,6112,14010,2506,2510,2507,2508,6672,12303,7861,11333,9144,14142,13364,9113,13486,13975,10929,5903,157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ltram® Combo Forte</text:p>
          </table:table-cell>
          <table:table-cell table:style-name="ce6" office:value-type="string" calcext:value-type="string">
            <text:p>3426,785,7785,6453,7448,3426,15001,3423,6112,14010,2506,2510,2507,2508,6672,12303,7861,11333,9144,14142,13364,9113,13486,13975,10929,5903,157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acyl®</text:p>
          </table:table-cell>
          <table:table-cell table:style-name="ce6" office:value-type="string" calcext:value-type="string">
            <text:p>479,2574,2557,127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bretin</text:p>
          </table:table-cell>
          <table:table-cell table:style-name="ce6" office:value-type="string" calcext:value-type="string">
            <text:p>7335,802,7335,4579,5376,13318,15993,2476,15263,1301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otrim®</text:p>
          </table:table-cell>
          <table:table-cell table:style-name="ce6" office:value-type="string" calcext:value-type="string">
            <text:p>794,3241,4305,795,6199,2611,4291,26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natex®</text:p>
          </table:table-cell>
          <table:table-cell table:style-name="ce6" office:value-type="string" calcext:value-type="string">
            <text:p>8435,818,10375,8455,15768,9158,10880,9158,8015,2811,15272,7775,7673,15894,6948,10557,9960,12794,13485,15967,9194,8353,7749,8435,13765,13199,15408,9187,8036,2809,8174,7875,7671,15893,13563,12357,13484,10377,8354,9961,6949,7874,15541,1504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natex® HCT</text:p>
          </table:table-cell>
          <table:table-cell table:style-name="ce6" office:value-type="string" calcext:value-type="string">
            <text:p>8435,13199,15408,9187,8036,2809,8174,7875,7671,15893,13563,12357,13484,10377,8354,9961,363,2571,818,10375,8455,15768,9158,10880,9158,8015,2811,15272,7775,7673,15894,6948,10557,9960,12794,13485,15967,9194,8353,7749,8435,137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faxine</text:p>
          </table:table-cell>
          <table:table-cell table:style-name="ce6" office:value-type="string" calcext:value-type="string">
            <text:p>824,6819,7434,1988,8167,7759,7808,7807,12351,9376,7826,6373,4664,6613,6821,9453,61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veran®</text:p>
          </table:table-cell>
          <table:table-cell table:style-name="ce6" office:value-type="string" calcext:value-type="string">
            <text:p>825,3491,3034,4645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Vitaminum B compositum</text:p>
          </table:table-cell>
          <table:table-cell table:style-name="ce6" office:value-type="string" calcext:value-type="string">
            <text:p>5241,2149,593,4567,4868,655,6016,5476,2152,768,2197,7818,5243,5475,1007,2151,41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oriconazol Polpharma</text:p>
          </table:table-cell>
          <table:table-cell table:style-name="ce6" office:value-type="string" calcext:value-type="string">
            <text:p>1712,3435,15564,14260,14399,15540,15637,15561,14900,15562,15633,15769,1558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ylogel 0,1%; -0,05%</text:p>
          </table:table-cell>
          <table:table-cell table:style-name="ce6" office:value-type="string" calcext:value-type="string">
            <text:p>459,13940,4158,8181,15065,8181,5246,13088,14047,4624,5247,5163,7821,9338,14011,156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ylometazolin WZF 0,05%; -0,1%</text:p>
          </table:table-cell>
          <table:table-cell table:style-name="ce6" office:value-type="string" calcext:value-type="string">
            <text:p>459,13940,4158,8181,15065,8181,5246,13088,14047,4624,5247,5163,7821,9338,14011,1569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lpic®</text:p>
          </table:table-cell>
          <table:table-cell table:style-name="ce6" office:value-type="string" calcext:value-type="string">
            <text:p>2888,842,7867,5178,6006,11377,5898,6234,5061,2894,2888,15582,15064,5880,6136</text:p>
          </table:table-cell>
          <table:table-cell table:number-columns-repeated="1022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N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253" table:default-cell-style-name="Excel_20_Built-in_20_Normal"/>
        <table:table-row table:style-name="ro3">
          <table:table-cell/>
          <table:table-cell table:style-name="ce13" office:value-type="string" calcext:value-type="string">
            <office:annotation draw:style-name="gr1" draw:text-style-name="P2" svg:width="82.18pt" svg:height="50.49pt" svg:x="457.65pt" svg:y="0pt" draw:caption-point-x="-15.65pt" draw:caption-point-y="0.28pt">
              <dc:creator>MW</dc:creator>
              <dc:date>2017-11-22T00:00:00</dc:date>
              <text:p text:style-name="P1"><text:span text:style-name="T1">np. https://indeks.mp.pl/leki/subst.php?id=44</text:span></text:p>
            </office:annotation>
            <text:p>Strona z <text:s/>listą preparatów zawierających: </text:p>
          </table:table-cell>
          <table:table-cell office:value-type="string" calcext:value-type="string">
            <office:annotation draw:style-name="gr1" draw:text-style-name="P2" svg:width="82.18pt" svg:height="50.49pt" svg:x="539.29pt" svg:y="0pt" draw:caption-point-x="-15.34pt" draw:caption-point-y="0.28pt">
              <dc:creator>MW</dc:creator>
              <dc:date>2017-11-22T00:00:00</dc:date>
              <text:p text:style-name="P1"><text:span text:style-name="T1">np. https://indeks.mp.pl/leki/desc.php?id=46</text:span></text:p>
            </office:annotation>
            <text:p>Opis substancji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Acenocoumaro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Acetylsalicylic acid</text:p>
          </table:table-cell>
          <table:table-cell office:value-type="float" office:value="472" calcext:value-type="float">
            <text:p>472</text:p>
          </table:table-cell>
          <table:table-cell office:value-type="float" office:value="460" calcext:value-type="float">
            <text:p>46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Acetylsalicylic acid + Ascorbic acid</text:p>
          </table:table-cell>
          <table:table-cell office:value-type="float" office:value="2666" calcext:value-type="float">
            <text:p>2666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Acetylsalicylic acid + Ascorbic acid + Caffeine</text:p>
          </table:table-cell>
          <table:table-cell office:value-type="float" office:value="2667" calcext:value-type="float">
            <text:p>2667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Acetylsalicylic acid + Caffeine + Ethenzamide</text:p>
          </table:table-cell>
          <table:table-cell office:value-type="float" office:value="2671" calcext:value-type="float">
            <text:p>2671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Acetylsalicylic acid + Caffeine + Paracetamol</text:p>
          </table:table-cell>
          <table:table-cell office:value-type="float" office:value="2672" calcext:value-type="float">
            <text:p>2672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Aciclovir</text:p>
          </table:table-cell>
          <table:table-cell office:value-type="float" office:value="44" calcext:value-type="float">
            <text:p>44</text:p>
          </table:table-cell>
          <table:table-cell office:value-type="float" office:value="460" calcext:value-type="float">
            <text:p>46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Alendronic acid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Amikacin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Amoxicillin + Clavulanic acid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Aqua sterilisata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Aripiprazole</text:p>
          </table:table-cell>
          <table:table-cell office:value-type="float" office:value="4397" calcext:value-type="float">
            <text:p>4397</text:p>
          </table:table-cell>
          <table:table-cell office:value-type="float" office:value="1813" calcext:value-type="float">
            <text:p>181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Ascorbic acid</text:p>
          </table:table-cell>
          <table:table-cell office:value-type="float" office:value="474" calcext:value-type="float">
            <text:p>474</text:p>
          </table:table-cell>
          <table:table-cell office:value-type="float" office:value="462" calcext:value-type="float">
            <text:p>46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Atorvastatin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Atropine sulphate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Baclofen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Betahistine dihydrochloride</text:p>
          </table:table-cell>
          <table:table-cell office:value-type="float" office:value="963" calcext:value-type="float">
            <text:p>963</text:p>
          </table:table-cell>
          <table:table-cell office:value-type="float" office:value="910" calcext:value-type="float">
            <text:p>91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Betaxolol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Bicalutamide</text:p>
          </table:table-cell>
          <table:table-cell office:value-type="float" office:value="965" calcext:value-type="float">
            <text:p>965</text:p>
          </table:table-cell>
          <table:table-cell office:value-type="float" office:value="912" calcext:value-type="float">
            <text:p>91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Bimatoprost</text:p>
          </table:table-cell>
          <table:table-cell office:value-type="float" office:value="4526" calcext:value-type="float">
            <text:p>4526</text:p>
          </table:table-cell>
          <table:table-cell office:value-type="float" office:value="3867" calcext:value-type="float">
            <text:p>386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Brimonidine tartate</text:p>
          </table:table-cell>
          <table:table-cell office:value-type="float" office:value="1316" calcext:value-type="float">
            <text:p>1316</text:p>
          </table:table-cell>
          <table:table-cell office:value-type="float" office:value="1345" calcext:value-type="float">
            <text:p>134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Brinzolamide</text:p>
          </table:table-cell>
          <table:table-cell office:value-type="float" office:value="3713" calcext:value-type="float">
            <text:p>3713</text:p>
          </table:table-cell>
          <table:table-cell office:value-type="float" office:value="1344" calcext:value-type="float">
            <text:p>1344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Bromhexine hydrochloride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Budesonide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Buprenorphine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arbamazepine</text:p>
          </table:table-cell>
          <table:table-cell office:value-type="float" office:value="436" calcext:value-type="float">
            <text:p>436</text:p>
          </table:table-cell>
          <table:table-cell office:value-type="float" office:value="424" calcext:value-type="float">
            <text:p>424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arvedilol</text:p>
          </table:table-cell>
          <table:table-cell office:value-type="float" office:value="441" calcext:value-type="float">
            <text:p>441</text:p>
          </table:table-cell>
          <table:table-cell office:value-type="float" office:value="429" calcext:value-type="float">
            <text:p>42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efazolin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eftriaxone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efuroxime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efuroxime axetil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etirizine dihydrochloride</text:p>
          </table:table-cell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hlorpromazine hydrochloride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iclopirox</text:p>
          </table:table-cell>
          <table:table-cell office:value-type="float" office:value="4607" calcext:value-type="float">
            <text:p>4607</text:p>
          </table:table-cell>
          <table:table-cell office:value-type="float" office:value="1136" calcext:value-type="float">
            <text:p>1136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iclopirox olamine</text:p>
          </table:table-cell>
          <table:table-cell office:value-type="float" office:value="1178" calcext:value-type="float">
            <text:p>1178</text:p>
          </table:table-cell>
          <table:table-cell office:value-type="float" office:value="1136" calcext:value-type="float">
            <text:p>1136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innarizine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iprofloxacin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larithromycin</text:p>
          </table:table-cell>
          <table:table-cell office:value-type="float" office:value="447" calcext:value-type="float">
            <text:p>447</text:p>
          </table:table-cell>
          <table:table-cell office:value-type="float" office:value="435" calcext:value-type="float">
            <text:p>43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lemastine</text:p>
          </table:table-cell>
          <table:table-cell office:value-type="float" office:value="448" calcext:value-type="float">
            <text:p>448</text:p>
          </table:table-cell>
          <table:table-cell office:value-type="float" office:value="436" calcext:value-type="float">
            <text:p>436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lotrimazole</text:p>
          </table:table-cell>
          <table:table-cell office:value-type="float" office:value="463" calcext:value-type="float">
            <text:p>463</text:p>
          </table:table-cell>
          <table:table-cell office:value-type="float" office:value="451" calcext:value-type="float">
            <text:p>45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olecalciferol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olecalciferol + Retinol</text:p>
          </table:table-cell>
          <table:table-cell office:value-type="float" office:value="2723" calcext:value-type="float">
            <text:p>2723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Co-trimoxazole</text:p>
          </table:table-cell>
          <table:table-cell office:value-type="float" office:value="807" calcext:value-type="float">
            <text:p>807</text:p>
          </table:table-cell>
          <table:table-cell office:value-type="float" office:value="795" calcext:value-type="float">
            <text:p>79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Cromoglicate disodium</text:p>
          </table:table-cell>
          <table:table-cell office:value-type="float" office:value="469" calcext:value-type="float">
            <text:p>469</text:p>
          </table:table-cell>
          <table:table-cell office:value-type="float" office:value="457" calcext:value-type="float">
            <text:p>45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Desloratadine</text:p>
          </table:table-cell>
          <table:table-cell office:value-type="float" office:value="3973" calcext:value-type="float">
            <text:p>3973</text:p>
          </table:table-cell>
          <table:table-cell office:value-type="float" office:value="1424" calcext:value-type="float">
            <text:p>1424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Desogestrel</text:p>
          </table:table-cell>
          <table:table-cell office:value-type="float" office:value="2283" calcext:value-type="float">
            <text:p>2283</text:p>
          </table:table-cell>
          <table:table-cell office:value-type="float" office:value="1558" calcext:value-type="float">
            <text:p>155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Dexamethasone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Dexamethasone + Neomycin + Polymyxin B</text:p>
          </table:table-cell>
          <table:table-cell office:value-type="float" office:value="3031" calcext:value-type="float">
            <text:p>3031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examethasone + Tobramycin</text:p>
          </table:table-cell>
          <table:table-cell office:value-type="float" office:value="4175" calcext:value-type="float">
            <text:p>4175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expanthenol + Xylometazoline hydrochloride</text:p>
          </table:table-cell>
          <table:table-cell office:value-type="float" office:value="4806" calcext:value-type="float">
            <text:p>4806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Diazepam</text:p>
          </table:table-cell>
          <table:table-cell office:value-type="float" office:value="217" calcext:value-type="float">
            <text:p>217</text:p>
          </table:table-cell>
          <table:table-cell office:value-type="float" office:value="205" calcext:value-type="float">
            <text:p>20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Diclofenac sodium</text:p>
          </table:table-cell>
          <table:table-cell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Digoxin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Dimetindene maleate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Dorzolamide</text:p>
          </table:table-cell>
          <table:table-cell office:value-type="float" office:value="251" calcext:value-type="float">
            <text:p>251</text:p>
          </table:table-cell>
          <table:table-cell office:value-type="float" office:value="239" calcext:value-type="float">
            <text:p>23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Dorzolamide + Timolol </text:p>
          </table:table-cell>
          <table:table-cell office:value-type="float" office:value="3392" calcext:value-type="float">
            <text:p>3392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oxazosin</text:p>
          </table:table-cell>
          <table:table-cell office:value-type="float" office:value="245" calcext:value-type="float">
            <text:p>245</text:p>
          </table:table-cell>
          <table:table-cell office:value-type="float" office:value="233" calcext:value-type="float">
            <text:p>23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Drotaverine hydrochloride</text:p>
          </table:table-cell>
          <table:table-cell office:value-type="float" office:value="253" calcext:value-type="float">
            <text:p>253</text:p>
          </table:table-cell>
          <table:table-cell office:value-type="float" office:value="241" calcext:value-type="float">
            <text:p>24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nalapril maleate</text:p>
          </table:table-cell>
          <table:table-cell office:value-type="float" office:value="259" calcext:value-type="float">
            <text:p>259</text:p>
          </table:table-cell>
          <table:table-cell office:value-type="float" office:value="247" calcext:value-type="float">
            <text:p>24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phedrine hydrochloride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pinephrine</text:p>
          </table:table-cell>
          <table:table-cell office:value-type="float" office:value="261" calcext:value-type="float">
            <text:p>261</text:p>
          </table:table-cell>
          <table:table-cell office:value-type="float" office:value="249" calcext:value-type="float">
            <text:p>24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plerenone</text:p>
          </table:table-cell>
          <table:table-cell office:value-type="float" office:value="4541" calcext:value-type="float">
            <text:p>4541</text:p>
          </table:table-cell>
          <table:table-cell office:value-type="float" office:value="6967" calcext:value-type="float">
            <text:p>696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scitalopram</text:p>
          </table:table-cell>
          <table:table-cell office:value-type="float" office:value="4375" calcext:value-type="float">
            <text:p>4375</text:p>
          </table:table-cell>
          <table:table-cell office:value-type="float" office:value="1792" calcext:value-type="float">
            <text:p>179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someprazole</text:p>
          </table:table-cell>
          <table:table-cell office:value-type="float" office:value="4247" calcext:value-type="float">
            <text:p>4247</text:p>
          </table:table-cell>
          <table:table-cell office:value-type="float" office:value="1577" calcext:value-type="float">
            <text:p>157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thinylestradiol + Drospirenone</text:p>
          </table:table-cell>
          <table:table-cell office:value-type="float" office:value="4452" calcext:value-type="float">
            <text:p>4452</text:p>
          </table:table-cell>
          <table:table-cell office:value-type="float" office:value="3683" calcext:value-type="float">
            <text:p>368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thinylestradiol + Levonorgestrel</text:p>
          </table:table-cell>
          <table:table-cell office:value-type="float" office:value="3088" calcext:value-type="float">
            <text:p>3088</text:p>
          </table:table-cell>
          <table:table-cell office:value-type="float" office:value="276" calcext:value-type="float">
            <text:p>276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Etonogestrel + Ethinylestradiol</text:p>
          </table:table-cell>
          <table:table-cell office:value-type="float" office:value="4606" calcext:value-type="float">
            <text:p>4606</text:p>
          </table:table-cell>
          <table:table-cell office:value-type="float" office:value="6970" calcext:value-type="float">
            <text:p>697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Famotidine</text:p>
          </table:table-cell>
          <table:table-cell office:value-type="float" office:value="295" calcext:value-type="float">
            <text:p>295</text:p>
          </table:table-cell>
          <table:table-cell office:value-type="float" office:value="283" calcext:value-type="float">
            <text:p>28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Fenspiride hydrochloride</text:p>
          </table:table-cell>
          <table:table-cell office:value-type="float" office:value="304" calcext:value-type="float">
            <text:p>304</text:p>
          </table:table-cell>
          <table:table-cell office:value-type="float" office:value="292" calcext:value-type="float">
            <text:p>29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Fexofenadine hydrochloride</text:p>
          </table:table-cell>
          <table:table-cell office:value-type="float" office:value="941" calcext:value-type="float">
            <text:p>941</text:p>
          </table:table-cell>
          <table:table-cell office:value-type="float" office:value="890" calcext:value-type="float">
            <text:p>89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Fluconazole</text:p>
          </table:table-cell>
          <table:table-cell office:value-type="float" office:value="319" calcext:value-type="float">
            <text:p>319</text:p>
          </table:table-cell>
          <table:table-cell office:value-type="float" office:value="307" calcext:value-type="float">
            <text:p>30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Fluoxetine</text:p>
          </table:table-cell>
          <table:table-cell office:value-type="float" office:value="326" calcext:value-type="float">
            <text:p>326</text:p>
          </table:table-cell>
          <table:table-cell office:value-type="float" office:value="314" calcext:value-type="float">
            <text:p>314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Fluticasone + Salmeterol</text:p>
          </table:table-cell>
          <table:table-cell office:value-type="float" office:value="3602" calcext:value-type="float">
            <text:p>3602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Formoterol</text:p>
          </table:table-cell>
          <table:table-cell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Furosemide</text:p>
          </table:table-cell>
          <table:table-cell office:value-type="float" office:value="343" calcext:value-type="float">
            <text:p>343</text:p>
          </table:table-cell>
          <table:table-cell office:value-type="float" office:value="331" calcext:value-type="float">
            <text:p>33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Gentamicin sulphate</text:p>
          </table:table-cell>
          <table:table-cell office:value-type="float" office:value="350" calcext:value-type="float">
            <text:p>350</text:p>
          </table:table-cell>
          <table:table-cell office:value-type="float" office:value="338" calcext:value-type="float">
            <text:p>33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Glimepiride</text:p>
          </table:table-cell>
          <table:table-cell office:value-type="float" office:value="356" calcext:value-type="float">
            <text:p>356</text:p>
          </table:table-cell>
          <table:table-cell office:value-type="float" office:value="344" calcext:value-type="float">
            <text:p>344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Glyceryl trinitrate</text:p>
          </table:table-cell>
          <table:table-cell office:value-type="float" office:value="613" calcext:value-type="float">
            <text:p>613</text:p>
          </table:table-cell>
          <table:table-cell office:value-type="float" office:value="601" calcext:value-type="float">
            <text:p>60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Haloperidol</text:p>
          </table:table-cell>
          <table:table-cell office:value-type="float" office:value="369" calcext:value-type="float">
            <text:p>369</text:p>
          </table:table-cell>
          <table:table-cell office:value-type="float" office:value="357" calcext:value-type="float">
            <text:p>35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Hedera helicis extract</text:p>
          </table:table-cell>
          <table:table-cell office:value-type="float" office:value="3520" calcext:value-type="float">
            <text:p>3520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Heparin sodium</text:p>
          </table:table-cell>
          <table:table-cell office:value-type="float" office:value="371" calcext:value-type="float">
            <text:p>371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Ibandronic acid</text:p>
          </table:table-cell>
          <table:table-cell office:value-type="float" office:value="3940" calcext:value-type="float">
            <text:p>3940</text:p>
          </table:table-cell>
          <table:table-cell office:value-type="float" office:value="3663" calcext:value-type="float">
            <text:p>3663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Ibuprofen</text:p>
          </table:table-cell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Ibuprofen + Paracetamol</text:p>
          </table:table-cell>
          <table:table-cell office:value-type="float" office:value="4568" calcext:value-type="float">
            <text:p>4568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buprofen + Pseudoephedrine hydrochloride</text:p>
          </table:table-cell>
          <table:table-cell office:value-type="float" office:value="3177" calcext:value-type="float">
            <text:p>3177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ndapamide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Ipratropium bromide</text:p>
          </table:table-cell>
          <table:table-cell office:value-type="float" office:value="417" calcext:value-type="float">
            <text:p>417</text:p>
          </table:table-cell>
          <table:table-cell office:value-type="float" office:value="405" calcext:value-type="float">
            <text:p>40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Itraconazole</text:p>
          </table:table-cell>
          <table:table-cell office:value-type="float" office:value="422" calcext:value-type="float">
            <text:p>422</text:p>
          </table:table-cell>
          <table:table-cell office:value-type="float" office:value="410" calcext:value-type="float">
            <text:p>41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Ketoprofen</text:p>
          </table:table-cell>
          <table:table-cell office:value-type="float" office:value="444" calcext:value-type="float">
            <text:p>444</text:p>
          </table:table-cell>
          <table:table-cell office:value-type="float" office:value="432" calcext:value-type="float">
            <text:p>43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Ketotifen</text:p>
          </table:table-cell>
          <table:table-cell office:value-type="float" office:value="445" calcext:value-type="float">
            <text:p>445</text:p>
          </table:table-cell>
          <table:table-cell office:value-type="float" office:value="433" calcext:value-type="float">
            <text:p>43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Latanoprost</text:p>
          </table:table-cell>
          <table:table-cell office:value-type="float" office:value="1054" calcext:value-type="float">
            <text:p>1054</text:p>
          </table:table-cell>
          <table:table-cell office:value-type="float" office:value="1020" calcext:value-type="float">
            <text:p>102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Latanoprost + Timolol </text:p>
          </table:table-cell>
          <table:table-cell office:value-type="float" office:value="4436" calcext:value-type="float">
            <text:p>4436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Lidocaine hydrochloride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Linezolid</text:p>
          </table:table-cell>
          <table:table-cell office:value-type="float" office:value="4063" calcext:value-type="float">
            <text:p>4063</text:p>
          </table:table-cell>
          <table:table-cell office:value-type="float" office:value="1429" calcext:value-type="float">
            <text:p>142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Loperamide hydrochloride</text:p>
          </table:table-cell>
          <table:table-cell office:value-type="float" office:value="519" calcext:value-type="float">
            <text:p>519</text:p>
          </table:table-cell>
          <table:table-cell office:value-type="float" office:value="507" calcext:value-type="float">
            <text:p>50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Lovastatin</text:p>
          </table:table-cell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agnesium sulphate</text:p>
          </table:table-cell>
          <table:table-cell office:value-type="float" office:value="1742" calcext:value-type="float">
            <text:p>1742</text:p>
          </table:table-cell>
          <table:table-cell office:value-type="float" office:value="1173" calcext:value-type="float">
            <text:p>117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eloxicam</text:p>
          </table:table-cell>
          <table:table-cell office:value-type="float" office:value="538" calcext:value-type="float">
            <text:p>538</text:p>
          </table:table-cell>
          <table:table-cell office:value-type="float" office:value="526" calcext:value-type="float">
            <text:p>526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emantine hydrochloride</text:p>
          </table:table-cell>
          <table:table-cell office:value-type="float" office:value="1759" calcext:value-type="float">
            <text:p>1759</text:p>
          </table:table-cell>
          <table:table-cell office:value-type="float" office:value="1787" calcext:value-type="float">
            <text:p>178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etamizole sodium</text:p>
          </table:table-cell>
          <table:table-cell office:value-type="float" office:value="548" calcext:value-type="float">
            <text:p>548</text:p>
          </table:table-cell>
          <table:table-cell office:value-type="float" office:value="536" calcext:value-type="float">
            <text:p>536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etformin hydrochloride</text:p>
          </table:table-cell>
          <table:table-cell office:value-type="float" office:value="550" calcext:value-type="float">
            <text:p>550</text:p>
          </table:table-cell>
          <table:table-cell office:value-type="float" office:value="538" calcext:value-type="float">
            <text:p>53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etoprolol</text:p>
          </table:table-cell>
          <table:table-cell table:number-columns-repeated="2" office:value-type="float" office:value="4647" calcext:value-type="float">
            <text:p>464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etoprolol succinate</text:p>
          </table:table-cell>
          <table:table-cell office:value-type="float" office:value="4648" calcext:value-type="float">
            <text:p>4648</text:p>
          </table:table-cell>
          <table:table-cell office:value-type="float" office:value="543" calcext:value-type="float">
            <text:p>543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etronidazole</text:p>
          </table:table-cell>
          <table:table-cell office:value-type="float" office:value="557" calcext:value-type="float">
            <text:p>557</text:p>
          </table:table-cell>
          <table:table-cell office:value-type="float" office:value="545" calcext:value-type="float">
            <text:p>54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ometasone furoate</text:p>
          </table:table-cell>
          <table:table-cell office:value-type="float" office:value="4146" calcext:value-type="float">
            <text:p>4146</text:p>
          </table:table-cell>
          <table:table-cell office:value-type="float" office:value="567" calcext:value-type="float">
            <text:p>56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ontelukast</text:p>
          </table:table-cell>
          <table:table-cell office:value-type="float" office:value="580" calcext:value-type="float">
            <text:p>580</text:p>
          </table:table-cell>
          <table:table-cell office:value-type="float" office:value="568" calcext:value-type="float">
            <text:p>56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Moxifloxacin</text:p>
          </table:table-cell>
          <table:table-cell office:value-type="float" office:value="990" calcext:value-type="float">
            <text:p>990</text:p>
          </table:table-cell>
          <table:table-cell office:value-type="float" office:value="952" calcext:value-type="float">
            <text:p>95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Nebivolol</text:p>
          </table:table-cell>
          <table:table-cell office:value-type="float" office:value="994" calcext:value-type="float">
            <text:p>994</text:p>
          </table:table-cell>
          <table:table-cell office:value-type="float" office:value="957" calcext:value-type="float">
            <text:p>95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Ofloxacin</text:p>
          </table:table-cell>
          <table:table-cell office:value-type="float" office:value="620" calcext:value-type="float">
            <text:p>620</text:p>
          </table:table-cell>
          <table:table-cell office:value-type="float" office:value="608" calcext:value-type="float">
            <text:p>60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Olanzapine</text:p>
          </table:table-cell>
          <table:table-cell office:value-type="float" office:value="630" calcext:value-type="float">
            <text:p>630</text:p>
          </table:table-cell>
          <table:table-cell office:value-type="float" office:value="618" calcext:value-type="float">
            <text:p>61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Omeprazole</text:p>
          </table:table-cell>
          <table:table-cell office:value-type="float" office:value="631" calcext:value-type="float">
            <text:p>631</text:p>
          </table:table-cell>
          <table:table-cell office:value-type="float" office:value="619" calcext:value-type="float">
            <text:p>61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Opipramol</text:p>
          </table:table-cell>
          <table:table-cell office:value-type="float" office:value="633" calcext:value-type="float">
            <text:p>633</text:p>
          </table:table-cell>
          <table:table-cell office:value-type="float" office:value="621" calcext:value-type="float">
            <text:p>62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Oxymetazoline hydrochloride</text:p>
          </table:table-cell>
          <table:table-cell office:value-type="float" office:value="627" calcext:value-type="float">
            <text:p>627</text:p>
          </table:table-cell>
          <table:table-cell office:value-type="float" office:value="615" calcext:value-type="float">
            <text:p>61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ancreatin</text:p>
          </table:table-cell>
          <table:table-cell office:value-type="float" office:value="639" calcext:value-type="float">
            <text:p>639</text:p>
          </table:table-cell>
          <table:table-cell office:value-type="float" office:value="627" calcext:value-type="float">
            <text:p>62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antoprazole</text:p>
          </table:table-cell>
          <table:table-cell office:value-type="float" office:value="641" calcext:value-type="float">
            <text:p>641</text:p>
          </table:table-cell>
          <table:table-cell office:value-type="float" office:value="629" calcext:value-type="float">
            <text:p>62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entoxifylline</text:p>
          </table:table-cell>
          <table:table-cell office:value-type="float" office:value="652" calcext:value-type="float">
            <text:p>652</text:p>
          </table:table-cell>
          <table:table-cell office:value-type="float" office:value="640" calcext:value-type="float">
            <text:p>64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iracetam</text:p>
          </table:table-cell>
          <table:table-cell office:value-type="float" office:value="664" calcext:value-type="float">
            <text:p>664</text:p>
          </table:table-cell>
          <table:table-cell office:value-type="float" office:value="652" calcext:value-type="float">
            <text:p>65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ropafenone hydrochloride</text:p>
          </table:table-cell>
          <table:table-cell office:value-type="float" office:value="691" calcext:value-type="float">
            <text:p>691</text:p>
          </table:table-cell>
          <table:table-cell office:value-type="float" office:value="679" calcext:value-type="float">
            <text:p>67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ropranolol hydrochloride</text:p>
          </table:table-cell>
          <table:table-cell office:value-type="float" office:value="693" calcext:value-type="float">
            <text:p>693</text:p>
          </table:table-cell>
          <table:table-cell office:value-type="float" office:value="681" calcext:value-type="float">
            <text:p>68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Quetiapine</text:p>
          </table:table-cell>
          <table:table-cell office:value-type="float" office:value="1051" calcext:value-type="float">
            <text:p>1051</text:p>
          </table:table-cell>
          <table:table-cell office:value-type="float" office:value="1017" calcext:value-type="float">
            <text:p>101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Ramipril</text:p>
          </table:table-cell>
          <table:table-cell office:value-type="float" office:value="1064" calcext:value-type="float">
            <text:p>1064</text:p>
          </table:table-cell>
          <table:table-cell office:value-type="float" office:value="1030" calcext:value-type="float">
            <text:p>103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Ranitidine</text:p>
          </table:table-cell>
          <table:table-cell office:value-type="float" office:value="701" calcext:value-type="float">
            <text:p>701</text:p>
          </table:table-cell>
          <table:table-cell office:value-type="float" office:value="689" calcext:value-type="float">
            <text:p>68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Rasagiline</text:p>
          </table:table-cell>
          <table:table-cell office:value-type="float" office:value="4495" calcext:value-type="float">
            <text:p>4495</text:p>
          </table:table-cell>
          <table:table-cell office:value-type="float" office:value="3679" calcext:value-type="float">
            <text:p>3679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Retinol</text:p>
          </table:table-cell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Retinol + Tocopherol</text:p>
          </table:table-cell>
          <table:table-cell office:value-type="float" office:value="3256" calcext:value-type="float">
            <text:p>3256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isperidone</text:p>
          </table:table-cell>
          <table:table-cell office:value-type="float" office:value="709" calcext:value-type="float">
            <text:p>709</text:p>
          </table:table-cell>
          <table:table-cell office:value-type="float" office:value="697" calcext:value-type="float">
            <text:p>697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Ropinirole</text:p>
          </table:table-cell>
          <table:table-cell office:value-type="float" office:value="1041" calcext:value-type="float">
            <text:p>1041</text:p>
          </table:table-cell>
          <table:table-cell office:value-type="float" office:value="1006" calcext:value-type="float">
            <text:p>1006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Rosuvastatin</text:p>
          </table:table-cell>
          <table:table-cell office:value-type="float" office:value="4700" calcext:value-type="float">
            <text:p>4700</text:p>
          </table:table-cell>
          <table:table-cell office:value-type="float" office:value="7934" calcext:value-type="float">
            <text:p>7934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Salbutamol</text:p>
          </table:table-cell>
          <table:table-cell office:value-type="float" office:value="711" calcext:value-type="float">
            <text:p>711</text:p>
          </table:table-cell>
          <table:table-cell office:value-type="float" office:value="699" calcext:value-type="float">
            <text:p>69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elegiline hydrochloride</text:p>
          </table:table-cell>
          <table:table-cell office:value-type="float" office:value="716" calcext:value-type="float">
            <text:p>716</text:p>
          </table:table-cell>
          <table:table-cell office:value-type="float" office:value="704" calcext:value-type="float">
            <text:p>704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ertraline</text:p>
          </table:table-cell>
          <table:table-cell office:value-type="float" office:value="718" calcext:value-type="float">
            <text:p>718</text:p>
          </table:table-cell>
          <table:table-cell office:value-type="float" office:value="706" calcext:value-type="float">
            <text:p>706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ildenafil</text:p>
          </table:table-cell>
          <table:table-cell office:value-type="float" office:value="721" calcext:value-type="float">
            <text:p>721</text:p>
          </table:table-cell>
          <table:table-cell office:value-type="float" office:value="709" calcext:value-type="float">
            <text:p>70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imvastatin</text:p>
          </table:table-cell>
          <table:table-cell office:value-type="float" office:value="722" calcext:value-type="float">
            <text:p>722</text:p>
          </table:table-cell>
          <table:table-cell office:value-type="float" office:value="710" calcext:value-type="float">
            <text:p>71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odium chloride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Sumatriptan</text:p>
          </table:table-cell>
          <table:table-cell office:value-type="float" office:value="743" calcext:value-type="float">
            <text:p>743</text:p>
          </table:table-cell>
          <table:table-cell office:value-type="float" office:value="731" calcext:value-type="float">
            <text:p>731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Telmisartan</text:p>
          </table:table-cell>
          <table:table-cell office:value-type="float" office:value="1033" calcext:value-type="float">
            <text:p>1033</text:p>
          </table:table-cell>
          <table:table-cell office:value-type="float" office:value="998" calcext:value-type="float">
            <text:p>99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Telmisartan + Hydrochlorothiazide</text:p>
          </table:table-cell>
          <table:table-cell office:value-type="float" office:value="4376" calcext:value-type="float">
            <text:p>4376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Tetryzoline</text:p>
          </table:table-cell>
          <table:table-cell office:value-type="float" office:value="777" calcext:value-type="float">
            <text:p>777</text:p>
          </table:table-cell>
          <table:table-cell office:value-type="float" office:value="765" calcext:value-type="float">
            <text:p>76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Tianeptine sodium</text:p>
          </table:table-cell>
          <table:table-cell office:value-type="float" office:value="781" calcext:value-type="float">
            <text:p>781</text:p>
          </table:table-cell>
          <table:table-cell office:value-type="float" office:value="769" calcext:value-type="float">
            <text:p>76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Timolol</text:p>
          </table:table-cell>
          <table:table-cell office:value-type="float" office:value="820" calcext:value-type="float">
            <text:p>820</text:p>
          </table:table-cell>
          <table:table-cell office:value-type="float" office:value="808" calcext:value-type="float">
            <text:p>80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Tobramycin</text:p>
          </table:table-cell>
          <table:table-cell office:value-type="float" office:value="790" calcext:value-type="float">
            <text:p>790</text:p>
          </table:table-cell>
          <table:table-cell office:value-type="float" office:value="778" calcext:value-type="float">
            <text:p>77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Tocopherol</text:p>
          </table:table-cell>
          <table:table-cell office:value-type="float" office:value="792" calcext:value-type="float">
            <text:p>792</text:p>
          </table:table-cell>
          <table:table-cell office:value-type="float" office:value="780" calcext:value-type="float">
            <text:p>78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Torasemide</text:p>
          </table:table-cell>
          <table:table-cell office:value-type="float" office:value="1038" calcext:value-type="float">
            <text:p>1038</text:p>
          </table:table-cell>
          <table:table-cell office:value-type="float" office:value="1003" calcext:value-type="float">
            <text:p>1003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Tramadol</text:p>
          </table:table-cell>
          <table:table-cell office:value-type="float" office:value="4905" calcext:value-type="float">
            <text:p>4905</text:p>
          </table:table-cell>
          <table:table-cell office:value-type="float" office:value="785" calcext:value-type="float">
            <text:p>785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Tramadol + Paracetamol</text:p>
          </table:table-cell>
          <table:table-cell office:value-type="float" office:value="4437" calcext:value-type="float">
            <text:p>4437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Tranexamic acid</text:p>
          </table:table-cell>
          <table:table-cell office:value-type="float" office:value="491" calcext:value-type="float">
            <text:p>491</text:p>
          </table:table-cell>
          <table:table-cell office:value-type="float" office:value="479" calcext:value-type="float">
            <text:p>47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Trimebutine</text:p>
          </table:table-cell>
          <table:table-cell office:value-type="float" office:value="814" calcext:value-type="float">
            <text:p>814</text:p>
          </table:table-cell>
          <table:table-cell office:value-type="float" office:value="802" calcext:value-type="float">
            <text:p>80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Trimethoprim</text:p>
          </table:table-cell>
          <table:table-cell office:value-type="float" office:value="806" calcext:value-type="float">
            <text:p>806</text:p>
          </table:table-cell>
          <table:table-cell office:value-type="float" office:value="794" calcext:value-type="float">
            <text:p>794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Valsartan</text:p>
          </table:table-cell>
          <table:table-cell office:value-type="float" office:value="830" calcext:value-type="float">
            <text:p>830</text:p>
          </table:table-cell>
          <table:table-cell office:value-type="float" office:value="818" calcext:value-type="float">
            <text:p>818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Valsartan + Hydrochlorothiazide</text:p>
          </table:table-cell>
          <table:table-cell office:value-type="float" office:value="3382" calcext:value-type="float">
            <text:p>3382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enlafaxine</text:p>
          </table:table-cell>
          <table:table-cell office:value-type="float" office:value="836" calcext:value-type="float">
            <text:p>836</text:p>
          </table:table-cell>
          <table:table-cell office:value-type="float" office:value="824" calcext:value-type="float">
            <text:p>824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Verapamil hydrochloride</text:p>
          </table:table-cell>
          <table:table-cell office:value-type="float" office:value="837" calcext:value-type="float">
            <text:p>837</text:p>
          </table:table-cell>
          <table:table-cell office:value-type="float" office:value="825" calcext:value-type="float">
            <text:p>825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Vitamin B-complex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Voriconazole</text:p>
          </table:table-cell>
          <table:table-cell office:value-type="float" office:value="4318" calcext:value-type="float">
            <text:p>4318</text:p>
          </table:table-cell>
          <table:table-cell office:value-type="float" office:value="1712" calcext:value-type="float">
            <text:p>1712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Xylometazoline hydrochloride</text:p>
          </table:table-cell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Zolpidem tartrate</text:p>
          </table:table-cell>
          <table:table-cell office:value-type="float" office:value="854" calcext:value-type="float">
            <text:p>854</text:p>
          </table:table-cell>
          <table:table-cell office:value-type="float" office:value="842" calcext:value-type="float">
            <text:p>842</text:p>
          </table:table-cell>
          <table:table-cell table:number-columns-repeated="253"/>
        </table:table-row>
        <table:table-row table:style-name="ro3" table:number-rows-repeated="10484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EK KONKURENCJI" table:style-name="ta3" table:print="false">
        <office:forms form:automatic-focus="false" form:apply-design-mode="false"/>
        <table:table-column table:style-name="co8" table:default-cell-style-name="Excel_20_Built-in_20_Normal"/>
        <table:table-column table:style-name="co3" table:number-columns-repeated="1023" table:default-cell-style-name="Excel_20_Built-in_20_Normal"/>
        <table:table-row table:style-name="ro3">
          <table:table-cell office:value-type="string" calcext:value-type="string">
            <text:p>Sintro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bre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ces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pt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ka-Seltze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if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ir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irin® 3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irin® Card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irin® Eff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irin® 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irin® Ultra F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stpir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rdiopir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ncopirin Cardio 8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rypostop Contr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card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ipas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loc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fic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yramidon f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psarin 32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irin® 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irin® C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psarin 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tyGryp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control Sympt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cedrin MigraSto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ciclovir Ziaj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ovir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scov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scovir® Contr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scovir LIPO®EL 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scovir 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rpe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rol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ru-PO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vira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virax® Intens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dronic Acid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ndran 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ndro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ndroLEK 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ndronate Arro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ndronat-ratiopharm® 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ndronat Aurobin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ndronat Bluefi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samax® 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stenil® 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stolek 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kostin 7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dr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ikacin B.Brau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oclan B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oksiklav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oksiklav®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oksiklav® Quickta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oksiklav®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yl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ugment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ugmentin® 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ugmentin®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ugmentin®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-amoxiclav Bluefi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cid® 10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cid® 312; -62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mocla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cu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roment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qua Pro Injectione K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oda do wstrzykiwa® Baxt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bilify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bilify® Mainte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ra-swif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cog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pile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piprazole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piprazole Mylan 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piprazole Neuro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piprazole +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piprazole Pharmath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piprazole Sando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piprazole STAD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piprazole SymPh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piprazole Zenti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ps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ypiprazol Glenmar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yzale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yzalera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dut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plem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plemed Rap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milv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eheftar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corge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corvit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b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bion Multi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uvit 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utinoscorbin Witamina C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-GEM® 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a C Synte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C-Herbapol Wroc®a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C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C Teva 100; -2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itamina C monovit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-Ator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oris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orva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orvano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orvastatinum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orvastatin Bluefi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orvastatin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orvastatin Vita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orv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ract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rox 10; -20; -40; -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ip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rat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vistaty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mbrin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rus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harmastat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rtis® 5; -10; -20; -40; -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ator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orvas C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rvacard® 10; -20; -40; 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rvalip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ulip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redan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avito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llap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oresal® Intrathec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histe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tahistine dihydrochloride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tahistinum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tanil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taserc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taserc OD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taserc®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isti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visti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at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rh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rtisan 2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rti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stibo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enosti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toptic® S; -0,5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calutamida Pentaf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calutamida Tecnime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calutamide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calutamide Apot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calutamide K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calutamide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calutano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cast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nabi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sode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maro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matoprost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umig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eprov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phag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prol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rimo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rymo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uxf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rva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culobr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zo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rinzolamide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rinzolamide Sando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egami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egamina Bab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DS 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delin Novolizer 2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denofalk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derh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desonide Easyhaler (Neplit® Easyhaler®) 100; - 200; -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dezonid LEK-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dia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dixon Ne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rtimentMM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ntocor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flonide Breezhal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bbu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lmicor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lmicort® Turbuhale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lmicort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hinocor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busp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fen® Nas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prenorfina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prenorphine Alkalo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lody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tec® 35 ®g/h; -52,5 ®g/h; -70 ®g/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nlepsin; -200 retard; -400 Ret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urotop® Ret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gretol®; -CR 200; -CR 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monil® retard 3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ram® 6,25 mg; -12,5 mg; -25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rvedigamma 6,25 mg; -12,5 mg; -25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rvedilol-ratiopharm® 6,25; -12,5; -2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rvedilolum 123ratio 6,25 mg; -12,5 mg; -25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rvedilol Or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rvetre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ryo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latrend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ypot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trend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vaco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fazolin MIP 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fazolin Sando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rfazol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ftriaxon-MIP i.v. 2 g; -i.v./i.m. 1 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ftriaxon K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ndac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rtriaks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rok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f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furoxim-MIP 750 mg; -150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furoxim K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uroce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rsi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orimax 250; 500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orimax® 500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inacef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innat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furoxime Aurobin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furoxime - ratioph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furoximum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roxi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vocef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cefu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orimax® 250; -5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mur 250; -5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inna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inox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catarick Allerg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rmed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rzin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erti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ertil Bio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tAlerg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tAlergin T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tigr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tirizine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tri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tiz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yrtec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yrtec® UC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enacti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opir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clol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lina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raf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scofung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iepr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nnarizinum Aflof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nnarizinum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trax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lox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phin® 250; -5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prinol 250; -5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probay® 250; -5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profloxacin K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propo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xacin 1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xacin 250; -5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romilid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romilid® 250; -500; -U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laba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labax® 125 mg/5 ml; -250 mg/5 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labax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lacid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lacid® U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larm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kokla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koklar forte®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koklar® mite; -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cla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emastinum Aflof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emastinum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otrimazolum Aflof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otrimazolum G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otrimazolum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otrimazolum Ziaj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ungota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INEintima ClotriAct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az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krist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uvit D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lder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ganto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gantoletten® 500; -10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A 2000 + D3 400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ctrim®; -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septol® 480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eoptic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ergo-COMOD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ergocro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omoHEXA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omoso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usicrom® 4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vidr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eri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rd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ric® Desl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eric® Deslo Act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zomy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arder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sselt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hist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loriss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slody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sloratadine Actav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sloratadine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sloratadine Myl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sloratadine +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sloratadyna Apot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yn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ynid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yni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oldes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itax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itaxa f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itaxa Fast juni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ovest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ovesto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boratoria Polfa®®d®® ALERGO 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ylod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prodesl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d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sl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zali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razette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siret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ssette mo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amil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me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vul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cula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onet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xafree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xamethasone Krk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xapolcor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oford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bi-Dexamethas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xitro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brade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sic; -Kid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ptanazal dla doros®ych; -dla dzie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azepam Desit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oreliu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laniu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ac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ac® 150 Duo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ac® 50; -100; -75 Duo; -150 Du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ac® LipoG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oaba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oberl® 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oberl® ret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oDu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ofenacum Fast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ofenac 50; -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oratio g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oratio retard 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ore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oreum; -ret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cloziaj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klofenak Omega 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ky 4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elogel Ne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ector Tissug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tam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clof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klof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klofen® Du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klofen® TO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fen® 25; -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fen® 50; -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fen® ®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fen Pa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fen® SR 75; -SR 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fen® U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ra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ltar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ltaren Emulgel 1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ltaren® 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ltaren®; -SR 75; -SR 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goxin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enisti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lo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rzo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rzolamide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rzolamid STAD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rzolamid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rzostil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ropz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ftid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zal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usop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sop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lopt Pl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rzolamide + Timolol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ti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zopres Com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ropzol 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uoko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ftidori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za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dad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-Doxan 1; -2; -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rdur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rdura® X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xa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xaLE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xalo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xanor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x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xar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xor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z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amir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amiren® X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xon® 1; -2; -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rotafem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rotafemme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losp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-SP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-SPA® AMPU®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-SPA® Comfo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-SPA®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-SPA® 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pastyna 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nalapril® 5; -10 ; -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nalapril Vitabala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frinol 1%; -2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rop prawo®lazowy z®o®ony GEM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ussipec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piPen J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piPen Seni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leve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plenoc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spr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lid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np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cipr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Escitaxin O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tesd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prile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lice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licea Q-Ta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scipr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scitalopram 1A 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scitalopram Actav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scitalopram Bluefi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scitalopram Pfiz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scitalopram PharmaSwis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scitalopram Zdrov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scitas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scit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nux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xapro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zar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zarin Swif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xpr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o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al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amat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amo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vand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rven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escit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ane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scid Contr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lid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xiu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fluxe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omezu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xib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lepr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ubte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ia Cont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ia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eodet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eonit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leosens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ylet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rosfem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rosfemine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rosfemine min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stina 21; -21+7; -24+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stina Forte 21; -21+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s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sinell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sipl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dian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yw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ay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aya Pl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dretel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eni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renell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Yasm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Yasminelle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Yaz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veret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vom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crogynon® 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gevido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gevidon®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ediril 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inordiol 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iquila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rcl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inoring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vaRing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midy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Quamate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lfam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lof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uref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urespa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enspog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ulne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eg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exof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fast® 1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fluc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conaz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conazole Aurobin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conazole B.Braun 2 mg/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conazole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conazole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conazole K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conazole Polfarm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conazole Redibag 2 mg/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cort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konaz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konazol Actav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myco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ycosys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dep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oxet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prexet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oksetyna EG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oxetine Vitabala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uxem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roni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erivio Spiro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irexar Spiro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irFluSal Forspi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boter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lm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retide® 50; -125; -2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retide® Dysk 100; -250; -5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imo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adi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am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astm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moterol® Easyhale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xis® Turbuhale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firo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mex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urosemide K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urosemidum Polfarm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ramyc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ntamicin B. Brau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ntamicin Krk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aryl® 1; -2; -3; -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varo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ar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lidiam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limeHEXAL 1; -2; -3; -4; -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limepiride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limepiride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limor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litopr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mida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glic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itrocard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itroderm® TTS 5; -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itromin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ctogesic 0,4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aloperidol Un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deli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derasa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dero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duss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rbion na kaszel mokr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iniHeli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sp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tiven Activ G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parin-Hasco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parizen 10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oton 10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onefurb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onviv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ndronat Apot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ndronic Acid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ndronic acid Alvo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ndronic Acid Myl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ndronic acid Sando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ndronic acid Stad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ndronic Acid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ndronic Acid Teva 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kamet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fo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codr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sagra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ssi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sto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Quodix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olin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ruf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rufen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feni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LGI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lg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lgin bab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lgin F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algin Max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max 200; -400; -Forte 60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m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m Forte Minica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ar; -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fen-P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fen AF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fen Aflof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fen Forte DO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fen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fen LG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fen Polfarm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fen Teva; -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m® 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m® Max Spri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m® R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m® Spo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m® Sprint Ca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rap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fen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fenin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idof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G dla dzie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G; -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 dla dzie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 dla dzieci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 dla dzieci Juni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 Express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 Express Forte rozpuszczal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 na b®l plec®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 Ult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 Ultra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diprof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idofen Du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 Ulti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catar® Zato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m Gri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m Zato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buprom® Zato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fex Zato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boratoria Polfa®®d® ZATO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daf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dafen® Gri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rofen® Zato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hinaf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dafed® Ext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uresin®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d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dapamide Krk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dapamide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dapamide SR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dapamide SR Mercaph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dapamidum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dap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dix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pres long 1,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vipam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pam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wel®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apamid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rtensif®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roven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rovent® 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eri-Neb Ipratropin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pozu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traconazole-Premier Reser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tra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tr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trok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unga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-Profenid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onal® Du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onal®; -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onal® Lek 2,5% ®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oprofen-S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oprofenum Fast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oprofen LG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oprofen Ziaj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ores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ospray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pokan-ket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fenid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otifen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ba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dit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kist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talu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tanoprost Arro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tanoprost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tanoprost STAD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opro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lpro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zapro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zaprost Mo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vio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alapro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alat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ta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tanoprost + Timolol STAD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lprost Pl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lapr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mlat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mpro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alaco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obod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docaine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docaine Grindek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gnocainum Jelf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gnocain 2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gn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chis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ozil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nezolid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nezolid Adam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nezolid Sando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yvox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ssent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odi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odium Insta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pacu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p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oper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pro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vast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gnezu siarcz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gnezu siarczan Gemi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gnezu siarczan siedmiowodny Aflof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l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lan® 1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trend 15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ic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icam B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rmed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lobax® 1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loksa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loxicamum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loxicam Adam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loxiLEK 7,5; -1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loxistad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l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ile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alis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v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pok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pokan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pokan IN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topedina Forte (Meloxicam Arrow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osic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ur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oment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gnome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bix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rbod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rixi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abi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antine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antine Glenmar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antine hydrochloride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antine Mer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antine Myl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antine Or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antine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antine Viph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antin Neuro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igm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ole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rand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rved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mdat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med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rmo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enme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-Alg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vami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tform 500; 8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lucophage® 500; -850; -10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lucophage® X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fogamma 500; -850; -10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formax® 500; -850; -1000; -SR 5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formin Bluefi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formin Galena; -8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formin US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formin Vitabala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if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ylform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ofor® 500; -850; -10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ogen S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oprolol V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m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taloc® ZOK 25; -50; -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to ZK 25; -50; -100; -150; -2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loxazoc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viprol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oHEXAL 25 ZK; -50 ZK; -100 ZK; -150 ZK; -200 Z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oprololum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oprolol Biofarm Z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lok S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ilin® Rap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rinazol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ronidazole B. Brau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ronidazol 10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ronidazol G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ronidazol Jelf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ze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manex Twisthal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litaso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loco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losone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zt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vox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tm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mecut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mecutan Fettcre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sehal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somet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sometin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sone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vix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nas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vok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tmir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tmod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rogal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lukan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kast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telukastum 123 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telukast Arro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telukast Aurobin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telukast Bluefi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telukast Sando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teno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tetrin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tex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iluk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monta 4 mg; -5 mg; -1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mil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giluk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ngulair®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ngulair® 4; -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ngulair® Min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piroka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lukast 4; -5; -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umant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zen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vel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oxitr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oxitrat Oft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lox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naf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gam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aneb (Nebicon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biv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zo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zoce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vine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bic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bilen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bile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bin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bisp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bitri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bivoLe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bivo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oxa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floxacin-PO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floxam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rivid® 2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zor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kolamy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golan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anzapina Myl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anzapina Stad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anzapine Apot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anzapine Bluefi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anzapine Lek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anzapin Actav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anzar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anz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anzin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az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azax Disperz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pina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zap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nofr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n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last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lasta®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lafr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lafren® Swif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pridox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ypAdhe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yprex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ast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oprazo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oprazol B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oprazol Bio 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t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sec® 20 Gastrocaps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sec® 20 Gastrocaps®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opraz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oprazol 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licid®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licid® Contr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licid®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eli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sec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sepraz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z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zer M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meprazamy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meprazole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meprazolum 123ratio (Tulzol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meprazol Aurobin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meprazol Far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tano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tanol® 20 Plus; -40 Pl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tanol® 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iastpraz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azo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eno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gas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nomeno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lto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ntaz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pramo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cata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fr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frin® ND Mentol; -Glicerol; -Rumiane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sivin 0,01%; 0,025%; -0,05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sivin soft 0,01%; -0,025%; -0,05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sox 0,025; -0,05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soxy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cks Sin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bizy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reon® 25 0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reon® Travi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eo-Pancreatinum 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grol 10 000; -25 0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zytrat® 10 000; -25 0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esteloc® 20; -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esteloc® 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ti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tix Z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trac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troloc® 20; -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troloc Contro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strostad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strostad 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rdin 2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rdin 4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rdin 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PP 20; -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ac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lpaz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lpaza® contr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zz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myl 2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myl 4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raz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razol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gen 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ole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ole Bluefi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ole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ole Genoptim SP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ole Mercaph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ole REIG JOF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ole Wockhard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ol Krk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ol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ol Vita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® 4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topraz® B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z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nzol 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azolac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nlo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nloc M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mac Contr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otepi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apurin®; -SR 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gapurin® SR 6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-Pentox 400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ntohexal® retard 6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iotrop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ucetam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moni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otropi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iracetamum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iracetam Espef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codi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ytmonorm® 150; -3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opranolol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cre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Tiapi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rola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onogr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onogren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tia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tiagen X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fren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ilep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ilept® Ret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ipino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etr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velux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ventia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ventiax®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wetapl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Kwetaplex X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Quentap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Quentiapine Med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Quetiapine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Quetiapin Neuro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tin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quel® X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pril 10 mg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pril 5; -1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-Ram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werp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ti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vipr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tri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iramil 1,25 mg; -2,5 mg; -5 mg; -1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iramil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mi-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mico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miprilum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mipril Actav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mipril Aurobin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mipril Bille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mipril Pfiz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mistad 2,5; -5; -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mve® 2,5 mg; -5 mg; -1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itace® 2,5; -5; -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vac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vace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stranin Zdrov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niber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niberl® 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nim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nitydyna Sanofi 1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flu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ntac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zil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lag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sagiline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sagiline ratioph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SAGILINE VIPH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ksoderm®; -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rmosav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rmovit 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®® ochronna z wit. 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®® z wit. 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culotect® G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A G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A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kovit A+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A+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A+E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A+E Omega 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A 12 000+E 70; -30 000+E 70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-Risper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iz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nperid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speridon Viph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sper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spolep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spolept Const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sset® 1 mg; -2 mg; -3 mg; -4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perid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rendo® Q-Tab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iper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dartre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arxon P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Rop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ropilo; -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urolex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ironovo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apon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pirol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Quip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quip-Moduta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lpryna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podr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tri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est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osuv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idli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suc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su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sutro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suvastatin Krk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suvastatin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swe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vard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hr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rant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pul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uventol® Easyhale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bumal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lbutamol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ntol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ntolin®; -Dy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gres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Sert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entr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sertin® 50; -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rav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sti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rta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rtralina Krk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rtraline Arro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rtraline Aurobin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rtralinum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rtrano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talof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imuloto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lof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lsig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ldlat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ranpid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vent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k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x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xOn Act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ens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ysildeca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evatio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fil Actav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fil Apot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fil Bluefi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fil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fil Pfiz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fil Ranbax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fil ratiophar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fil Sando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fil SymPh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fil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fil Vita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denamed (Sildenafil Axxon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lfeldre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ag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gran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zars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Yext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-Simva 10; -20; -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rr 10; -20; -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cov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g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or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ratio 10; -20; -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card® 10; -20; -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cho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co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gamma 10; -20; -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gen 20; -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HEXAL 10; -20; -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statinum 123ratio (SimvaTeva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statinum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statin Bluefi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statin F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statin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statin Krk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mvastatin Pfiz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ist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silip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st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im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cor® 10; -20; -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uraphat 5000 Pasta do z®b®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dium Chloride BRAUN 0,9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migren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Mig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inie 50; -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rimi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igr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igran® FD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migra 50; -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ctels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cardis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ito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ab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sartanum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sartan Apot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sartan EG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sartan EGIS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sartan Myl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sartan Sando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ze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ze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lur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nacod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ctelsar H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isart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cardisPl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ritorPlus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hy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d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sartan/Hydrochlorothiazide Bille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sartan/hydrochlorothiazide EG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lmizek H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zeo H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lucom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nacodar Com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rber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sine® Classic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axi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axil®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anes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ymo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usimolol® 0,5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yolol 0,1% G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mo-COMOD 0,5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imoptic® 0,5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ramitob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bramycin B.Brau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bre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brex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rmovit 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kovit E 100; -2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kovit E 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E Hasco; -400 mg Has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E Omega Phar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E Synte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ur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uve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rsem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ifas® 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ifas® 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ifas® 2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ifas® C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damon SR 50; -100; -150; -2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a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ax® U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atram 100; -150; -2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madol Synte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madol Vitabala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ma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mal® 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mal® Retard 50; -100; -150; -2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mund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Patr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zemd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lpar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ret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reta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b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dolt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lgot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ratr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rcotr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rendu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tr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madol + Paracetamol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map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para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ldia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aldiar® Effervesc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cy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bridat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rcol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rcolon Gas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ibu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ibux; -for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imes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-Valsa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vasa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walo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ud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udan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esp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ezory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iov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visa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rtiv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rtivan Ne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uclav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nsar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or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co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cor 320 mg tabletki powlekane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cor 320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r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rtan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rtan Aurobin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rtan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v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ote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t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ze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alsartan KRK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Valsart H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walt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udan H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udan HCT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-Bespr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-Bespres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-Diova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-Nortiv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-Valsaco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nsart H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rtan HCT Myl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rtan + HCT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rtan + hydrochlorothiazide Aurobin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rtan + hydrochlorothiazide Krk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avil H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sotens H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altap H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venta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venta® - (IR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xyv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fectin® -ER 37,5; -75; -1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fevelon 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xigen X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xolet 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fact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lwexy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iv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ymfaxin ER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onpular PR 75 mg; -150 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lafax® 37,5; -75; -X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laxin® ER 37,5; -75; -1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nlafaxine Bluefish X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enlecti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soptin® 40; -80; Isoptin® SR; Isoptin® SR-E 2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itaminum B compositum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fen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riconazole Accor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riconazole Actav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riconazole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riconazole Myl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riconazole Sando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riconazole Stad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riconazole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riconazole Zenti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Voriconazol Adam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sor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rivin® 0,05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rivin® 0,1%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rivin® dla dzie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trivin® Menth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dafed® XyloSpray; -H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ylometazolin 123rat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ylometazolin Te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ylometazolin Vibroc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ylometazolin V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ylori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o-Zolp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ypnog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s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xizo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nire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lsen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nval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nire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tilnox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Xentic®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lpidem Genopt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lpidem Vitabala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lpiG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Zolsana®</text:p>
          </table:table-cell>
          <table:table-cell table:number-columns-repeated="1023"/>
        </table:table-row>
        <table:table-row table:style-name="ro3" table:number-rows-repeated="10471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_of_concurrent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number-columns-repeated="1021" table:default-cell-style-name="Excel_20_Built-in_20_Normal"/>
        <table:table-row table:style-name="ro3">
          <table:table-cell table:style-name="ce28" office:value-type="string" calcext:value-type="string">
            <text:p>lek_pph</text:p>
          </table:table-cell>
          <table:table-cell table:style-name="ce28" office:value-type="string" calcext:value-type="string">
            <text:p>inn</text:p>
          </table:table-cell>
          <table:table-cell table:style-name="ce28" office:value-type="string" calcext:value-type="string">
            <text:p>lek_konkurencja_po_in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enocumarol WZF</text:p>
          </table:table-cell>
          <table:table-cell office:value-type="string" calcext:value-type="string">
            <text:p>Acenocoumarol</text:p>
          </table:table-cell>
          <table:table-cell office:value-type="string" calcext:value-type="string">
            <text:p>Sintr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bre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ces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ept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ka-Seltz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f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Card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Effe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P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Ultra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Best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Cardio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Encopirin Cardio 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Grypostop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Lecard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Nipa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olo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rofic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yramido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Upsarin 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bre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ces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ept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ka-Seltz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f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Card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Effe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P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Ultra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Best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Cardio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Encopirin Cardio 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Grypostop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Lecard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Nipa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olo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rofic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yramido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15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Upsarin 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bre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ces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ept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ka-Seltz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f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Card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Effe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P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Ultra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Best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Cardio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Encopirin Cardio 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Grypostop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Lecard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Nipa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olo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rofic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yramido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ard® 300 mg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Upsarin 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bre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ces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ept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ka-Seltz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f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Card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Effe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P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Ultra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Best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Cardio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Encopirin Cardio 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Grypostop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Lecard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Nipa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olo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rofic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yramido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ka-Prim®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Upsarin 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bre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ces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ept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ka-Seltz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f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Card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Effe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P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Ultra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Best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Cardio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Encopirin Cardio 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Grypostop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Lecard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Nipa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olo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rofic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yramido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Upsarin 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bre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ces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ept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lka-Seltz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f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Card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Effe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P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Aspirin® Ultra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Best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Cardiopi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Encopirin Cardio 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Grypostop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Lecard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Nipa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olo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rofic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Pyramido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S</text:p>
          </table:table-cell>
          <table:table-cell office:value-type="string" calcext:value-type="string">
            <text:p>Acetylsalicylic acid</text:p>
          </table:table-cell>
          <table:table-cell office:value-type="string" calcext:value-type="string">
            <text:p>Upsarin 3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C</text:p>
          </table:table-cell>
          <table:table-cell office:value-type="string" calcext:value-type="string">
            <text:p>Acetylsalicylic acid + Ascorbic acid</text:p>
          </table:table-cell>
          <table:table-cell office:value-type="string" calcext:value-type="string">
            <text:p>Aspirin® 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C</text:p>
          </table:table-cell>
          <table:table-cell office:value-type="string" calcext:value-type="string">
            <text:p>Acetylsalicylic acid + Ascorbic acid</text:p>
          </table:table-cell>
          <table:table-cell office:value-type="string" calcext:value-type="string">
            <text:p>Aspirin® C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C</text:p>
          </table:table-cell>
          <table:table-cell office:value-type="string" calcext:value-type="string">
            <text:p>Acetylsalicylic acid + Ascorbic acid</text:p>
          </table:table-cell>
          <table:table-cell office:value-type="string" calcext:value-type="string">
            <text:p>Upsarin 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opiryna® Max Hot</text:p>
          </table:table-cell>
          <table:table-cell office:value-type="string" calcext:value-type="string">
            <text:p>Acetylsalicylic acid + Ascorbic acid + Caffeine</text:p>
          </table:table-cell>
          <table:table-cell office:value-type="string" calcext:value-type="string">
            <text:p>AntyGryp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topiryna®</text:p>
          </table:table-cell>
          <table:table-cell office:value-type="string" calcext:value-type="string">
            <text:p>Acetylsalicylic acid + Caffeine + Ethenzamide</text:p>
          </table:table-cell>
          <table:table-cell office:value-type="string" calcext:value-type="string">
            <text:p>Flucontrol Sympto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topiryna® Extra</text:p>
          </table:table-cell>
          <table:table-cell office:value-type="string" calcext:value-type="string">
            <text:p>Acetylsalicylic acid + Caffeine + Paracetamol</text:p>
          </table:table-cell>
          <table:table-cell office:value-type="string" calcext:value-type="string">
            <text:p>Excedrin MigraS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viran®</text:p>
          </table:table-cell>
          <table:table-cell office:value-type="string" calcext:value-type="string">
            <text:p>Aciclovir</text:p>
          </table:table-cell>
          <table:table-cell office:value-type="string" calcext:value-type="string">
            <text:p>Aciclovir Ziaj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viran®</text:p>
          </table:table-cell>
          <table:table-cell office:value-type="string" calcext:value-type="string">
            <text:p>Aciclovir</text:p>
          </table:table-cell>
          <table:table-cell office:value-type="string" calcext:value-type="string">
            <text:p>Axovir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viran®</text:p>
          </table:table-cell>
          <table:table-cell office:value-type="string" calcext:value-type="string">
            <text:p>Aciclovir</text:p>
          </table:table-cell>
          <table:table-cell office:value-type="string" calcext:value-type="string">
            <text:p>Hascovi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viran®</text:p>
          </table:table-cell>
          <table:table-cell office:value-type="string" calcext:value-type="string">
            <text:p>Aciclovir</text:p>
          </table:table-cell>
          <table:table-cell office:value-type="string" calcext:value-type="string">
            <text:p>Hascovir®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viran®</text:p>
          </table:table-cell>
          <table:table-cell office:value-type="string" calcext:value-type="string">
            <text:p>Aciclovir</text:p>
          </table:table-cell>
          <table:table-cell office:value-type="string" calcext:value-type="string">
            <text:p>Hascovir LIPO®EL P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viran®</text:p>
          </table:table-cell>
          <table:table-cell office:value-type="string" calcext:value-type="string">
            <text:p>Aciclovir</text:p>
          </table:table-cell>
          <table:table-cell office:value-type="string" calcext:value-type="string">
            <text:p>Hascovir P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viran®</text:p>
          </table:table-cell>
          <table:table-cell office:value-type="string" calcext:value-type="string">
            <text:p>Aciclovir</text:p>
          </table:table-cell>
          <table:table-cell office:value-type="string" calcext:value-type="string">
            <text:p>Herpe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viran®</text:p>
          </table:table-cell>
          <table:table-cell office:value-type="string" calcext:value-type="string">
            <text:p>Aciclovir</text:p>
          </table:table-cell>
          <table:table-cell office:value-type="string" calcext:value-type="string">
            <text:p>Virol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viran®</text:p>
          </table:table-cell>
          <table:table-cell office:value-type="string" calcext:value-type="string">
            <text:p>Aciclovir</text:p>
          </table:table-cell>
          <table:table-cell office:value-type="string" calcext:value-type="string">
            <text:p>Viru-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viran®</text:p>
          </table:table-cell>
          <table:table-cell office:value-type="string" calcext:value-type="string">
            <text:p>Aciclovir</text:p>
          </table:table-cell>
          <table:table-cell office:value-type="string" calcext:value-type="string">
            <text:p>Zovira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viran®</text:p>
          </table:table-cell>
          <table:table-cell office:value-type="string" calcext:value-type="string">
            <text:p>Aciclovir</text:p>
          </table:table-cell>
          <table:table-cell office:value-type="string" calcext:value-type="string">
            <text:p>Zovirax® Intens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Aledronic Acid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Alendran 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Alendro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AlendroLEK 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Alendronate Arr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Alendronat-ratiopharm® 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Alendronat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Alendronat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Fosamax® 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Ostenil® 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Ostolek 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Rekostin 7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temax® 70 comfort</text:p>
          </table:table-cell>
          <table:table-cell office:value-type="string" calcext:value-type="string">
            <text:p>Alendronic acid</text:p>
          </table:table-cell>
          <table:table-cell office:value-type="string" calcext:value-type="string">
            <text:p>Sedr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dacyna® ophthalmicum 0,3%</text:p>
          </table:table-cell>
          <table:table-cell office:value-type="string" calcext:value-type="string">
            <text:p>Amikacin</text:p>
          </table:table-cell>
          <table:table-cell office:value-type="string" calcext:value-type="string">
            <text:p>Amikacin B.Brau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Amoclan B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Amoksiklav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Amoksiklav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Amoksiklav® Quickta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Amoksiklav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Amy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Augment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Augmentin® 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Augmentin®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Augmentin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Co-amoxiclav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Forcid® 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Forcid® 312; -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Ramoclav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Recu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lavin</text:p>
          </table:table-cell>
          <table:table-cell office:value-type="string" calcext:value-type="string">
            <text:p>Amoxicillin + Clavulanic acid</text:p>
          </table:table-cell>
          <table:table-cell office:value-type="string" calcext:value-type="string">
            <text:p>Taroment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qua pro injectione POLPHARMA</text:p>
          </table:table-cell>
          <table:table-cell office:value-type="string" calcext:value-type="string">
            <text:p>Aqua sterilisata</text:p>
          </table:table-cell>
          <table:table-cell office:value-type="string" calcext:value-type="string">
            <text:p>Aqua Pro Injectione K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qua pro injectione POLPHARMA</text:p>
          </table:table-cell>
          <table:table-cell office:value-type="string" calcext:value-type="string">
            <text:p>Aqua sterilisata</text:p>
          </table:table-cell>
          <table:table-cell office:value-type="string" calcext:value-type="string">
            <text:p>Woda do wstrzykiwa® Baxt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bilify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bilify® Mainte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p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pra-swif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cog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l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Mylan 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Neuro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+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Pharmath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STA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SymPh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Zenti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s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ypiprazol Glenmar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yzale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yzalera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sdut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Exple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Explemed Rap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Lemilv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Preheftar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bilify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bilify® Mainte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p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pra-swif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cog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l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Mylan 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Neuro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+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Pharmath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STA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SymPh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iprazole Zenti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ips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ypiprazol Glenmar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yzale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ryzalera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Asdut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Exple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Explemed Rap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Lemilv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ibit ODT</text:p>
          </table:table-cell>
          <table:table-cell office:value-type="string" calcext:value-type="string">
            <text:p>Aripiprazole</text:p>
          </table:table-cell>
          <table:table-cell office:value-type="string" calcext:value-type="string">
            <text:p>Preheftar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Ascorge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Ascorvi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Ceb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Cebion Multi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Juvit 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Rutinoscorbin Witamina C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VITA-GEM® 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Vitamina C Syntez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Vitaminum 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Vitaminum C-Herbapol Wroc®a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Vitaminum C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Vitaminum C Teva 10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vit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Witamina C monovit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Apo-Ator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Atori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Atorva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Atorvano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Atorvastatin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Atorvastatin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Atorvastatin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Atorvastatin Vita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Atorv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Atract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Atrox 10; -20; -40; -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alip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Cora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Ivistaty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Lambrin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Laru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Pharmastat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Sortis® 5; -10; -20; -40; -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Stator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Storvas C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Torvacard® 10; -20; -40; 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Torvalip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Tulip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Voredan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orvasterol®</text:p>
          </table:table-cell>
          <table:table-cell office:value-type="string" calcext:value-type="string">
            <text:p>Atorvastatin</text:p>
          </table:table-cell>
          <table:table-cell office:value-type="string" calcext:value-type="string">
            <text:p>Xavito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ropinum sulfuricum 1%</text:p>
          </table:table-cell>
          <table:table-cell office:value-type="string" calcext:value-type="string">
            <text:p>Atropine sulphate</text:p>
          </table:table-cell>
          <table:table-cell office:value-type="string" calcext:value-type="string">
            <text:p>Bellap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ropinum sulfuricum WZF</text:p>
          </table:table-cell>
          <table:table-cell office:value-type="string" calcext:value-type="string">
            <text:p>Atropine sulphate</text:p>
          </table:table-cell>
          <table:table-cell office:value-type="string" calcext:value-type="string">
            <text:p>Bellap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clofen POLPHARMA</text:p>
          </table:table-cell>
          <table:table-cell office:value-type="string" calcext:value-type="string">
            <text:p>Baclofen</text:p>
          </table:table-cell>
          <table:table-cell office:value-type="string" calcext:value-type="string">
            <text:p>Lioresal® Intrathec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Behiste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Betahistine dihydrochlorid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Betahistin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Betanil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Betaser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Betaserc OD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Betaserc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Histi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Lavist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Neat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Verh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Vertisan 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Verti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Vestibo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vertic®</text:p>
          </table:table-cell>
          <table:table-cell office:value-type="string" calcext:value-type="string">
            <text:p>Betahistine dihydrochloride</text:p>
          </table:table-cell>
          <table:table-cell office:value-type="string" calcext:value-type="string">
            <text:p>Zenosti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betol 0,5%</text:p>
          </table:table-cell>
          <table:table-cell office:value-type="string" calcext:value-type="string">
            <text:p>Betaxolol</text:p>
          </table:table-cell>
          <table:table-cell office:value-type="string" calcext:value-type="string">
            <text:p>Betoptic® S; -0,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calutamide Polpharma 50 mg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Bicalutamida Pentaf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calutamide Polpharma 50 mg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Bicalutamida Tecnime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calutamide Polpharma 50 mg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Bicalutamid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calutamide Polpharma 50 mg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Bicalutamide Apot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calutamide Polpharma 50 mg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Bicalutamide K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calutamide Polpharma 50 mg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Bicalutamide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calutamide Polpharma 50 mg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Bicalutano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calutamide Polpharma 50 mg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Bicasta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calutamide Polpharma 50 mg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Binabi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calutamide Polpharma 50 mg</text:p>
          </table:table-cell>
          <table:table-cell office:value-type="string" calcext:value-type="string">
            <text:p>Bicalutamide</text:p>
          </table:table-cell>
          <table:table-cell office:value-type="string" calcext:value-type="string">
            <text:p>Casode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mican</text:p>
          </table:table-cell>
          <table:table-cell office:value-type="string" calcext:value-type="string">
            <text:p>Bimatoprost</text:p>
          </table:table-cell>
          <table:table-cell office:value-type="string" calcext:value-type="string">
            <text:p>Bimar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mican</text:p>
          </table:table-cell>
          <table:table-cell office:value-type="string" calcext:value-type="string">
            <text:p>Bimatoprost</text:p>
          </table:table-cell>
          <table:table-cell office:value-type="string" calcext:value-type="string">
            <text:p>Bimatoprost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mican</text:p>
          </table:table-cell>
          <table:table-cell office:value-type="string" calcext:value-type="string">
            <text:p>Bimatoprost</text:p>
          </table:table-cell>
          <table:table-cell office:value-type="string" calcext:value-type="string">
            <text:p>Lumig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mican</text:p>
          </table:table-cell>
          <table:table-cell office:value-type="string" calcext:value-type="string">
            <text:p>Bimatoprost</text:p>
          </table:table-cell>
          <table:table-cell office:value-type="string" calcext:value-type="string">
            <text:p>Treprovi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iglau PPH</text:p>
          </table:table-cell>
          <table:table-cell office:value-type="string" calcext:value-type="string">
            <text:p>Brimonidine tartate</text:p>
          </table:table-cell>
          <table:table-cell office:value-type="string" calcext:value-type="string">
            <text:p>Alphag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iglau PPH</text:p>
          </table:table-cell>
          <table:table-cell office:value-type="string" calcext:value-type="string">
            <text:p>Brimonidine tartate</text:p>
          </table:table-cell>
          <table:table-cell office:value-type="string" calcext:value-type="string">
            <text:p>Biprol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iglau PPH</text:p>
          </table:table-cell>
          <table:table-cell office:value-type="string" calcext:value-type="string">
            <text:p>Brimonidine tartate</text:p>
          </table:table-cell>
          <table:table-cell office:value-type="string" calcext:value-type="string">
            <text:p>Brimo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iglau PPH</text:p>
          </table:table-cell>
          <table:table-cell office:value-type="string" calcext:value-type="string">
            <text:p>Brimonidine tartate</text:p>
          </table:table-cell>
          <table:table-cell office:value-type="string" calcext:value-type="string">
            <text:p>Brymo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iglau PPH</text:p>
          </table:table-cell>
          <table:table-cell office:value-type="string" calcext:value-type="string">
            <text:p>Brimonidine tartate</text:p>
          </table:table-cell>
          <table:table-cell office:value-type="string" calcext:value-type="string">
            <text:p>Lux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iglau PPH</text:p>
          </table:table-cell>
          <table:table-cell office:value-type="string" calcext:value-type="string">
            <text:p>Brimonidine tartate</text:p>
          </table:table-cell>
          <table:table-cell office:value-type="string" calcext:value-type="string">
            <text:p>Mirvas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riglau PPH</text:p>
          </table:table-cell>
          <table:table-cell office:value-type="string" calcext:value-type="string">
            <text:p>Brimonidine tartate</text:p>
          </table:table-cell>
          <table:table-cell office:value-type="string" calcext:value-type="string">
            <text:p>Oculobr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lamid</text:p>
          </table:table-cell>
          <table:table-cell office:value-type="string" calcext:value-type="string">
            <text:p>Brinzolamide</text:p>
          </table:table-cell>
          <table:table-cell office:value-type="string" calcext:value-type="string">
            <text:p>Azo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lamid</text:p>
          </table:table-cell>
          <table:table-cell office:value-type="string" calcext:value-type="string">
            <text:p>Brinzolamide</text:p>
          </table:table-cell>
          <table:table-cell office:value-type="string" calcext:value-type="string">
            <text:p>Brinzolamid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tilamid</text:p>
          </table:table-cell>
          <table:table-cell office:value-type="string" calcext:value-type="string">
            <text:p>Brinzolamide</text:p>
          </table:table-cell>
          <table:table-cell office:value-type="string" calcext:value-type="string">
            <text:p>Brinzolamide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egatussin neoForte</text:p>
          </table:table-cell>
          <table:table-cell office:value-type="string" calcext:value-type="string">
            <text:p>Bromhexine hydrochloride</text:p>
          </table:table-cell>
          <table:table-cell office:value-type="string" calcext:value-type="string">
            <text:p>Fleg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egatussin neoForte</text:p>
          </table:table-cell>
          <table:table-cell office:value-type="string" calcext:value-type="string">
            <text:p>Bromhexine hydrochloride</text:p>
          </table:table-cell>
          <table:table-cell office:value-type="string" calcext:value-type="string">
            <text:p>Flegamina Bab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BDS 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Budelin Novolizer 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Budenofalk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Buderh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Budesonide Easyhaler (Neplit® Easyhaler®) 100; - 200; -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Budezonid LEK-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Budiai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Budixon Ne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CortimentMM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Entocor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Miflonide Breezhal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Nebbu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Pulmicor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Pulmicort® Turbuhal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Pulmicort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Rhinocor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Ribuspi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nodil</text:p>
          </table:table-cell>
          <table:table-cell office:value-type="string" calcext:value-type="string">
            <text:p>Budesonide</text:p>
          </table:table-cell>
          <table:table-cell office:value-type="string" calcext:value-type="string">
            <text:p>Tafen® Nas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unondol®</text:p>
          </table:table-cell>
          <table:table-cell office:value-type="string" calcext:value-type="string">
            <text:p>Buprenorphine</text:p>
          </table:table-cell>
          <table:table-cell office:value-type="string" calcext:value-type="string">
            <text:p>Buprenorfina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unondol®</text:p>
          </table:table-cell>
          <table:table-cell office:value-type="string" calcext:value-type="string">
            <text:p>Buprenorphine</text:p>
          </table:table-cell>
          <table:table-cell office:value-type="string" calcext:value-type="string">
            <text:p>Buprenorphine Alkalo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unondol®</text:p>
          </table:table-cell>
          <table:table-cell office:value-type="string" calcext:value-type="string">
            <text:p>Buprenorphine</text:p>
          </table:table-cell>
          <table:table-cell office:value-type="string" calcext:value-type="string">
            <text:p>Melody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unondol®</text:p>
          </table:table-cell>
          <table:table-cell office:value-type="string" calcext:value-type="string">
            <text:p>Buprenorphine</text:p>
          </table:table-cell>
          <table:table-cell office:value-type="string" calcext:value-type="string">
            <text:p>Transtec® 35 ®g/h; -52,5 ®g/h; -70 ®g/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izepin®</text:p>
          </table:table-cell>
          <table:table-cell office:value-type="string" calcext:value-type="string">
            <text:p>Carbamazepine</text:p>
          </table:table-cell>
          <table:table-cell office:value-type="string" calcext:value-type="string">
            <text:p>Finlepsin; -200 retard; -400 Ret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izepin®</text:p>
          </table:table-cell>
          <table:table-cell office:value-type="string" calcext:value-type="string">
            <text:p>Carbamazepine</text:p>
          </table:table-cell>
          <table:table-cell office:value-type="string" calcext:value-type="string">
            <text:p>Neurotop® Ret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izepin®</text:p>
          </table:table-cell>
          <table:table-cell office:value-type="string" calcext:value-type="string">
            <text:p>Carbamazepine</text:p>
          </table:table-cell>
          <table:table-cell office:value-type="string" calcext:value-type="string">
            <text:p>Tegretol®; -CR 200; -CR 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mizepin®</text:p>
          </table:table-cell>
          <table:table-cell office:value-type="string" calcext:value-type="string">
            <text:p>Carbamazepine</text:p>
          </table:table-cell>
          <table:table-cell office:value-type="string" calcext:value-type="string">
            <text:p>Timonil® retard 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edol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Atram® 6,25 mg; -12,5 mg; -25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edol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Carvedigamma 6,25 mg; -12,5 mg; -25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edol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Carvedilol-ratiopharm® 6,25; -12,5; -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edol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Carvedilolum 123ratio 6,25 mg; -12,5 mg; -25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edol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Carvedilol Or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edol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Carvetren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edol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Cory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edol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Dilatren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edol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Hypot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edol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Symtren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edol</text:p>
          </table:table-cell>
          <table:table-cell office:value-type="string" calcext:value-type="string">
            <text:p>Carvedilol</text:p>
          </table:table-cell>
          <table:table-cell office:value-type="string" calcext:value-type="string">
            <text:p>Vivaco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azolin®</text:p>
          </table:table-cell>
          <table:table-cell office:value-type="string" calcext:value-type="string">
            <text:p>Cefazolin</text:p>
          </table:table-cell>
          <table:table-cell office:value-type="string" calcext:value-type="string">
            <text:p>Cefazolin MIP 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azolin®</text:p>
          </table:table-cell>
          <table:table-cell office:value-type="string" calcext:value-type="string">
            <text:p>Cefazolin</text:p>
          </table:table-cell>
          <table:table-cell office:value-type="string" calcext:value-type="string">
            <text:p>Cefazolin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azolin®</text:p>
          </table:table-cell>
          <table:table-cell office:value-type="string" calcext:value-type="string">
            <text:p>Cefazolin</text:p>
          </table:table-cell>
          <table:table-cell office:value-type="string" calcext:value-type="string">
            <text:p>Tarfazol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trakson®</text:p>
          </table:table-cell>
          <table:table-cell office:value-type="string" calcext:value-type="string">
            <text:p>Ceftriaxone</text:p>
          </table:table-cell>
          <table:table-cell office:value-type="string" calcext:value-type="string">
            <text:p>Ceftriaxon-MIP i.v. 2 g; -i.v./i.m. 1 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trakson®</text:p>
          </table:table-cell>
          <table:table-cell office:value-type="string" calcext:value-type="string">
            <text:p>Ceftriaxone</text:p>
          </table:table-cell>
          <table:table-cell office:value-type="string" calcext:value-type="string">
            <text:p>Ceftriaxon K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trakson®</text:p>
          </table:table-cell>
          <table:table-cell office:value-type="string" calcext:value-type="string">
            <text:p>Ceftriaxone</text:p>
          </table:table-cell>
          <table:table-cell office:value-type="string" calcext:value-type="string">
            <text:p>Lendac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trakson®</text:p>
          </table:table-cell>
          <table:table-cell office:value-type="string" calcext:value-type="string">
            <text:p>Ceftriaxone</text:p>
          </table:table-cell>
          <table:table-cell office:value-type="string" calcext:value-type="string">
            <text:p>Tartriaks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uroksym®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Aprok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uroksym®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Cef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uroksym®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Cefuroxim-MIP 750 mg; -150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uroksym®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Cefuroxim K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uroksym®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Furoce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uroksym®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Tarsi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uroksym®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Xorimax 250; 500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uroksym®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Xorimax® 500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uroksym®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Zinacef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furoksym®</text:p>
          </table:table-cell>
          <table:table-cell office:value-type="string" calcext:value-type="string">
            <text:p>Cefuroxime</text:p>
          </table:table-cell>
          <table:table-cell office:value-type="string" calcext:value-type="string">
            <text:p>Zinnat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racef®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Cefuroxime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racef®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Cefuroxime - ratio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racef®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Cefuroxim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racef®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Ceroxi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racef®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Novocef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racef®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Tacefu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racef®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Xorimax® 250; -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racef®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Zamur 250; -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racef®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Zinna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racef®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Zinnat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racef®</text:p>
          </table:table-cell>
          <table:table-cell office:value-type="string" calcext:value-type="string">
            <text:p>Cefuroxime axetil</text:p>
          </table:table-cell>
          <table:table-cell office:value-type="string" calcext:value-type="string">
            <text:p>Zinox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Acatarick Allerg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Alerme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Ale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Alerzin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Amerti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Amertil Bio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CetAler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CetAlergin T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Cetigr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Cetirizin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Cetri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Letiz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Zyrte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lertec®; -WZF</text:p>
          </table:table-cell>
          <table:table-cell office:value-type="string" calcext:value-type="string">
            <text:p>Cetirizine dihydrochloride</text:p>
          </table:table-cell>
          <table:table-cell office:value-type="string" calcext:value-type="string">
            <text:p>Zyrtec® UC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nactil®</text:p>
          </table:table-cell>
          <table:table-cell office:value-type="string" calcext:value-type="string">
            <text:p>Chlorpromazine hydrochloride</text:p>
          </table:table-cell>
          <table:table-cell office:value-type="string" calcext:value-type="string">
            <text:p>Fenacti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rolam® Lakier</text:p>
          </table:table-cell>
          <table:table-cell office:value-type="string" calcext:value-type="string">
            <text:p>Ciclopirox</text:p>
          </table:table-cell>
          <table:table-cell office:value-type="string" calcext:value-type="string">
            <text:p>Axopir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rolam® Lakier</text:p>
          </table:table-cell>
          <table:table-cell office:value-type="string" calcext:value-type="string">
            <text:p>Ciclopirox</text:p>
          </table:table-cell>
          <table:table-cell office:value-type="string" calcext:value-type="string">
            <text:p>Ciclola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rolam® Lakier</text:p>
          </table:table-cell>
          <table:table-cell office:value-type="string" calcext:value-type="string">
            <text:p>Ciclopirox</text:p>
          </table:table-cell>
          <table:table-cell office:value-type="string" calcext:value-type="string">
            <text:p>Polina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rolam®</text:p>
          </table:table-cell>
          <table:table-cell office:value-type="string" calcext:value-type="string">
            <text:p>Ciclopirox olamine</text:p>
          </table:table-cell>
          <table:table-cell office:value-type="string" calcext:value-type="string">
            <text:p>Batra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rolam®</text:p>
          </table:table-cell>
          <table:table-cell office:value-type="string" calcext:value-type="string">
            <text:p>Ciclopirox olamine</text:p>
          </table:table-cell>
          <table:table-cell office:value-type="string" calcext:value-type="string">
            <text:p>Hascofun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rolam®</text:p>
          </table:table-cell>
          <table:table-cell office:value-type="string" calcext:value-type="string">
            <text:p>Ciclopirox olamine</text:p>
          </table:table-cell>
          <table:table-cell office:value-type="string" calcext:value-type="string">
            <text:p>Stiepr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nnarizinum WZF</text:p>
          </table:table-cell>
          <table:table-cell office:value-type="string" calcext:value-type="string">
            <text:p>Cinnarizine</text:p>
          </table:table-cell>
          <table:table-cell office:value-type="string" calcext:value-type="string">
            <text:p>Cinnarizinum Aflof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nnarizinum WZF</text:p>
          </table:table-cell>
          <table:table-cell office:value-type="string" calcext:value-type="string">
            <text:p>Cinnarizine</text:p>
          </table:table-cell>
          <table:table-cell office:value-type="string" calcext:value-type="string">
            <text:p>Cinnarizinum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®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etrax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®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lox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®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phin® 250; -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®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prinol 250; -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®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probay® 250; -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®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profloxacin K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®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prop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®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Proxacin 1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®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Proxacin 250; -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 0,3%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etrax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 0,3%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lox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 0,3%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phin® 250; -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 0,3%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prinol 250; -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 0,3%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probay® 250; -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 0,3%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profloxacin K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 0,3%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Ciprop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 0,3%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Proxacin 1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PRONEX 0,3%</text:p>
          </table:table-cell>
          <table:table-cell office:value-type="string" calcext:value-type="string">
            <text:p>Ciprofloxacin</text:p>
          </table:table-cell>
          <table:table-cell office:value-type="string" calcext:value-type="string">
            <text:p>Proxacin 250; -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Fromili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Fromilid® 250; -500; -U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ba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bax® 125 mg/5 ml; -250 mg/5 m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bax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ci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cid® U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rm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Lekokla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Lekoklar forte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Lekoklar® mite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Tacla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Fromili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Fromilid® 250; -500; -U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ba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bax® 125 mg/5 ml; -250 mg/5 m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bax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ci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cid® U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Klarm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Lekokla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Lekoklar forte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Lekoklar® mite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labion® UNO</text:p>
          </table:table-cell>
          <table:table-cell office:value-type="string" calcext:value-type="string">
            <text:p>Clarithromycin</text:p>
          </table:table-cell>
          <table:table-cell office:value-type="string" calcext:value-type="string">
            <text:p>Tacla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mastinum WZF</text:p>
          </table:table-cell>
          <table:table-cell office:value-type="string" calcext:value-type="string">
            <text:p>Clemastine</text:p>
          </table:table-cell>
          <table:table-cell office:value-type="string" calcext:value-type="string">
            <text:p>Clemastinum Aflof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emastinum WZF</text:p>
          </table:table-cell>
          <table:table-cell office:value-type="string" calcext:value-type="string">
            <text:p>Clemastine</text:p>
          </table:table-cell>
          <table:table-cell office:value-type="string" calcext:value-type="string">
            <text:p>Clemastinum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trimazolum Medana</text:p>
          </table:table-cell>
          <table:table-cell office:value-type="string" calcext:value-type="string">
            <text:p>Clotrimazole</text:p>
          </table:table-cell>
          <table:table-cell office:value-type="string" calcext:value-type="string">
            <text:p>Clotrimazolum Aflof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trimazolum Medana</text:p>
          </table:table-cell>
          <table:table-cell office:value-type="string" calcext:value-type="string">
            <text:p>Clotrimazole</text:p>
          </table:table-cell>
          <table:table-cell office:value-type="string" calcext:value-type="string">
            <text:p>Clotrimazolum GS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trimazolum Medana</text:p>
          </table:table-cell>
          <table:table-cell office:value-type="string" calcext:value-type="string">
            <text:p>Clotrimazole</text:p>
          </table:table-cell>
          <table:table-cell office:value-type="string" calcext:value-type="string">
            <text:p>Clotrimazolum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trimazolum Medana</text:p>
          </table:table-cell>
          <table:table-cell office:value-type="string" calcext:value-type="string">
            <text:p>Clotrimazole</text:p>
          </table:table-cell>
          <table:table-cell office:value-type="string" calcext:value-type="string">
            <text:p>Clotrimazolum Ziaj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trimazolum Medana</text:p>
          </table:table-cell>
          <table:table-cell office:value-type="string" calcext:value-type="string">
            <text:p>Clotrimazole</text:p>
          </table:table-cell>
          <table:table-cell office:value-type="string" calcext:value-type="string">
            <text:p>Fungota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trimazolum Medana</text:p>
          </table:table-cell>
          <table:table-cell office:value-type="string" calcext:value-type="string">
            <text:p>Clotrimazole</text:p>
          </table:table-cell>
          <table:table-cell office:value-type="string" calcext:value-type="string">
            <text:p>GINEintima ClotriAct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trimazolum Medana</text:p>
          </table:table-cell>
          <table:table-cell office:value-type="string" calcext:value-type="string">
            <text:p>Clotrimazole</text:p>
          </table:table-cell>
          <table:table-cell office:value-type="string" calcext:value-type="string">
            <text:p>Im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vikap®</text:p>
          </table:table-cell>
          <table:table-cell office:value-type="string" calcext:value-type="string">
            <text:p>Colecalciferol</text:p>
          </table:table-cell>
          <table:table-cell office:value-type="string" calcext:value-type="string">
            <text:p>Dekrist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vikap®</text:p>
          </table:table-cell>
          <table:table-cell office:value-type="string" calcext:value-type="string">
            <text:p>Colecalciferol</text:p>
          </table:table-cell>
          <table:table-cell office:value-type="string" calcext:value-type="string">
            <text:p>Juvit D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vikap®</text:p>
          </table:table-cell>
          <table:table-cell office:value-type="string" calcext:value-type="string">
            <text:p>Colecalciferol</text:p>
          </table:table-cell>
          <table:table-cell office:value-type="string" calcext:value-type="string">
            <text:p>Solde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vikap®</text:p>
          </table:table-cell>
          <table:table-cell office:value-type="string" calcext:value-type="string">
            <text:p>Colecalciferol</text:p>
          </table:table-cell>
          <table:table-cell office:value-type="string" calcext:value-type="string">
            <text:p>Vigant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vikap®</text:p>
          </table:table-cell>
          <table:table-cell office:value-type="string" calcext:value-type="string">
            <text:p>Colecalciferol</text:p>
          </table:table-cell>
          <table:table-cell office:value-type="string" calcext:value-type="string">
            <text:p>Vigantoletten® 500; -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+D3 Medana</text:p>
          </table:table-cell>
          <table:table-cell office:value-type="string" calcext:value-type="string">
            <text:p>Colecalciferol + Retinol</text:p>
          </table:table-cell>
          <table:table-cell office:value-type="string" calcext:value-type="string">
            <text:p>Vitaminum A 2000 + D3 400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septol®</text:p>
          </table:table-cell>
          <table:table-cell office:value-type="string" calcext:value-type="string">
            <text:p>Co-trimoxazole</text:p>
          </table:table-cell>
          <table:table-cell office:value-type="string" calcext:value-type="string">
            <text:p>Bactrim®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septol®</text:p>
          </table:table-cell>
          <table:table-cell office:value-type="string" calcext:value-type="string">
            <text:p>Co-trimoxazole</text:p>
          </table:table-cell>
          <table:table-cell office:value-type="string" calcext:value-type="string">
            <text:p>Biseptol® 480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Alleoptic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Allergo-COMO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Allergocr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CromoHEX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Cromos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Cusicrom® 4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Vivid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 2%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Alleoptic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 2%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Allergo-COMO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 2%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Allergocr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 2%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CromoHEX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 2%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Cromos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 2%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Cusicrom® 4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crom® 2%</text:p>
          </table:table-cell>
          <table:table-cell office:value-type="string" calcext:value-type="string">
            <text:p>Cromoglicate disodium</text:p>
          </table:table-cell>
          <table:table-cell office:value-type="string" calcext:value-type="string">
            <text:p>Vivid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Aeri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Alerd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Aleric® Desl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Aleric® Deslo Act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Azomy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Clarder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assel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hist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loriss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dy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ratadine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ratadin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ratadine My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ratadine +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ratadyna Apot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yn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ynid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Flyni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Goldes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Hitax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Hitaxa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Hitaxa Fast juni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Jovest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Jovesto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Laboratoria Polfa®®d®® ALERGO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Pylod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Suprodesl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Symd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Tesl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Aeri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Alerd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Aleric® Desl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Aleric® Deslo Act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Azomy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Clarder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assel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hist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loriss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dy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ratadine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ratadin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ratadine My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ratadine +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esloratadyna Apot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yn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Dynid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Flyni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Goldes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Hitax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Hitaxa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Hitaxa Fast juni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Jovest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Jovesto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Laboratoria Polfa®®d®® ALERGO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Pylod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Suprodesl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Symd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lortan Allergy</text:p>
          </table:table-cell>
          <table:table-cell office:value-type="string" calcext:value-type="string">
            <text:p>Desloratadine</text:p>
          </table:table-cell>
          <table:table-cell office:value-type="string" calcext:value-type="string">
            <text:p>Tesl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etic®</text:p>
          </table:table-cell>
          <table:table-cell office:value-type="string" calcext:value-type="string">
            <text:p>Desogestrel</text:p>
          </table:table-cell>
          <table:table-cell office:value-type="string" calcext:value-type="string">
            <text:p>Azali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etic®</text:p>
          </table:table-cell>
          <table:table-cell office:value-type="string" calcext:value-type="string">
            <text:p>Desogestrel</text:p>
          </table:table-cell>
          <table:table-cell office:value-type="string" calcext:value-type="string">
            <text:p>Cerazette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etic®</text:p>
          </table:table-cell>
          <table:table-cell office:value-type="string" calcext:value-type="string">
            <text:p>Desogestrel</text:p>
          </table:table-cell>
          <table:table-cell office:value-type="string" calcext:value-type="string">
            <text:p>Desiret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etic®</text:p>
          </table:table-cell>
          <table:table-cell office:value-type="string" calcext:value-type="string">
            <text:p>Desogestrel</text:p>
          </table:table-cell>
          <table:table-cell office:value-type="string" calcext:value-type="string">
            <text:p>Dessette mo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etic®</text:p>
          </table:table-cell>
          <table:table-cell office:value-type="string" calcext:value-type="string">
            <text:p>Desogestrel</text:p>
          </table:table-cell>
          <table:table-cell office:value-type="string" calcext:value-type="string">
            <text:p>Diamill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etic®</text:p>
          </table:table-cell>
          <table:table-cell office:value-type="string" calcext:value-type="string">
            <text:p>Desogestrel</text:p>
          </table:table-cell>
          <table:table-cell office:value-type="string" calcext:value-type="string">
            <text:p>Leme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etic®</text:p>
          </table:table-cell>
          <table:table-cell office:value-type="string" calcext:value-type="string">
            <text:p>Desogestrel</text:p>
          </table:table-cell>
          <table:table-cell office:value-type="string" calcext:value-type="string">
            <text:p>Ovu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etic®</text:p>
          </table:table-cell>
          <table:table-cell office:value-type="string" calcext:value-type="string">
            <text:p>Desogestrel</text:p>
          </table:table-cell>
          <table:table-cell office:value-type="string" calcext:value-type="string">
            <text:p>Secula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metic®</text:p>
          </table:table-cell>
          <table:table-cell office:value-type="string" calcext:value-type="string">
            <text:p>Desogestrel</text:p>
          </table:table-cell>
          <table:table-cell office:value-type="string" calcext:value-type="string">
            <text:p>Symonet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xamethason WZF 0,1%</text:p>
          </table:table-cell>
          <table:table-cell office:value-type="string" calcext:value-type="string">
            <text:p>Dexamethasone</text:p>
          </table:table-cell>
          <table:table-cell office:value-type="string" calcext:value-type="string">
            <text:p>Dexafree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xamethason WZF 0,1%</text:p>
          </table:table-cell>
          <table:table-cell office:value-type="string" calcext:value-type="string">
            <text:p>Dexamethasone</text:p>
          </table:table-cell>
          <table:table-cell office:value-type="string" calcext:value-type="string">
            <text:p>Dexamethasone Krk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xamethason WZF 0,1%</text:p>
          </table:table-cell>
          <table:table-cell office:value-type="string" calcext:value-type="string">
            <text:p>Dexamethasone</text:p>
          </table:table-cell>
          <table:table-cell office:value-type="string" calcext:value-type="string">
            <text:p>Dexapolcor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xamethason WZF 0,1%</text:p>
          </table:table-cell>
          <table:table-cell office:value-type="string" calcext:value-type="string">
            <text:p>Dexamethasone</text:p>
          </table:table-cell>
          <table:table-cell office:value-type="string" calcext:value-type="string">
            <text:p>Neoford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xamethason WZF 0,1%</text:p>
          </table:table-cell>
          <table:table-cell office:value-type="string" calcext:value-type="string">
            <text:p>Dexamethasone</text:p>
          </table:table-cell>
          <table:table-cell office:value-type="string" calcext:value-type="string">
            <text:p>Pabi-Dexamethas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imadex</text:p>
          </table:table-cell>
          <table:table-cell office:value-type="string" calcext:value-type="string">
            <text:p>Dexamethasone + Neomycin + Polymyxin B</text:p>
          </table:table-cell>
          <table:table-cell office:value-type="string" calcext:value-type="string">
            <text:p>Maxitr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brosopt-DEX</text:p>
          </table:table-cell>
          <table:table-cell office:value-type="string" calcext:value-type="string">
            <text:p>Dexamethasone + Tobramycin</text:p>
          </table:table-cell>
          <table:table-cell office:value-type="string" calcext:value-type="string">
            <text:p>Tobrade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dex Regeneracja 0,05%; -0,1%</text:p>
          </table:table-cell>
          <table:table-cell office:value-type="string" calcext:value-type="string">
            <text:p>Dexpanthenol + Xylometazoline hydrochloride</text:p>
          </table:table-cell>
          <table:table-cell office:value-type="string" calcext:value-type="string">
            <text:p>Nasic; -Kid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dex Regeneracja 0,05%; -0,1%</text:p>
          </table:table-cell>
          <table:table-cell office:value-type="string" calcext:value-type="string">
            <text:p>Dexpanthenol + Xylometazoline hydrochloride</text:p>
          </table:table-cell>
          <table:table-cell office:value-type="string" calcext:value-type="string">
            <text:p>Septanazal dla doros®ych; -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lanium®</text:p>
          </table:table-cell>
          <table:table-cell office:value-type="string" calcext:value-type="string">
            <text:p>Diazepam</text:p>
          </table:table-cell>
          <table:table-cell office:value-type="string" calcext:value-type="string">
            <text:p>Diazepam Desit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lanium®</text:p>
          </table:table-cell>
          <table:table-cell office:value-type="string" calcext:value-type="string">
            <text:p>Diazepam</text:p>
          </table:table-cell>
          <table:table-cell office:value-type="string" calcext:value-type="string">
            <text:p>Neoreliu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lanium®</text:p>
          </table:table-cell>
          <table:table-cell office:value-type="string" calcext:value-type="string">
            <text:p>Diazepam</text:p>
          </table:table-cell>
          <table:table-cell office:value-type="string" calcext:value-type="string">
            <text:p>Relaniu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lsed®</text:p>
          </table:table-cell>
          <table:table-cell office:value-type="string" calcext:value-type="string">
            <text:p>Diazepam</text:p>
          </table:table-cell>
          <table:table-cell office:value-type="string" calcext:value-type="string">
            <text:p>Diazepam Desit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lsed®</text:p>
          </table:table-cell>
          <table:table-cell office:value-type="string" calcext:value-type="string">
            <text:p>Diazepam</text:p>
          </table:table-cell>
          <table:table-cell office:value-type="string" calcext:value-type="string">
            <text:p>Neoreliu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lsed®</text:p>
          </table:table-cell>
          <table:table-cell office:value-type="string" calcext:value-type="string">
            <text:p>Diazepam</text:p>
          </table:table-cell>
          <table:table-cell office:value-type="string" calcext:value-type="string">
            <text:p>Relaniu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 150 Duo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 50; -100; -75 Duo; -150 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 Lipo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aba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berl® 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berl® ret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fenacum Fast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fenac 50; -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atio 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atio retard 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e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eum; -ret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ziaj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klofenak Omega 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ky 4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Felogel Ne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Flector Tissu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Itam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clof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kl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klofen® 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klofen® 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25; -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50; -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®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 Patc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SR 75; -SR 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U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er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 Emulgel 1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fadol® 0,1%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®; -SR 75; -SR 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 150 Duo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 50; -100; -75 Duo; -150 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 Lipo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aba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berl® 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berl® ret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fenacum Fast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fenac 50; -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atio 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atio retard 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e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eum; -ret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ziaj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klofenak Omega 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ky 4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Felogel Ne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Flector Tissu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Itam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clof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kl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klofen® 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klofen® 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25; -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50; -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®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 Patc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SR 75; -SR 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U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er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 Emulgel 1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PH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®; -SR 75; -SR 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 150 Duo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 50; -100; -75 Duo; -150 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ac® Lipo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aba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berl® 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berl® ret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fenacum Fast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fenac 50; -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atio 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atio retard 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e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reum; -ret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cloziaj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klofenak Omega 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Diky 4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Felogel Ne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Flector Tissu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Itam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clof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kl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klofen® 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Naklofen® 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25; -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50; -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®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 Patc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SR 75; -SR 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Olfen® U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er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 Emulgel 1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jamil® prolongatum</text:p>
          </table:table-cell>
          <table:table-cell office:value-type="string" calcext:value-type="string">
            <text:p>Diclofenac sodium</text:p>
          </table:table-cell>
          <table:table-cell office:value-type="string" calcext:value-type="string">
            <text:p>Voltaren®; -SR 75; -SR 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goxin WZF Polfa</text:p>
          </table:table-cell>
          <table:table-cell office:value-type="string" calcext:value-type="string">
            <text:p>Digoxin</text:p>
          </table:table-cell>
          <table:table-cell office:value-type="string" calcext:value-type="string">
            <text:p>Digoxin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xill</text:p>
          </table:table-cell>
          <table:table-cell office:value-type="string" calcext:value-type="string">
            <text:p>Dimetindene maleate</text:p>
          </table:table-cell>
          <table:table-cell office:value-type="string" calcext:value-type="string">
            <text:p>Fenisti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</text:p>
          </table:table-cell>
          <table:table-cell office:value-type="string" calcext:value-type="string">
            <text:p>Dorzolamide</text:p>
          </table:table-cell>
          <table:table-cell office:value-type="string" calcext:value-type="string">
            <text:p>Dolo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</text:p>
          </table:table-cell>
          <table:table-cell office:value-type="string" calcext:value-type="string">
            <text:p>Dorzolamide</text:p>
          </table:table-cell>
          <table:table-cell office:value-type="string" calcext:value-type="string">
            <text:p>Dorzo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</text:p>
          </table:table-cell>
          <table:table-cell office:value-type="string" calcext:value-type="string">
            <text:p>Dorzolamide</text:p>
          </table:table-cell>
          <table:table-cell office:value-type="string" calcext:value-type="string">
            <text:p>Dorzolamid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</text:p>
          </table:table-cell>
          <table:table-cell office:value-type="string" calcext:value-type="string">
            <text:p>Dorzolamide</text:p>
          </table:table-cell>
          <table:table-cell office:value-type="string" calcext:value-type="string">
            <text:p>Dorzolamid STA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</text:p>
          </table:table-cell>
          <table:table-cell office:value-type="string" calcext:value-type="string">
            <text:p>Dorzolamide</text:p>
          </table:table-cell>
          <table:table-cell office:value-type="string" calcext:value-type="string">
            <text:p>Dorzolamid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</text:p>
          </table:table-cell>
          <table:table-cell office:value-type="string" calcext:value-type="string">
            <text:p>Dorzolamide</text:p>
          </table:table-cell>
          <table:table-cell office:value-type="string" calcext:value-type="string">
            <text:p>Dorzostil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</text:p>
          </table:table-cell>
          <table:table-cell office:value-type="string" calcext:value-type="string">
            <text:p>Dorzolamide</text:p>
          </table:table-cell>
          <table:table-cell office:value-type="string" calcext:value-type="string">
            <text:p>Drop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</text:p>
          </table:table-cell>
          <table:table-cell office:value-type="string" calcext:value-type="string">
            <text:p>Dorzolamide</text:p>
          </table:table-cell>
          <table:table-cell office:value-type="string" calcext:value-type="string">
            <text:p>Oftid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</text:p>
          </table:table-cell>
          <table:table-cell office:value-type="string" calcext:value-type="string">
            <text:p>Dorzolamide</text:p>
          </table:table-cell>
          <table:table-cell office:value-type="string" calcext:value-type="string">
            <text:p>Rozal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</text:p>
          </table:table-cell>
          <table:table-cell office:value-type="string" calcext:value-type="string">
            <text:p>Dorzolamide</text:p>
          </table:table-cell>
          <table:table-cell office:value-type="string" calcext:value-type="string">
            <text:p>Trusop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 Combi</text:p>
          </table:table-cell>
          <table:table-cell office:value-type="string" calcext:value-type="string">
            <text:p>Dorzolamide + Timolol </text:p>
          </table:table-cell>
          <table:table-cell office:value-type="string" calcext:value-type="string">
            <text:p>Cosop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 Combi</text:p>
          </table:table-cell>
          <table:table-cell office:value-type="string" calcext:value-type="string">
            <text:p>Dorzolamide + Timolol </text:p>
          </table:table-cell>
          <table:table-cell office:value-type="string" calcext:value-type="string">
            <text:p>Dolopt 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 Combi</text:p>
          </table:table-cell>
          <table:table-cell office:value-type="string" calcext:value-type="string">
            <text:p>Dorzolamide + Timolol </text:p>
          </table:table-cell>
          <table:table-cell office:value-type="string" calcext:value-type="string">
            <text:p>Dorzolamide + Timolol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 Combi</text:p>
          </table:table-cell>
          <table:table-cell office:value-type="string" calcext:value-type="string">
            <text:p>Dorzolamide + Timolol </text:p>
          </table:table-cell>
          <table:table-cell office:value-type="string" calcext:value-type="string">
            <text:p>Doti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 Combi</text:p>
          </table:table-cell>
          <table:table-cell office:value-type="string" calcext:value-type="string">
            <text:p>Dorzolamide + Timolol </text:p>
          </table:table-cell>
          <table:table-cell office:value-type="string" calcext:value-type="string">
            <text:p>Dozopres Com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 Combi</text:p>
          </table:table-cell>
          <table:table-cell office:value-type="string" calcext:value-type="string">
            <text:p>Dorzolamide + Timolol </text:p>
          </table:table-cell>
          <table:table-cell office:value-type="string" calcext:value-type="string">
            <text:p>Dropzol 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 Combi</text:p>
          </table:table-cell>
          <table:table-cell office:value-type="string" calcext:value-type="string">
            <text:p>Dorzolamide + Timolol </text:p>
          </table:table-cell>
          <table:table-cell office:value-type="string" calcext:value-type="string">
            <text:p>Duoko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 Combi</text:p>
          </table:table-cell>
          <table:table-cell office:value-type="string" calcext:value-type="string">
            <text:p>Dorzolamide + Timolol </text:p>
          </table:table-cell>
          <table:table-cell office:value-type="string" calcext:value-type="string">
            <text:p>Oftidori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dom Combi</text:p>
          </table:table-cell>
          <table:table-cell office:value-type="string" calcext:value-type="string">
            <text:p>Dorzolamide + Timolol </text:p>
          </table:table-cell>
          <table:table-cell office:value-type="string" calcext:value-type="string">
            <text:p>Rozaco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Adad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Apo-Doxan 1; -2; -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Cardur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Cardura® X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Doxa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DoxaL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Doxalo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Doxanor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Dox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Doxar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Doxor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Doz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Kamir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Kamiren® X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xonex®</text:p>
          </table:table-cell>
          <table:table-cell office:value-type="string" calcext:value-type="string">
            <text:p>Doxazosin</text:p>
          </table:table-cell>
          <table:table-cell office:value-type="string" calcext:value-type="string">
            <text:p>Zoxon® 1; -2; -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espa</text:p>
          </table:table-cell>
          <table:table-cell office:value-type="string" calcext:value-type="string">
            <text:p>Drotaverine hydrochloride</text:p>
          </table:table-cell>
          <table:table-cell office:value-type="string" calcext:value-type="string">
            <text:p>Drotafem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espa</text:p>
          </table:table-cell>
          <table:table-cell office:value-type="string" calcext:value-type="string">
            <text:p>Drotaverine hydrochloride</text:p>
          </table:table-cell>
          <table:table-cell office:value-type="string" calcext:value-type="string">
            <text:p>Drotafemme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espa</text:p>
          </table:table-cell>
          <table:table-cell office:value-type="string" calcext:value-type="string">
            <text:p>Drotaverine hydrochloride</text:p>
          </table:table-cell>
          <table:table-cell office:value-type="string" calcext:value-type="string">
            <text:p>Galosp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espa</text:p>
          </table:table-cell>
          <table:table-cell office:value-type="string" calcext:value-type="string">
            <text:p>Drotaverine hydrochloride</text:p>
          </table:table-cell>
          <table:table-cell office:value-type="string" calcext:value-type="string">
            <text:p>NO-SP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espa</text:p>
          </table:table-cell>
          <table:table-cell office:value-type="string" calcext:value-type="string">
            <text:p>Drotaverine hydrochloride</text:p>
          </table:table-cell>
          <table:table-cell office:value-type="string" calcext:value-type="string">
            <text:p>NO-SPA® AMPU®K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espa</text:p>
          </table:table-cell>
          <table:table-cell office:value-type="string" calcext:value-type="string">
            <text:p>Drotaverine hydrochloride</text:p>
          </table:table-cell>
          <table:table-cell office:value-type="string" calcext:value-type="string">
            <text:p>NO-SPA® Comf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espa</text:p>
          </table:table-cell>
          <table:table-cell office:value-type="string" calcext:value-type="string">
            <text:p>Drotaverine hydrochloride</text:p>
          </table:table-cell>
          <table:table-cell office:value-type="string" calcext:value-type="string">
            <text:p>NO-SPA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espa</text:p>
          </table:table-cell>
          <table:table-cell office:value-type="string" calcext:value-type="string">
            <text:p>Drotaverine hydrochloride</text:p>
          </table:table-cell>
          <table:table-cell office:value-type="string" calcext:value-type="string">
            <text:p>NO-SPA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espa</text:p>
          </table:table-cell>
          <table:table-cell office:value-type="string" calcext:value-type="string">
            <text:p>Drotaverine hydrochloride</text:p>
          </table:table-cell>
          <table:table-cell office:value-type="string" calcext:value-type="string">
            <text:p>Spastyna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renal®</text:p>
          </table:table-cell>
          <table:table-cell office:value-type="string" calcext:value-type="string">
            <text:p>Enalapril maleate</text:p>
          </table:table-cell>
          <table:table-cell office:value-type="string" calcext:value-type="string">
            <text:p>Benalapril® 5; -10 ; -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arenal®</text:p>
          </table:table-cell>
          <table:table-cell office:value-type="string" calcext:value-type="string">
            <text:p>Enalapril maleate</text:p>
          </table:table-cell>
          <table:table-cell office:value-type="string" calcext:value-type="string">
            <text:p>Enalapril Vitabala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phedrinum hydrochloricum WZF</text:p>
          </table:table-cell>
          <table:table-cell office:value-type="string" calcext:value-type="string">
            <text:p>Ephedrine hydrochloride</text:p>
          </table:table-cell>
          <table:table-cell office:value-type="string" calcext:value-type="string">
            <text:p>Efrinol 1%; -2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phedrinum hydrochloricum WZF</text:p>
          </table:table-cell>
          <table:table-cell office:value-type="string" calcext:value-type="string">
            <text:p>Ephedrine hydrochloride</text:p>
          </table:table-cell>
          <table:table-cell office:value-type="string" calcext:value-type="string">
            <text:p>Syrop prawo®lazowy z®o®ony GEM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phedrinum hydrochloricum WZF</text:p>
          </table:table-cell>
          <table:table-cell office:value-type="string" calcext:value-type="string">
            <text:p>Ephedrine hydrochloride</text:p>
          </table:table-cell>
          <table:table-cell office:value-type="string" calcext:value-type="string">
            <text:p>Tussipec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renalina WZF</text:p>
          </table:table-cell>
          <table:table-cell office:value-type="string" calcext:value-type="string">
            <text:p>Epinephrine</text:p>
          </table:table-cell>
          <table:table-cell office:value-type="string" calcext:value-type="string">
            <text:p>EpiPen J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renalina WZF</text:p>
          </table:table-cell>
          <table:table-cell office:value-type="string" calcext:value-type="string">
            <text:p>Epinephrine</text:p>
          </table:table-cell>
          <table:table-cell office:value-type="string" calcext:value-type="string">
            <text:p>EpiPen Seni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renalina WZF 0,1%</text:p>
          </table:table-cell>
          <table:table-cell office:value-type="string" calcext:value-type="string">
            <text:p>Epinephrine</text:p>
          </table:table-cell>
          <table:table-cell office:value-type="string" calcext:value-type="string">
            <text:p>EpiPen J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renalina WZF 0,1%</text:p>
          </table:table-cell>
          <table:table-cell office:value-type="string" calcext:value-type="string">
            <text:p>Epinephrine</text:p>
          </table:table-cell>
          <table:table-cell office:value-type="string" calcext:value-type="string">
            <text:p>EpiPen Seni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piro</text:p>
          </table:table-cell>
          <table:table-cell office:value-type="string" calcext:value-type="string">
            <text:p>Eplerenone</text:p>
          </table:table-cell>
          <table:table-cell office:value-type="string" calcext:value-type="string">
            <text:p>Eleve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piro</text:p>
          </table:table-cell>
          <table:table-cell office:value-type="string" calcext:value-type="string">
            <text:p>Eplerenone</text:p>
          </table:table-cell>
          <table:table-cell office:value-type="string" calcext:value-type="string">
            <text:p>Epleno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piro</text:p>
          </table:table-cell>
          <table:table-cell office:value-type="string" calcext:value-type="string">
            <text:p>Eplerenone</text:p>
          </table:table-cell>
          <table:table-cell office:value-type="string" calcext:value-type="string">
            <text:p>Inspr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piro</text:p>
          </table:table-cell>
          <table:table-cell office:value-type="string" calcext:value-type="string">
            <text:p>Eplerenone</text:p>
          </table:table-cell>
          <table:table-cell office:value-type="string" calcext:value-type="string">
            <text:p>Malid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piro</text:p>
          </table:table-cell>
          <table:table-cell office:value-type="string" calcext:value-type="string">
            <text:p>Eplerenone</text:p>
          </table:table-cell>
          <table:table-cell office:value-type="string" calcext:value-type="string">
            <text:p>Nonpr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Acipr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ApoEscitaxin O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Betes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Deprile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lice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licea Q-Ta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p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1A 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Pfi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PharmaSwis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Zdrov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s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Lenux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Lexapro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Mozar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Mozarin Swif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Nexp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Oro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Pral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Pramat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Pramo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Savand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Serven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Symescit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Acipr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ApoEscitaxin O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Betes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Deprilep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lice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licea Q-Ta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p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1A 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Pfi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PharmaSwis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lopram Zdrov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as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Escit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Lenux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Lexapro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Mozar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Mozarin Swif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Nexp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Oro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Pral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Pramat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Pramo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Savand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Serven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ralin ODT</text:p>
          </table:table-cell>
          <table:table-cell office:value-type="string" calcext:value-type="string">
            <text:p>Escitalopram</text:p>
          </table:table-cell>
          <table:table-cell office:value-type="string" calcext:value-type="string">
            <text:p>Symescit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omeprazole Polpharma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Emane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omeprazole Polpharma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Escid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omeprazole Polpharma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Helid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omeprazole Polpharma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Nexiu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omeprazole Polpharma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Refluxen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omeprazole Polpharma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Stomezu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omeprazole Polpharma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Texib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someprazole Polpharma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Zolepr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sopral®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Emane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sopral®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Escid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sopral®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Helid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sopral®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Nexiu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sopral®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Refluxen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sopral®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Stomezu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sopral®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Texib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sopral®</text:p>
          </table:table-cell>
          <table:table-cell office:value-type="string" calcext:value-type="string">
            <text:p>Esomeprazole</text:p>
          </table:table-cell>
          <table:table-cell office:value-type="string" calcext:value-type="string">
            <text:p>Zolepr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subtel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xi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xia Cont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xia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Cleodet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Cleoni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Cleosens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aylet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rosfemi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rosfemine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rosfemine min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Hastina 21; -21+7; -24+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Hastina Forte 21; -21+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Lesi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Lesinel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Lesi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Midian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Myw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Naray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Naraya 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Sidretell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Teeni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Varenel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Yasm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Yasminelle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Yaz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subtel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xi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xia Cont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xia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Cleodet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Cleoni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Cleosens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aylet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rosfemi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rosfemine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rosfemine min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Hastina 21; -21+7; -24+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Hastina Forte 21; -21+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Lesi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Lesinel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Lesi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Midian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Myw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Naray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Naraya 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Sidretell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Teeni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Varenel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Yasm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Yasminelle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bin® Mini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Yaz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subtel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xi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xia Cont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Axia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Cleodet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Cleoni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Cleosens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aylet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rosfemi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rosfemine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Drosfemine min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Hastina 21; -21+7; -24+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Hastina Forte 21; -21+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Lesi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Lesinel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Lesi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Midian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Myw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Naray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Naraya 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Sidretell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Teeni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Varenel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Yasm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Yasminelle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xpo®</text:p>
          </table:table-cell>
          <table:table-cell office:value-type="string" calcext:value-type="string">
            <text:p>Ethinylestradiol + Drospirenone</text:p>
          </table:table-cell>
          <table:table-cell office:value-type="string" calcext:value-type="string">
            <text:p>Yaz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lifique</text:p>
          </table:table-cell>
          <table:table-cell office:value-type="string" calcext:value-type="string">
            <text:p>Ethinylestradiol + Levonorgestrel</text:p>
          </table:table-cell>
          <table:table-cell office:value-type="string" calcext:value-type="string">
            <text:p>Leveret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lifique</text:p>
          </table:table-cell>
          <table:table-cell office:value-type="string" calcext:value-type="string">
            <text:p>Ethinylestradiol + Levonorgestrel</text:p>
          </table:table-cell>
          <table:table-cell office:value-type="string" calcext:value-type="string">
            <text:p>Levomi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lifique</text:p>
          </table:table-cell>
          <table:table-cell office:value-type="string" calcext:value-type="string">
            <text:p>Ethinylestradiol + Levonorgestrel</text:p>
          </table:table-cell>
          <table:table-cell office:value-type="string" calcext:value-type="string">
            <text:p>Microgynon® 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lifique</text:p>
          </table:table-cell>
          <table:table-cell office:value-type="string" calcext:value-type="string">
            <text:p>Ethinylestradiol + Levonorgestrel</text:p>
          </table:table-cell>
          <table:table-cell office:value-type="string" calcext:value-type="string">
            <text:p>Rigevido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lifique</text:p>
          </table:table-cell>
          <table:table-cell office:value-type="string" calcext:value-type="string">
            <text:p>Ethinylestradiol + Levonorgestrel</text:p>
          </table:table-cell>
          <table:table-cell office:value-type="string" calcext:value-type="string">
            <text:p>Rigevidon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lifique</text:p>
          </table:table-cell>
          <table:table-cell office:value-type="string" calcext:value-type="string">
            <text:p>Ethinylestradiol + Levonorgestrel</text:p>
          </table:table-cell>
          <table:table-cell office:value-type="string" calcext:value-type="string">
            <text:p>Stediril 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lifique</text:p>
          </table:table-cell>
          <table:table-cell office:value-type="string" calcext:value-type="string">
            <text:p>Ethinylestradiol + Levonorgestrel</text:p>
          </table:table-cell>
          <table:table-cell office:value-type="string" calcext:value-type="string">
            <text:p>Trinordiol 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lifique</text:p>
          </table:table-cell>
          <table:table-cell office:value-type="string" calcext:value-type="string">
            <text:p>Ethinylestradiol + Levonorgestrel</text:p>
          </table:table-cell>
          <table:table-cell office:value-type="string" calcext:value-type="string">
            <text:p>Triquila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aRing</text:p>
          </table:table-cell>
          <table:table-cell office:value-type="string" calcext:value-type="string">
            <text:p>Etonogestrel + Ethinylestradiol</text:p>
          </table:table-cell>
          <table:table-cell office:value-type="string" calcext:value-type="string">
            <text:p>Circl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aRing</text:p>
          </table:table-cell>
          <table:table-cell office:value-type="string" calcext:value-type="string">
            <text:p>Etonogestrel + Ethinylestradiol</text:p>
          </table:table-cell>
          <table:table-cell office:value-type="string" calcext:value-type="string">
            <text:p>Ginoring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aRing</text:p>
          </table:table-cell>
          <table:table-cell office:value-type="string" calcext:value-type="string">
            <text:p>Etonogestrel + Ethinylestradiol</text:p>
          </table:table-cell>
          <table:table-cell office:value-type="string" calcext:value-type="string">
            <text:p>NuvaRing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mogast®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Famidy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mogast®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Quamate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mogast®</text:p>
          </table:table-cell>
          <table:table-cell office:value-type="string" calcext:value-type="string">
            <text:p>Famotidine</text:p>
          </table:table-cell>
          <table:table-cell office:value-type="string" calcext:value-type="string">
            <text:p>Ulfam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sidal</text:p>
          </table:table-cell>
          <table:table-cell office:value-type="string" calcext:value-type="string">
            <text:p>Fenspiride hydrochloride</text:p>
          </table:table-cell>
          <table:table-cell office:value-type="string" calcext:value-type="string">
            <text:p>El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sidal</text:p>
          </table:table-cell>
          <table:table-cell office:value-type="string" calcext:value-type="string">
            <text:p>Fenspiride hydrochloride</text:p>
          </table:table-cell>
          <table:table-cell office:value-type="string" calcext:value-type="string">
            <text:p>Euref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sidal</text:p>
          </table:table-cell>
          <table:table-cell office:value-type="string" calcext:value-type="string">
            <text:p>Fenspiride hydrochloride</text:p>
          </table:table-cell>
          <table:table-cell office:value-type="string" calcext:value-type="string">
            <text:p>Euresp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sidal</text:p>
          </table:table-cell>
          <table:table-cell office:value-type="string" calcext:value-type="string">
            <text:p>Fenspiride hydrochloride</text:p>
          </table:table-cell>
          <table:table-cell office:value-type="string" calcext:value-type="string">
            <text:p>Fenspog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sidal</text:p>
          </table:table-cell>
          <table:table-cell office:value-type="string" calcext:value-type="string">
            <text:p>Fenspiride hydrochloride</text:p>
          </table:table-cell>
          <table:table-cell office:value-type="string" calcext:value-type="string">
            <text:p>Pulne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sidal o smaku malinowym</text:p>
          </table:table-cell>
          <table:table-cell office:value-type="string" calcext:value-type="string">
            <text:p>Fenspiride hydrochloride</text:p>
          </table:table-cell>
          <table:table-cell office:value-type="string" calcext:value-type="string">
            <text:p>El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sidal o smaku malinowym</text:p>
          </table:table-cell>
          <table:table-cell office:value-type="string" calcext:value-type="string">
            <text:p>Fenspiride hydrochloride</text:p>
          </table:table-cell>
          <table:table-cell office:value-type="string" calcext:value-type="string">
            <text:p>Euref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sidal o smaku malinowym</text:p>
          </table:table-cell>
          <table:table-cell office:value-type="string" calcext:value-type="string">
            <text:p>Fenspiride hydrochloride</text:p>
          </table:table-cell>
          <table:table-cell office:value-type="string" calcext:value-type="string">
            <text:p>Euresp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sidal o smaku malinowym</text:p>
          </table:table-cell>
          <table:table-cell office:value-type="string" calcext:value-type="string">
            <text:p>Fenspiride hydrochloride</text:p>
          </table:table-cell>
          <table:table-cell office:value-type="string" calcext:value-type="string">
            <text:p>Fenspog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sidal o smaku malinowym</text:p>
          </table:table-cell>
          <table:table-cell office:value-type="string" calcext:value-type="string">
            <text:p>Fenspiride hydrochloride</text:p>
          </table:table-cell>
          <table:table-cell office:value-type="string" calcext:value-type="string">
            <text:p>Pulne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lfexo® 120 mg; -180 mg</text:p>
          </table:table-cell>
          <table:table-cell office:value-type="string" calcext:value-type="string">
            <text:p>Fexofenadine hydrochloride</text:p>
          </table:table-cell>
          <table:table-cell office:value-type="string" calcext:value-type="string">
            <text:p>Alleg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lfexo® 120 mg; -180 mg</text:p>
          </table:table-cell>
          <table:table-cell office:value-type="string" calcext:value-type="string">
            <text:p>Fexofenadine hydrochloride</text:p>
          </table:table-cell>
          <table:table-cell office:value-type="string" calcext:value-type="string">
            <text:p>Fexo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elfexo® 120 mg; -180 mg</text:p>
          </table:table-cell>
          <table:table-cell office:value-type="string" calcext:value-type="string">
            <text:p>Fexofenadine hydrochloride</text:p>
          </table:table-cell>
          <table:table-cell office:value-type="string" calcext:value-type="string">
            <text:p>Telfast® 1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Difluc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conaz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conazole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conazole B.Braun 2 mg/m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conazol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conazole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conazole K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conazole Polfarm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conazole Redibag 2 mg/m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cort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kon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konazol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Flumyco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cofast®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Mycosys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oxetin Polpharma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Andep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oxetin Polpharma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Bioxet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oxetin Polpharma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Deprexet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oxetin Polpharma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Fluoksetyna EG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oxetin Polpharma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Fluoxetine Vitabala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oxetin Polpharma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Fluxe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uoxetin Polpharma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Seroni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ris</text:p>
          </table:table-cell>
          <table:table-cell office:value-type="string" calcext:value-type="string">
            <text:p>Fluticasone + Salmeterol</text:p>
          </table:table-cell>
          <table:table-cell office:value-type="string" calcext:value-type="string">
            <text:p>Aerivio Spiro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ris</text:p>
          </table:table-cell>
          <table:table-cell office:value-type="string" calcext:value-type="string">
            <text:p>Fluticasone + Salmeterol</text:p>
          </table:table-cell>
          <table:table-cell office:value-type="string" calcext:value-type="string">
            <text:p>Airexar Spiro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ris</text:p>
          </table:table-cell>
          <table:table-cell office:value-type="string" calcext:value-type="string">
            <text:p>Fluticasone + Salmeterol</text:p>
          </table:table-cell>
          <table:table-cell office:value-type="string" calcext:value-type="string">
            <text:p>AirFluSal Forspi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ris</text:p>
          </table:table-cell>
          <table:table-cell office:value-type="string" calcext:value-type="string">
            <text:p>Fluticasone + Salmeterol</text:p>
          </table:table-cell>
          <table:table-cell office:value-type="string" calcext:value-type="string">
            <text:p>Combote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ris</text:p>
          </table:table-cell>
          <table:table-cell office:value-type="string" calcext:value-type="string">
            <text:p>Fluticasone + Salmeterol</text:p>
          </table:table-cell>
          <table:table-cell office:value-type="string" calcext:value-type="string">
            <text:p>Salm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ris</text:p>
          </table:table-cell>
          <table:table-cell office:value-type="string" calcext:value-type="string">
            <text:p>Fluticasone + Salmeterol</text:p>
          </table:table-cell>
          <table:table-cell office:value-type="string" calcext:value-type="string">
            <text:p>Seretide® 50; -125; -2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ris</text:p>
          </table:table-cell>
          <table:table-cell office:value-type="string" calcext:value-type="string">
            <text:p>Fluticasone + Salmeterol</text:p>
          </table:table-cell>
          <table:table-cell office:value-type="string" calcext:value-type="string">
            <text:p>Seretide® Dysk 100; -250; -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odil PPH</text:p>
          </table:table-cell>
          <table:table-cell office:value-type="string" calcext:value-type="string">
            <text:p>Formoterol</text:p>
          </table:table-cell>
          <table:table-cell office:value-type="string" calcext:value-type="string">
            <text:p>Atim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odil PPH</text:p>
          </table:table-cell>
          <table:table-cell office:value-type="string" calcext:value-type="string">
            <text:p>Formoterol</text:p>
          </table:table-cell>
          <table:table-cell office:value-type="string" calcext:value-type="string">
            <text:p>Foradi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odil PPH</text:p>
          </table:table-cell>
          <table:table-cell office:value-type="string" calcext:value-type="string">
            <text:p>Formoterol</text:p>
          </table:table-cell>
          <table:table-cell office:value-type="string" calcext:value-type="string">
            <text:p>Fora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odil PPH</text:p>
          </table:table-cell>
          <table:table-cell office:value-type="string" calcext:value-type="string">
            <text:p>Formoterol</text:p>
          </table:table-cell>
          <table:table-cell office:value-type="string" calcext:value-type="string">
            <text:p>Forastm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odil PPH</text:p>
          </table:table-cell>
          <table:table-cell office:value-type="string" calcext:value-type="string">
            <text:p>Formoterol</text:p>
          </table:table-cell>
          <table:table-cell office:value-type="string" calcext:value-type="string">
            <text:p>Formoterol® Easyhal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odil PPH</text:p>
          </table:table-cell>
          <table:table-cell office:value-type="string" calcext:value-type="string">
            <text:p>Formoterol</text:p>
          </table:table-cell>
          <table:table-cell office:value-type="string" calcext:value-type="string">
            <text:p>Oxis® Turbuhal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odil PPH</text:p>
          </table:table-cell>
          <table:table-cell office:value-type="string" calcext:value-type="string">
            <text:p>Formoterol</text:p>
          </table:table-cell>
          <table:table-cell office:value-type="string" calcext:value-type="string">
            <text:p>Zafiro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odil PPH</text:p>
          </table:table-cell>
          <table:table-cell office:value-type="string" calcext:value-type="string">
            <text:p>Formoterol</text:p>
          </table:table-cell>
          <table:table-cell office:value-type="string" calcext:value-type="string">
            <text:p>Zomex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urosemidum Polpharma</text:p>
          </table:table-cell>
          <table:table-cell office:value-type="string" calcext:value-type="string">
            <text:p>Furosemide</text:p>
          </table:table-cell>
          <table:table-cell office:value-type="string" calcext:value-type="string">
            <text:p>Furosemide K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urosemidum Polpharma</text:p>
          </table:table-cell>
          <table:table-cell office:value-type="string" calcext:value-type="string">
            <text:p>Furosemide</text:p>
          </table:table-cell>
          <table:table-cell office:value-type="string" calcext:value-type="string">
            <text:p>Furosemidum Polfarm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ntamicin WZF 0,3%</text:p>
          </table:table-cell>
          <table:table-cell office:value-type="string" calcext:value-type="string">
            <text:p>Gentamicin sulphate</text:p>
          </table:table-cell>
          <table:table-cell office:value-type="string" calcext:value-type="string">
            <text:p>Garamyc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ntamicin WZF 0,3%</text:p>
          </table:table-cell>
          <table:table-cell office:value-type="string" calcext:value-type="string">
            <text:p>Gentamicin sulphate</text:p>
          </table:table-cell>
          <table:table-cell office:value-type="string" calcext:value-type="string">
            <text:p>Gentamicin B. Brau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ntamicin WZF 0,3%</text:p>
          </table:table-cell>
          <table:table-cell office:value-type="string" calcext:value-type="string">
            <text:p>Gentamicin sulphate</text:p>
          </table:table-cell>
          <table:table-cell office:value-type="string" calcext:value-type="string">
            <text:p>Gentamicin Krk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libetic 1 mg; -2 mg; -3 mg; -4 mg</text:p>
          </table:table-cell>
          <table:table-cell office:value-type="string" calcext:value-type="string">
            <text:p>Glimepiride</text:p>
          </table:table-cell>
          <table:table-cell office:value-type="string" calcext:value-type="string">
            <text:p>Amaryl® 1; -2; -3; -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libetic 1 mg; -2 mg; -3 mg; -4 mg</text:p>
          </table:table-cell>
          <table:table-cell office:value-type="string" calcext:value-type="string">
            <text:p>Glimepiride</text:p>
          </table:table-cell>
          <table:table-cell office:value-type="string" calcext:value-type="string">
            <text:p>Avaro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libetic 1 mg; -2 mg; -3 mg; -4 mg</text:p>
          </table:table-cell>
          <table:table-cell office:value-type="string" calcext:value-type="string">
            <text:p>Glimepiride</text:p>
          </table:table-cell>
          <table:table-cell office:value-type="string" calcext:value-type="string">
            <text:p>Diar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libetic 1 mg; -2 mg; -3 mg; -4 mg</text:p>
          </table:table-cell>
          <table:table-cell office:value-type="string" calcext:value-type="string">
            <text:p>Glimepiride</text:p>
          </table:table-cell>
          <table:table-cell office:value-type="string" calcext:value-type="string">
            <text:p>Glidiam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libetic 1 mg; -2 mg; -3 mg; -4 mg</text:p>
          </table:table-cell>
          <table:table-cell office:value-type="string" calcext:value-type="string">
            <text:p>Glimepiride</text:p>
          </table:table-cell>
          <table:table-cell office:value-type="string" calcext:value-type="string">
            <text:p>GlimeHEXAL 1; -2; -3; -4; -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libetic 1 mg; -2 mg; -3 mg; -4 mg</text:p>
          </table:table-cell>
          <table:table-cell office:value-type="string" calcext:value-type="string">
            <text:p>Glimepiride</text:p>
          </table:table-cell>
          <table:table-cell office:value-type="string" calcext:value-type="string">
            <text:p>Glimepirid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libetic 1 mg; -2 mg; -3 mg; -4 mg</text:p>
          </table:table-cell>
          <table:table-cell office:value-type="string" calcext:value-type="string">
            <text:p>Glimepiride</text:p>
          </table:table-cell>
          <table:table-cell office:value-type="string" calcext:value-type="string">
            <text:p>Glimepirid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libetic 1 mg; -2 mg; -3 mg; -4 mg</text:p>
          </table:table-cell>
          <table:table-cell office:value-type="string" calcext:value-type="string">
            <text:p>Glimepiride</text:p>
          </table:table-cell>
          <table:table-cell office:value-type="string" calcext:value-type="string">
            <text:p>Glimor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libetic 1 mg; -2 mg; -3 mg; -4 mg</text:p>
          </table:table-cell>
          <table:table-cell office:value-type="string" calcext:value-type="string">
            <text:p>Glimepiride</text:p>
          </table:table-cell>
          <table:table-cell office:value-type="string" calcext:value-type="string">
            <text:p>Glitopr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libetic 1 mg; -2 mg; -3 mg; -4 mg</text:p>
          </table:table-cell>
          <table:table-cell office:value-type="string" calcext:value-type="string">
            <text:p>Glimepiride</text:p>
          </table:table-cell>
          <table:table-cell office:value-type="string" calcext:value-type="string">
            <text:p>Pemid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libetic 1 mg; -2 mg; -3 mg; -4 mg</text:p>
          </table:table-cell>
          <table:table-cell office:value-type="string" calcext:value-type="string">
            <text:p>Glimepiride</text:p>
          </table:table-cell>
          <table:table-cell office:value-type="string" calcext:value-type="string">
            <text:p>Symgli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stonit®</text:p>
          </table:table-cell>
          <table:table-cell office:value-type="string" calcext:value-type="string">
            <text:p>Glyceryl trinitrate</text:p>
          </table:table-cell>
          <table:table-cell office:value-type="string" calcext:value-type="string">
            <text:p>Nitrocar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stonit®</text:p>
          </table:table-cell>
          <table:table-cell office:value-type="string" calcext:value-type="string">
            <text:p>Glyceryl trinitrate</text:p>
          </table:table-cell>
          <table:table-cell office:value-type="string" calcext:value-type="string">
            <text:p>Nitroderm® TTS 5; -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stonit®</text:p>
          </table:table-cell>
          <table:table-cell office:value-type="string" calcext:value-type="string">
            <text:p>Glyceryl trinitrate</text:p>
          </table:table-cell>
          <table:table-cell office:value-type="string" calcext:value-type="string">
            <text:p>Nitromin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stonit®</text:p>
          </table:table-cell>
          <table:table-cell office:value-type="string" calcext:value-type="string">
            <text:p>Glyceryl trinitrate</text:p>
          </table:table-cell>
          <table:table-cell office:value-type="string" calcext:value-type="string">
            <text:p>Rectogesic 0,4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aloperidol WZF</text:p>
          </table:table-cell>
          <table:table-cell office:value-type="string" calcext:value-type="string">
            <text:p>Haloperidol</text:p>
          </table:table-cell>
          <table:table-cell office:value-type="string" calcext:value-type="string">
            <text:p>Haloperidol Uni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aloperidol WZF; -0,2%</text:p>
          </table:table-cell>
          <table:table-cell office:value-type="string" calcext:value-type="string">
            <text:p>Haloperidol</text:p>
          </table:table-cell>
          <table:table-cell office:value-type="string" calcext:value-type="string">
            <text:p>Haloperidol Uni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liPico</text:p>
          </table:table-cell>
          <table:table-cell office:value-type="string" calcext:value-type="string">
            <text:p>Hedera helicis extract</text:p>
          </table:table-cell>
          <table:table-cell office:value-type="string" calcext:value-type="string">
            <text:p>Hedeli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liPico</text:p>
          </table:table-cell>
          <table:table-cell office:value-type="string" calcext:value-type="string">
            <text:p>Hedera helicis extract</text:p>
          </table:table-cell>
          <table:table-cell office:value-type="string" calcext:value-type="string">
            <text:p>Hederas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liPico</text:p>
          </table:table-cell>
          <table:table-cell office:value-type="string" calcext:value-type="string">
            <text:p>Hedera helicis extract</text:p>
          </table:table-cell>
          <table:table-cell office:value-type="string" calcext:value-type="string">
            <text:p>Hedero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liPico</text:p>
          </table:table-cell>
          <table:table-cell office:value-type="string" calcext:value-type="string">
            <text:p>Hedera helicis extract</text:p>
          </table:table-cell>
          <table:table-cell office:value-type="string" calcext:value-type="string">
            <text:p>Heduss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liPico</text:p>
          </table:table-cell>
          <table:table-cell office:value-type="string" calcext:value-type="string">
            <text:p>Hedera helicis extract</text:p>
          </table:table-cell>
          <table:table-cell office:value-type="string" calcext:value-type="string">
            <text:p>Herbion na kaszel mok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liPico</text:p>
          </table:table-cell>
          <table:table-cell office:value-type="string" calcext:value-type="string">
            <text:p>Hedera helicis extract</text:p>
          </table:table-cell>
          <table:table-cell office:value-type="string" calcext:value-type="string">
            <text:p>PiniHeli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liPico</text:p>
          </table:table-cell>
          <table:table-cell office:value-type="string" calcext:value-type="string">
            <text:p>Hedera helicis extract</text:p>
          </table:table-cell>
          <table:table-cell office:value-type="string" calcext:value-type="string">
            <text:p>Prosp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aparin®</text:p>
          </table:table-cell>
          <table:table-cell office:value-type="string" calcext:value-type="string">
            <text:p>Heparin sodium</text:p>
          </table:table-cell>
          <table:table-cell office:value-type="string" calcext:value-type="string">
            <text:p>Fortiven Activ 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aparin®</text:p>
          </table:table-cell>
          <table:table-cell office:value-type="string" calcext:value-type="string">
            <text:p>Heparin sodium</text:p>
          </table:table-cell>
          <table:table-cell office:value-type="string" calcext:value-type="string">
            <text:p>Heparin-Hasco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aparin®</text:p>
          </table:table-cell>
          <table:table-cell office:value-type="string" calcext:value-type="string">
            <text:p>Heparin sodium</text:p>
          </table:table-cell>
          <table:table-cell office:value-type="string" calcext:value-type="string">
            <text:p>Heparizen 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aparin®</text:p>
          </table:table-cell>
          <table:table-cell office:value-type="string" calcext:value-type="string">
            <text:p>Heparin sodium</text:p>
          </table:table-cell>
          <table:table-cell office:value-type="string" calcext:value-type="string">
            <text:p>Lioton 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Bonefurb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Bonviv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Ibandronat Apot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Ibandronic Acid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Ibandronic acid Alvo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Ibandronic Acid My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Ibandronic acid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Ibandronic acid Sta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Ibandronic Acid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Ibandronic Acid Teva 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Ikamet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Kef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Nucodr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Osagran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Ossic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Osto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andronat Polpharma</text:p>
          </table:table-cell>
          <table:table-cell office:value-type="string" calcext:value-type="string">
            <text:p>Ibandronic acid</text:p>
          </table:table-cell>
          <table:table-cell office:value-type="string" calcext:value-type="string">
            <text:p>Quodix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olin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ufeni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DOLGI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bab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Max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ax 200; -400; -Forte 60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 Mini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ar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-P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of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Forte 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LG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Polfarm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Teva; -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 Spri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R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rint 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rap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Kid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; -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Juni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 rozpuszczaln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na b®l plec®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Pedipr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olin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ufeni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DOLGI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bab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Max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ax 200; -400; -Forte 60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 Mini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ar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-P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of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Forte 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LG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Polfarm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Teva; -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 Spri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R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rint 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rap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Kid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; -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Juni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 rozpuszczaln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na b®l plec®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Baby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Pedipr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olin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ufeni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DOLGI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bab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Max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ax 200; -400; -Forte 60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 Mini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ar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-P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of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Forte 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LG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Polfarm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Teva; -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 Spri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R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rint 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rap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Kid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; -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Juni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 rozpuszczaln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na b®l plec®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Forte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Pedipr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olin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ufeni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DOLGI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bab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Max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ax 200; -400; -Forte 60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 Mini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ar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-P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of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Forte 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LG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Polfarm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Teva; -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 Spri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R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rint 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rap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Kid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; -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Juni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 rozpuszczaln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na b®l plec®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malin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Pedipr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olin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ufeni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DOLGI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bab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Max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ax 200; -400; -Forte 60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 Mini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ar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-P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of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Forte 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LG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Polfarm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Teva; -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 Spri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R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rint 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rap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Kid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; -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Juni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 rozpuszczaln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na b®l plec®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dla dzieci o smaku truskawkowym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Pedipr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olin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ufeni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DOLGI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bab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Max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ax 200; -400; -Forte 60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 Mini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ar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-P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of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Forte 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LG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Polfarm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Teva; -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 Spri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R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rint 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rap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Kid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; -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Juni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 rozpuszczaln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na b®l plec®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Pedipr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olin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rufe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Bufeni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DOLGI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bab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F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algin Max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ax 200; -400; -Forte 60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m Forte Mini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ar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-Pa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Aflof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Forte 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LG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Polfarm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fen Teva; -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Max Spri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R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o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prom® Sprint 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burap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Ifeni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Kid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MIG; -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dla dzieci Juni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Express Forte rozpuszczaln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na b®l plec®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Nurofen® Ultra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bufen® mini Junior</text:p>
          </table:table-cell>
          <table:table-cell office:value-type="string" calcext:value-type="string">
            <text:p>Ibuprofen</text:p>
          </table:table-cell>
          <table:table-cell office:value-type="string" calcext:value-type="string">
            <text:p>Pedipro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</text:p>
          </table:table-cell>
          <table:table-cell office:value-type="string" calcext:value-type="string">
            <text:p>Ibuprofen + Paracetamol</text:p>
          </table:table-cell>
          <table:table-cell office:value-type="string" calcext:value-type="string">
            <text:p>Kidofen 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</text:p>
          </table:table-cell>
          <table:table-cell office:value-type="string" calcext:value-type="string">
            <text:p>Ibuprofen + Paracetamol</text:p>
          </table:table-cell>
          <table:table-cell office:value-type="string" calcext:value-type="string">
            <text:p>Nurofen® Ulti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 Zatoki</text:p>
          </table:table-cell>
          <table:table-cell office:value-type="string" calcext:value-type="string">
            <text:p>Ibuprofen + Pseudoephedrine hydrochloride</text:p>
          </table:table-cell>
          <table:table-cell office:value-type="string" calcext:value-type="string">
            <text:p>Acatar® Zatok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 Zatoki</text:p>
          </table:table-cell>
          <table:table-cell office:value-type="string" calcext:value-type="string">
            <text:p>Ibuprofen + Pseudoephedrine hydrochloride</text:p>
          </table:table-cell>
          <table:table-cell office:value-type="string" calcext:value-type="string">
            <text:p>Ibum Gri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 Zatoki</text:p>
          </table:table-cell>
          <table:table-cell office:value-type="string" calcext:value-type="string">
            <text:p>Ibuprofen + Pseudoephedrine hydrochloride</text:p>
          </table:table-cell>
          <table:table-cell office:value-type="string" calcext:value-type="string">
            <text:p>Ibum Zatok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 Zatoki</text:p>
          </table:table-cell>
          <table:table-cell office:value-type="string" calcext:value-type="string">
            <text:p>Ibuprofen + Pseudoephedrine hydrochloride</text:p>
          </table:table-cell>
          <table:table-cell office:value-type="string" calcext:value-type="string">
            <text:p>Ibuprom® Zatok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 Zatoki</text:p>
          </table:table-cell>
          <table:table-cell office:value-type="string" calcext:value-type="string">
            <text:p>Ibuprofen + Pseudoephedrine hydrochloride</text:p>
          </table:table-cell>
          <table:table-cell office:value-type="string" calcext:value-type="string">
            <text:p>Infex Zatok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 Zatoki</text:p>
          </table:table-cell>
          <table:table-cell office:value-type="string" calcext:value-type="string">
            <text:p>Ibuprofen + Pseudoephedrine hydrochloride</text:p>
          </table:table-cell>
          <table:table-cell office:value-type="string" calcext:value-type="string">
            <text:p>Laboratoria Polfa®®d® ZATOK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 Zatoki</text:p>
          </table:table-cell>
          <table:table-cell office:value-type="string" calcext:value-type="string">
            <text:p>Ibuprofen + Pseudoephedrine hydrochloride</text:p>
          </table:table-cell>
          <table:table-cell office:value-type="string" calcext:value-type="string">
            <text:p>Modaf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 Zatoki</text:p>
          </table:table-cell>
          <table:table-cell office:value-type="string" calcext:value-type="string">
            <text:p>Ibuprofen + Pseudoephedrine hydrochloride</text:p>
          </table:table-cell>
          <table:table-cell office:value-type="string" calcext:value-type="string">
            <text:p>Modafen® Gri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 Zatoki</text:p>
          </table:table-cell>
          <table:table-cell office:value-type="string" calcext:value-type="string">
            <text:p>Ibuprofen + Pseudoephedrine hydrochloride</text:p>
          </table:table-cell>
          <table:table-cell office:value-type="string" calcext:value-type="string">
            <text:p>Nurofen® Zatok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 Zatoki</text:p>
          </table:table-cell>
          <table:table-cell office:value-type="string" calcext:value-type="string">
            <text:p>Ibuprofen + Pseudoephedrine hydrochloride</text:p>
          </table:table-cell>
          <table:table-cell office:value-type="string" calcext:value-type="string">
            <text:p>Rhinaf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afen® Zatoki</text:p>
          </table:table-cell>
          <table:table-cell office:value-type="string" calcext:value-type="string">
            <text:p>Ibuprofen + Pseudoephedrine hydrochloride</text:p>
          </table:table-cell>
          <table:table-cell office:value-type="string" calcext:value-type="string">
            <text:p>Sudafed® Ext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Diuresin®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amide Krk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amide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amide SR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amide SR Merca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amid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r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ix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pres long 1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vipam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Opam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Rawel®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Symapamid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Tertensif®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Diuresin®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amide Krk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amide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amide SR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amide SR Merca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amid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apr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ndix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pres long 1,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Ivipam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Opam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Rawel®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Symapamid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dapen® SR</text:p>
          </table:table-cell>
          <table:table-cell office:value-type="string" calcext:value-type="string">
            <text:p>Indapamide</text:p>
          </table:table-cell>
          <table:table-cell office:value-type="string" calcext:value-type="string">
            <text:p>Tertensif®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rodil</text:p>
          </table:table-cell>
          <table:table-cell office:value-type="string" calcext:value-type="string">
            <text:p>Ipratropium bromide</text:p>
          </table:table-cell>
          <table:table-cell office:value-type="string" calcext:value-type="string">
            <text:p>Atroven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rodil</text:p>
          </table:table-cell>
          <table:table-cell office:value-type="string" calcext:value-type="string">
            <text:p>Ipratropium bromide</text:p>
          </table:table-cell>
          <table:table-cell office:value-type="string" calcext:value-type="string">
            <text:p>Atrovent® 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rodil</text:p>
          </table:table-cell>
          <table:table-cell office:value-type="string" calcext:value-type="string">
            <text:p>Ipratropium bromide</text:p>
          </table:table-cell>
          <table:table-cell office:value-type="string" calcext:value-type="string">
            <text:p>Steri-Neb Ipratropin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oxal®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Ipozu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oxal®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Itraconazole-Premier Reserc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oxal®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Itra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oxal®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Itr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oxal®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Itrok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oxal®</text:p>
          </table:table-cell>
          <table:table-cell office:value-type="string" calcext:value-type="string">
            <text:p>Itraconazole</text:p>
          </table:table-cell>
          <table:table-cell office:value-type="string" calcext:value-type="string">
            <text:p>Orung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Bi-Profeni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nal® 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nal®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nal® Lek 2,5% ®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profen-S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profenum Fast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profen LG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profen Ziaj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re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spray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Opokan-ket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ebrofen®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Profeni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Bi-Profeni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nal® 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nal®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nal® Lek 2,5% ®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profen-S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profenum Fast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profen LG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profen Ziaj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re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Ketospray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Opokan-ket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fastin</text:p>
          </table:table-cell>
          <table:table-cell office:value-type="string" calcext:value-type="string">
            <text:p>Ketoprofen</text:p>
          </table:table-cell>
          <table:table-cell office:value-type="string" calcext:value-type="string">
            <text:p>Profeni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totifen WZF</text:p>
          </table:table-cell>
          <table:table-cell office:value-type="string" calcext:value-type="string">
            <text:p>Ketotifen</text:p>
          </table:table-cell>
          <table:table-cell office:value-type="string" calcext:value-type="string">
            <text:p>Ketotifen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totifen WZF</text:p>
          </table:table-cell>
          <table:table-cell office:value-type="string" calcext:value-type="string">
            <text:p>Ketotifen</text:p>
          </table:table-cell>
          <table:table-cell office:value-type="string" calcext:value-type="string">
            <text:p>Zaba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totifen WZF</text:p>
          </table:table-cell>
          <table:table-cell office:value-type="string" calcext:value-type="string">
            <text:p>Ketotifen</text:p>
          </table:table-cell>
          <table:table-cell office:value-type="string" calcext:value-type="string">
            <text:p>Zadit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Akist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Latalu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Latanoprost Arr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Latanoprost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Latanoprost STA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Monopro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Polpro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Rozapro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Rozaprost Mo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Tevi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Xalapro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Xalat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Akist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Latalu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Latanoprost Arr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Latanoprost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Latanoprost STA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Monopro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Polpro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Rozapro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Rozaprost Mo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Tevi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Xalapro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Free</text:p>
          </table:table-cell>
          <table:table-cell office:value-type="string" calcext:value-type="string">
            <text:p>Latanoprost</text:p>
          </table:table-cell>
          <table:table-cell office:value-type="string" calcext:value-type="string">
            <text:p>Xalat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Combi</text:p>
          </table:table-cell>
          <table:table-cell office:value-type="string" calcext:value-type="string">
            <text:p>Latanoprost + Timolol </text:p>
          </table:table-cell>
          <table:table-cell office:value-type="string" calcext:value-type="string">
            <text:p>Lataco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Combi</text:p>
          </table:table-cell>
          <table:table-cell office:value-type="string" calcext:value-type="string">
            <text:p>Latanoprost + Timolol </text:p>
          </table:table-cell>
          <table:table-cell office:value-type="string" calcext:value-type="string">
            <text:p>Latanoprost + Timolol STA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Combi</text:p>
          </table:table-cell>
          <table:table-cell office:value-type="string" calcext:value-type="string">
            <text:p>Latanoprost + Timolol </text:p>
          </table:table-cell>
          <table:table-cell office:value-type="string" calcext:value-type="string">
            <text:p>Polprost 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Combi</text:p>
          </table:table-cell>
          <table:table-cell office:value-type="string" calcext:value-type="string">
            <text:p>Latanoprost + Timolol </text:p>
          </table:table-cell>
          <table:table-cell office:value-type="string" calcext:value-type="string">
            <text:p>Tilapr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Combi</text:p>
          </table:table-cell>
          <table:table-cell office:value-type="string" calcext:value-type="string">
            <text:p>Latanoprost + Timolol </text:p>
          </table:table-cell>
          <table:table-cell office:value-type="string" calcext:value-type="string">
            <text:p>Timlat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Combi</text:p>
          </table:table-cell>
          <table:table-cell office:value-type="string" calcext:value-type="string">
            <text:p>Latanoprost + Timolol </text:p>
          </table:table-cell>
          <table:table-cell office:value-type="string" calcext:value-type="string">
            <text:p>Timpro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aloptic Combi</text:p>
          </table:table-cell>
          <table:table-cell office:value-type="string" calcext:value-type="string">
            <text:p>Latanoprost + Timolol </text:p>
          </table:table-cell>
          <table:table-cell office:value-type="string" calcext:value-type="string">
            <text:p>Xalac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gnocainum hydrochloricum WZF; -1%; -2%</text:p>
          </table:table-cell>
          <table:table-cell office:value-type="string" calcext:value-type="string">
            <text:p>Lidocaine hydrochloride</text:p>
          </table:table-cell>
          <table:table-cell office:value-type="string" calcext:value-type="string">
            <text:p>Bobod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gnocainum hydrochloricum WZF; -1%; -2%</text:p>
          </table:table-cell>
          <table:table-cell office:value-type="string" calcext:value-type="string">
            <text:p>Lidocaine hydrochloride</text:p>
          </table:table-cell>
          <table:table-cell office:value-type="string" calcext:value-type="string">
            <text:p>Lidocain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gnocainum hydrochloricum WZF; -1%; -2%</text:p>
          </table:table-cell>
          <table:table-cell office:value-type="string" calcext:value-type="string">
            <text:p>Lidocaine hydrochloride</text:p>
          </table:table-cell>
          <table:table-cell office:value-type="string" calcext:value-type="string">
            <text:p>Lidocaine Grindek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gnocainum hydrochloricum WZF; -1%; -2%</text:p>
          </table:table-cell>
          <table:table-cell office:value-type="string" calcext:value-type="string">
            <text:p>Lidocaine hydrochloride</text:p>
          </table:table-cell>
          <table:table-cell office:value-type="string" calcext:value-type="string">
            <text:p>Lignocainum Jelf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gnocainum hydrochloricum WZF; -1%; -2%</text:p>
          </table:table-cell>
          <table:table-cell office:value-type="string" calcext:value-type="string">
            <text:p>Lidocaine hydrochloride</text:p>
          </table:table-cell>
          <table:table-cell office:value-type="string" calcext:value-type="string">
            <text:p>Lignocain 2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gnocainum hydrochloricum WZF; -1%; -2%</text:p>
          </table:table-cell>
          <table:table-cell office:value-type="string" calcext:value-type="string">
            <text:p>Lidocaine hydrochloride</text:p>
          </table:table-cell>
          <table:table-cell office:value-type="string" calcext:value-type="string">
            <text:p>Lign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gnocainum hydrochloricum WZF; -1%; -2%</text:p>
          </table:table-cell>
          <table:table-cell office:value-type="string" calcext:value-type="string">
            <text:p>Lidocaine hydrochloride</text:p>
          </table:table-cell>
          <table:table-cell office:value-type="string" calcext:value-type="string">
            <text:p>Trachis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nezolid Polpharma</text:p>
          </table:table-cell>
          <table:table-cell office:value-type="string" calcext:value-type="string">
            <text:p>Linezolid</text:p>
          </table:table-cell>
          <table:table-cell office:value-type="string" calcext:value-type="string">
            <text:p>Anozila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nezolid Polpharma</text:p>
          </table:table-cell>
          <table:table-cell office:value-type="string" calcext:value-type="string">
            <text:p>Linezolid</text:p>
          </table:table-cell>
          <table:table-cell office:value-type="string" calcext:value-type="string">
            <text:p>Linezolid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nezolid Polpharma</text:p>
          </table:table-cell>
          <table:table-cell office:value-type="string" calcext:value-type="string">
            <text:p>Linezolid</text:p>
          </table:table-cell>
          <table:table-cell office:value-type="string" calcext:value-type="string">
            <text:p>Linezolid Ada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nezolid Polpharma</text:p>
          </table:table-cell>
          <table:table-cell office:value-type="string" calcext:value-type="string">
            <text:p>Linezolid</text:p>
          </table:table-cell>
          <table:table-cell office:value-type="string" calcext:value-type="string">
            <text:p>Linezolid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nezolid Polpharma</text:p>
          </table:table-cell>
          <table:table-cell office:value-type="string" calcext:value-type="string">
            <text:p>Linezolid</text:p>
          </table:table-cell>
          <table:table-cell office:value-type="string" calcext:value-type="string">
            <text:p>Zyvox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emid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Dissent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emid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Imod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emid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Imodium Insta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emid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Lopacu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emid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Lop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emid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Stoper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peramid WZF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Dissent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peramid WZF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Imod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peramid WZF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Imodium Insta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peramid WZF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Lopacu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peramid WZF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Lop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peramid WZF</text:p>
          </table:table-cell>
          <table:table-cell office:value-type="string" calcext:value-type="string">
            <text:p>Loperamide hydrochloride</text:p>
          </table:table-cell>
          <table:table-cell office:value-type="string" calcext:value-type="string">
            <text:p>Stoper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vasterol</text:p>
          </table:table-cell>
          <table:table-cell office:value-type="string" calcext:value-type="string">
            <text:p>Lovastatin</text:p>
          </table:table-cell>
          <table:table-cell office:value-type="string" calcext:value-type="string">
            <text:p>Lipro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vasterol</text:p>
          </table:table-cell>
          <table:table-cell office:value-type="string" calcext:value-type="string">
            <text:p>Lovastatin</text:p>
          </table:table-cell>
          <table:table-cell office:value-type="string" calcext:value-type="string">
            <text:p>Lovast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jectio Magnesii sulfurici 20% Polpharma</text:p>
          </table:table-cell>
          <table:table-cell office:value-type="string" calcext:value-type="string">
            <text:p>Magnesium sulphate</text:p>
          </table:table-cell>
          <table:table-cell office:value-type="string" calcext:value-type="string">
            <text:p>Magnezu siarcz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jectio Magnesii sulfurici 20% Polpharma</text:p>
          </table:table-cell>
          <table:table-cell office:value-type="string" calcext:value-type="string">
            <text:p>Magnesium sulphate</text:p>
          </table:table-cell>
          <table:table-cell office:value-type="string" calcext:value-type="string">
            <text:p>Magnezu siarczan Gemi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jectio Magnesii sulfurici 20% Polpharma</text:p>
          </table:table-cell>
          <table:table-cell office:value-type="string" calcext:value-type="string">
            <text:p>Magnesium sulphate</text:p>
          </table:table-cell>
          <table:table-cell office:value-type="string" calcext:value-type="string">
            <text:p>Magnezu siarczan siedmiowodny Aflof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Agl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Aglan® 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Antrend 15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Aspic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Aspicam B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Lorme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M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Melobax® 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Meloksa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Meloxicam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Meloxicam Ada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MeloxiLEK 7,5; -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Meloxistad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Mel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Moile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Movali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Mov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Opok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Opokan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Opokan INJ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Ortopedina Forte (Meloxicam Arrow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umelox</text:p>
          </table:table-cell>
          <table:table-cell office:value-type="string" calcext:value-type="string">
            <text:p>Meloxicam</text:p>
          </table:table-cell>
          <table:table-cell office:value-type="string" calcext:value-type="string">
            <text:p>Trosic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Axur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Bioment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Cognom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Ebix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arbod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arixi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bi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Glenmar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hydrochlorid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Mer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My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Or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Vi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 Neuro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igm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ol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rand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irved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Nemdati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Nemed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Tormo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Zenm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Axur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Bioment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Cognom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Ebix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arbod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arixi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bi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Glenmar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hydrochlorid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Mer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My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Or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e Vi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antin Neuro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igm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mol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erand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Mirved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Nemdati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Nemed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Tormo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matine 1%</text:p>
          </table:table-cell>
          <table:table-cell office:value-type="string" calcext:value-type="string">
            <text:p>Memantine hydrochloride</text:p>
          </table:table-cell>
          <table:table-cell office:value-type="string" calcext:value-type="string">
            <text:p>Zenm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yralgin®</text:p>
          </table:table-cell>
          <table:table-cell office:value-type="string" calcext:value-type="string">
            <text:p>Metamizole sodium</text:p>
          </table:table-cell>
          <table:table-cell office:value-type="string" calcext:value-type="string">
            <text:p>Re-Al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yralgina®</text:p>
          </table:table-cell>
          <table:table-cell office:value-type="string" calcext:value-type="string">
            <text:p>Metamizole sodium</text:p>
          </table:table-cell>
          <table:table-cell office:value-type="string" calcext:value-type="string">
            <text:p>Re-Al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yralgina® Sprint</text:p>
          </table:table-cell>
          <table:table-cell office:value-type="string" calcext:value-type="string">
            <text:p>Metamizole sodium</text:p>
          </table:table-cell>
          <table:table-cell office:value-type="string" calcext:value-type="string">
            <text:p>Re-Alg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Avam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Etform 500; 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Glucophage® 500; -850; -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Glucophage® X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Metfogamma 500; -850; -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Metformax® 500; -850; -1000; -SR 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Metformin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Metformin Galena; -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Metformin USV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Metformin Vitabala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Metif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Mylform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metic</text:p>
          </table:table-cell>
          <table:table-cell office:value-type="string" calcext:value-type="string">
            <text:p>Metformin hydrochloride</text:p>
          </table:table-cell>
          <table:table-cell office:value-type="string" calcext:value-type="string">
            <text:p>Siofor® 500; -850; -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ocard®</text:p>
          </table:table-cell>
          <table:table-cell office:value-type="string" calcext:value-type="string">
            <text:p>Metoprolol</text:p>
          </table:table-cell>
          <table:table-cell office:value-type="string" calcext:value-type="string">
            <text:p>Metogen S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ocard®</text:p>
          </table:table-cell>
          <table:table-cell office:value-type="string" calcext:value-type="string">
            <text:p>Metoprolol</text:p>
          </table:table-cell>
          <table:table-cell office:value-type="string" calcext:value-type="string">
            <text:p>Metoprolol V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ocard®</text:p>
          </table:table-cell>
          <table:table-cell office:value-type="string" calcext:value-type="string">
            <text:p>Metoprolol</text:p>
          </table:table-cell>
          <table:table-cell office:value-type="string" calcext:value-type="string">
            <text:p>Selm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ocard® ZK</text:p>
          </table:table-cell>
          <table:table-cell office:value-type="string" calcext:value-type="string">
            <text:p>Metoprolol succinate</text:p>
          </table:table-cell>
          <table:table-cell office:value-type="string" calcext:value-type="string">
            <text:p>Betaloc® ZOK 25; -50; -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ocard® ZK</text:p>
          </table:table-cell>
          <table:table-cell office:value-type="string" calcext:value-type="string">
            <text:p>Metoprolol succinate</text:p>
          </table:table-cell>
          <table:table-cell office:value-type="string" calcext:value-type="string">
            <text:p>Beto ZK 25; -50; -100; -15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ocard® ZK</text:p>
          </table:table-cell>
          <table:table-cell office:value-type="string" calcext:value-type="string">
            <text:p>Metoprolol succinate</text:p>
          </table:table-cell>
          <table:table-cell office:value-type="string" calcext:value-type="string">
            <text:p>Bloxazo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ocard® ZK</text:p>
          </table:table-cell>
          <table:table-cell office:value-type="string" calcext:value-type="string">
            <text:p>Metoprolol succinate</text:p>
          </table:table-cell>
          <table:table-cell office:value-type="string" calcext:value-type="string">
            <text:p>Iviprol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ocard® ZK</text:p>
          </table:table-cell>
          <table:table-cell office:value-type="string" calcext:value-type="string">
            <text:p>Metoprolol succinate</text:p>
          </table:table-cell>
          <table:table-cell office:value-type="string" calcext:value-type="string">
            <text:p>MetoHEXAL 25 ZK; -50 ZK; -100 ZK; -150 ZK; -200 Z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ocard® ZK</text:p>
          </table:table-cell>
          <table:table-cell office:value-type="string" calcext:value-type="string">
            <text:p>Metoprolol succinate</text:p>
          </table:table-cell>
          <table:table-cell office:value-type="string" calcext:value-type="string">
            <text:p>Metoprolol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ocard® ZK</text:p>
          </table:table-cell>
          <table:table-cell office:value-type="string" calcext:value-type="string">
            <text:p>Metoprolol succinate</text:p>
          </table:table-cell>
          <table:table-cell office:value-type="string" calcext:value-type="string">
            <text:p>Metoprolol Biofarm Z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ocard® ZK</text:p>
          </table:table-cell>
          <table:table-cell office:value-type="string" calcext:value-type="string">
            <text:p>Metoprolol succinate</text:p>
          </table:table-cell>
          <table:table-cell office:value-type="string" calcext:value-type="string">
            <text:p>Symlok S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nidazol Polpharma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Arilin® Rap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nidazol Polpharma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Grinazol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nidazol Polpharma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Metronidazole B. Brau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nidazol Polpharma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Metronidazol 10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nidazol Polpharma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Metronidazol GS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nidazol Polpharma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Metronidazol Jelf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tronidazol Polpharma</text:p>
          </table:table-cell>
          <table:table-cell office:value-type="string" calcext:value-type="string">
            <text:p>Metronidazole</text:p>
          </table:table-cell>
          <table:table-cell office:value-type="string" calcext:value-type="string">
            <text:p>Roze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Asmanex Twisthal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Elitaso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Eloc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Elosone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Ezto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Ivox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Metm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Momecut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Momecutan Fettcre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Nasehal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Nasomet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Nasometin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Nasone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Ovix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elan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Pronas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Asmanex Twisthal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Elitaso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Eloco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Elosone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Ezto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Ivox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Metm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Momecut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Momecutan Fettcre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Nasehal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Nasomet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Nasometin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Nasone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Ovix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mester</text:p>
          </table:table-cell>
          <table:table-cell office:value-type="string" calcext:value-type="string">
            <text:p>Mometasone furoate</text:p>
          </table:table-cell>
          <table:table-cell office:value-type="string" calcext:value-type="string">
            <text:p>Pronas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Alvok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Astmir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Astmod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Brogal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Milukan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Monkas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Montelukastum 123 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Montelukast Arr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Montelukast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Montelukast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Montelukast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Monteno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Montetrina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Montex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Oriluk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Promonta 4 mg; -5 mg; -1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Romil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Sigiluka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Singulair® 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Singulair® 4; -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Singulair® Min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Spiroka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Symlukast 4; -5; -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Telumant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menol</text:p>
          </table:table-cell>
          <table:table-cell office:value-type="string" calcext:value-type="string">
            <text:p>Montelukast</text:p>
          </table:table-cell>
          <table:table-cell office:value-type="string" calcext:value-type="string">
            <text:p>Vize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xamic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Avel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xamic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Floxitra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xamic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Floxitrat Of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xamic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Molox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xamic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Monaf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xamic</text:p>
          </table:table-cell>
          <table:table-cell office:value-type="string" calcext:value-type="string">
            <text:p>Moxifloxacin</text:p>
          </table:table-cell>
          <table:table-cell office:value-type="string" calcext:value-type="string">
            <text:p>Vigam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Daneb (Nebicon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Ebiv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Emzo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Ezoc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Ivine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Nebi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Nebilen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Nebile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Nebina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Nebisp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Nebitri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NebivoL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dal®</text:p>
          </table:table-cell>
          <table:table-cell office:value-type="string" calcext:value-type="string">
            <text:p>Nebivolol</text:p>
          </table:table-cell>
          <table:table-cell office:value-type="string" calcext:value-type="string">
            <text:p>Nebivo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flodinex®</text:p>
          </table:table-cell>
          <table:table-cell office:value-type="string" calcext:value-type="string">
            <text:p>Ofloxacin</text:p>
          </table:table-cell>
          <table:table-cell office:value-type="string" calcext:value-type="string">
            <text:p>Flox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flodinex®</text:p>
          </table:table-cell>
          <table:table-cell office:value-type="string" calcext:value-type="string">
            <text:p>Ofloxacin</text:p>
          </table:table-cell>
          <table:table-cell office:value-type="string" calcext:value-type="string">
            <text:p>Ofloxacin-PO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flodinex®</text:p>
          </table:table-cell>
          <table:table-cell office:value-type="string" calcext:value-type="string">
            <text:p>Ofloxacin</text:p>
          </table:table-cell>
          <table:table-cell office:value-type="string" calcext:value-type="string">
            <text:p>Ofloxa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flodinex®</text:p>
          </table:table-cell>
          <table:table-cell office:value-type="string" calcext:value-type="string">
            <text:p>Ofloxacin</text:p>
          </table:table-cell>
          <table:table-cell office:value-type="string" calcext:value-type="string">
            <text:p>Tarivid® 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Anzor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Arkolamy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Egolanz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a My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a Sta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e Apot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e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e Lek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r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in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z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zax Disperz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pina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zap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Ranofr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Synz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alast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alasta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olafr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olafren® Swif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opridox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ypAdhe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yprex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Anzor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Arkolamy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Egolanz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a My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a Sta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e Apot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e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e Lek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pin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ar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nzin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z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azax Disperz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pina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Olzap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Ranofr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Synz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alast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alasta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olafr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olafren® Swif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opridox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ypAdhe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axa Rapid</text:p>
          </table:table-cell>
          <table:table-cell office:value-type="string" calcext:value-type="string">
            <text:p>Olanzapine</text:p>
          </table:table-cell>
          <table:table-cell office:value-type="string" calcext:value-type="string">
            <text:p>Zyprex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Agast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 B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 Bio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Ext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asec® 20 Gastrocap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asec® 20 Gastrocaps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o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oprazol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Lose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Lose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No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Nozer 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amy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um 123ratio (Tulzol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 Far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 20 Plus; -40 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iast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az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eno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ogas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Sinomeno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Ul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Vent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Agast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 B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 Bio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Ext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asec® 20 Gastrocap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asec® 20 Gastrocaps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o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oprazol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Lose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Lose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No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Nozer 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amy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um 123ratio (Tulzol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 Far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 20 Plus; -40 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iast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az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eno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ogas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Sinomeno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Ul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AcidControl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Vent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Agast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 B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 Bio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Ext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asec® 20 Gastrocap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asec® 20 Gastrocaps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o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oprazol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Lose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Lose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No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Nozer 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amy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um 123ratio (Tulzol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 Far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 20 Plus; -40 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iast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az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eno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ogas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Sinomeno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Ul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 Max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Vent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Agast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 B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Bioprazol Bio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Ext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asec® 20 Gastrocap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asec® 20 Gastrocaps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o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Goprazol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cid®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Heli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Lose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Lose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No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Nozer 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amy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um 123ratio (Tulzol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meprazol Far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 20 Plus; -40 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Ortanol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iastp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az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enom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Progas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Sinomeno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Ult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azol®; -PPH</text:p>
          </table:table-cell>
          <table:table-cell office:value-type="string" calcext:value-type="string">
            <text:p>Omeprazole</text:p>
          </table:table-cell>
          <table:table-cell office:value-type="string" calcext:value-type="string">
            <text:p>Vent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amolan®</text:p>
          </table:table-cell>
          <table:table-cell office:value-type="string" calcext:value-type="string">
            <text:p>Opipramol</text:p>
          </table:table-cell>
          <table:table-cell office:value-type="string" calcext:value-type="string">
            <text:p>Sympram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2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cata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2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f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2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frin® ND Mentol; -Glicerol; -Rumian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2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asivin 0,01%; 0,025%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2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asivin soft 0,01%; -0,025%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2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osox 0,025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2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Resoxy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2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Vicks Sin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cata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f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frin® ND Mentol; -Glicerol; -Rumian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asivin 0,01%; 0,025%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asivin soft 0,01%; -0,025%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osox 0,025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Resoxy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0,05%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Vicks Sin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Baby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cata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Baby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f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Baby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frin® ND Mentol; -Glicerol; -Rumian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Baby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asivin 0,01%; 0,025%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Baby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asivin soft 0,01%; -0,025%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Baby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osox 0,025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Baby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Resoxy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Baby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Vicks Sin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Junior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cata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Junior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f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Junior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Afrin® ND Mentol; -Glicerol; -Rumian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Junior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asivin 0,01%; 0,025%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Junior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asivin soft 0,01%; -0,025%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Junior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Nosox 0,025; -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Junior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Resoxy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xalin Junior</text:p>
          </table:table-cell>
          <table:table-cell office:value-type="string" calcext:value-type="string">
            <text:p>Oxymetazoline hydrochloride</text:p>
          </table:table-cell>
          <table:table-cell office:value-type="string" calcext:value-type="string">
            <text:p>Vicks Sin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pancrea® 16 000</text:p>
          </table:table-cell>
          <table:table-cell office:value-type="string" calcext:value-type="string">
            <text:p>Pancreatin</text:p>
          </table:table-cell>
          <table:table-cell office:value-type="string" calcext:value-type="string">
            <text:p>Combizy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pancrea® 16 000</text:p>
          </table:table-cell>
          <table:table-cell office:value-type="string" calcext:value-type="string">
            <text:p>Pancreatin</text:p>
          </table:table-cell>
          <table:table-cell office:value-type="string" calcext:value-type="string">
            <text:p>Kreon® 25 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pancrea® 16 000</text:p>
          </table:table-cell>
          <table:table-cell office:value-type="string" calcext:value-type="string">
            <text:p>Pancreatin</text:p>
          </table:table-cell>
          <table:table-cell office:value-type="string" calcext:value-type="string">
            <text:p>Kreon® Travi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pancrea® 16 000</text:p>
          </table:table-cell>
          <table:table-cell office:value-type="string" calcext:value-type="string">
            <text:p>Pancreatin</text:p>
          </table:table-cell>
          <table:table-cell office:value-type="string" calcext:value-type="string">
            <text:p>Neo-Pancreatinum 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pancrea® 16 000</text:p>
          </table:table-cell>
          <table:table-cell office:value-type="string" calcext:value-type="string">
            <text:p>Pancreatin</text:p>
          </table:table-cell>
          <table:table-cell office:value-type="string" calcext:value-type="string">
            <text:p>Pangrol 10 000; -25 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ipancrea® 16 000</text:p>
          </table:table-cell>
          <table:table-cell office:value-type="string" calcext:value-type="string">
            <text:p>Pancreatin</text:p>
          </table:table-cell>
          <table:table-cell office:value-type="string" calcext:value-type="string">
            <text:p>Panzytrat® 10 000; -25 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Anesteloc® 20; -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Anesteloc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Conti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Contix Z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Contrac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Controloc® 20; -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Controloc Contr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Gastrostad 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Gastrostad 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Gerdin 2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Gerdin 4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Gerdin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IPP 20; -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Noac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Nolpaz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Nolpaza®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Ozz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myl 2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myl 4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ra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razol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gen 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ole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ole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ol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ole Genoptim SP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ole Merca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ole REIG JOFR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ole Wockhard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ol Krk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ol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ol Vita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® 4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topraz® B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anzol P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Prazolac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Ranlo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Ranloc 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Somac Contr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nprazox</text:p>
          </table:table-cell>
          <table:table-cell office:value-type="string" calcext:value-type="string">
            <text:p>Pantoprazole</text:p>
          </table:table-cell>
          <table:table-cell office:value-type="string" calcext:value-type="string">
            <text:p>Xotepi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filin®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Agapurin®; -SR 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filin®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Agapurin® SR 6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filin®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Apo-Pentox 400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filin®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Pentohexal® retard 6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filin® prolongatum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Agapurin®; -SR 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filin® prolongatum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Agapurin® SR 6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filin® prolongatum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Apo-Pentox 400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filin® prolongatum</text:p>
          </table:table-cell>
          <table:table-cell office:value-type="string" calcext:value-type="string">
            <text:p>Pentoxifylline</text:p>
          </table:table-cell>
          <table:table-cell office:value-type="string" calcext:value-type="string">
            <text:p>Pentohexal® retard 6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Biotrop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Luceta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MemoniQ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Nootropi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Piracetam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Piracetam Espef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Recod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 20%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Biotrop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 20%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Lucetam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 20%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MemoniQ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 20%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Nootropi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 20%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Piracetam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 20%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Piracetam Espef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motropil® 20%</text:p>
          </table:table-cell>
          <table:table-cell office:value-type="string" calcext:value-type="string">
            <text:p>Piracetam</text:p>
          </table:table-cell>
          <table:table-cell office:value-type="string" calcext:value-type="string">
            <text:p>Recod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fenon®</text:p>
          </table:table-cell>
          <table:table-cell office:value-type="string" calcext:value-type="string">
            <text:p>Propafenone hydrochloride</text:p>
          </table:table-cell>
          <table:table-cell office:value-type="string" calcext:value-type="string">
            <text:p>Rytmonorm® 150; -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pranolol WZF</text:p>
          </table:table-cell>
          <table:table-cell office:value-type="string" calcext:value-type="string">
            <text:p>Propranolol hydrochloride</text:p>
          </table:table-cell>
          <table:table-cell office:value-type="string" calcext:value-type="string">
            <text:p>Propranolol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Alcre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ApoTiap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Atrola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Bonogr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Bonogren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Etia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Etiagen X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efren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etilep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etilept® Ret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etipino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etr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velux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ventia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ventiax®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wetapl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wetaplex X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Quentap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Quentiapine Med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Quetiapin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Quetiapin Neuro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Setin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Symquel® X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Alcre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ApoTiapin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Atrola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Bonogr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Bonogren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Etia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Etiagen X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efren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etilep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etilept® Ret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etipino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etr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velux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ventia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ventiax®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wetapl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Kwetaplex X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Quentap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Quentiapine Med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Quetiapin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Quetiapin Neuro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Setin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nexet SR</text:p>
          </table:table-cell>
          <table:table-cell office:value-type="string" calcext:value-type="string">
            <text:p>Quetiapine</text:p>
          </table:table-cell>
          <table:table-cell office:value-type="string" calcext:value-type="string">
            <text:p>Symquel® X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Ampril 10 mg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Ampril 5; -1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Apo-Ram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Awerp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Axti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Ivipr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Mitri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Piramil 1,25 mg; -2,5 mg; -5 mg; -1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Piramil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Rami-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Ramico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Ramipril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Ramipril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Ramipril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Ramipril Billev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Ramipril Pfi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Ramistad 2,5; -5; -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Ramve® 2,5 mg; -5 mg; -1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Tritace® 2,5; -5; -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Viva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ril®</text:p>
          </table:table-cell>
          <table:table-cell office:value-type="string" calcext:value-type="string">
            <text:p>Ramipril</text:p>
          </table:table-cell>
          <table:table-cell office:value-type="string" calcext:value-type="string">
            <text:p>Vivace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Gastranin Zdrov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ber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berl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tydyna Sanofi 1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iflu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Zanta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150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Gastranin Zdrov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150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ber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150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berl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150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150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tydyna Sanofi 1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150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iflu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150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Zanta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Fast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Gastranin Zdrov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Fast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ber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Fast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berl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Fast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Fast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tydyna Sanofi 1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Fast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iflu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Fast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Zanta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Max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Gastranin Zdrov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Max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ber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Max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berl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Max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Max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tydyna Sanofi 1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Max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iflu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Max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Zanta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PRO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Gastranin Zdrov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PRO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ber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PRO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berl® 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PRO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m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PRO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anitydyna Sanofi 1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PRO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Riflu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nigast® PRO</text:p>
          </table:table-cell>
          <table:table-cell office:value-type="string" calcext:value-type="string">
            <text:p>Ranitidine</text:p>
          </table:table-cell>
          <table:table-cell office:value-type="string" calcext:value-type="string">
            <text:p>Zanta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nix</text:p>
          </table:table-cell>
          <table:table-cell office:value-type="string" calcext:value-type="string">
            <text:p>Rasagiline</text:p>
          </table:table-cell>
          <table:table-cell office:value-type="string" calcext:value-type="string">
            <text:p>Azile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nix</text:p>
          </table:table-cell>
          <table:table-cell office:value-type="string" calcext:value-type="string">
            <text:p>Rasagiline</text:p>
          </table:table-cell>
          <table:table-cell office:value-type="string" calcext:value-type="string">
            <text:p>Ralag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nix</text:p>
          </table:table-cell>
          <table:table-cell office:value-type="string" calcext:value-type="string">
            <text:p>Rasagiline</text:p>
          </table:table-cell>
          <table:table-cell office:value-type="string" calcext:value-type="string">
            <text:p>Rasagilin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nix</text:p>
          </table:table-cell>
          <table:table-cell office:value-type="string" calcext:value-type="string">
            <text:p>Rasagiline</text:p>
          </table:table-cell>
          <table:table-cell office:value-type="string" calcext:value-type="string">
            <text:p>Rasagiline ratio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anix</text:p>
          </table:table-cell>
          <table:table-cell office:value-type="string" calcext:value-type="string">
            <text:p>Rasagiline</text:p>
          </table:table-cell>
          <table:table-cell office:value-type="string" calcext:value-type="string">
            <text:p>RASAGILINE VI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 Medana</text:p>
          </table:table-cell>
          <table:table-cell office:value-type="string" calcext:value-type="string">
            <text:p>Retinol</text:p>
          </table:table-cell>
          <table:table-cell office:value-type="string" calcext:value-type="string">
            <text:p>Aksoderm®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 Medana</text:p>
          </table:table-cell>
          <table:table-cell office:value-type="string" calcext:value-type="string">
            <text:p>Retinol</text:p>
          </table:table-cell>
          <table:table-cell office:value-type="string" calcext:value-type="string">
            <text:p>Dermosav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 Medana</text:p>
          </table:table-cell>
          <table:table-cell office:value-type="string" calcext:value-type="string">
            <text:p>Retinol</text:p>
          </table:table-cell>
          <table:table-cell office:value-type="string" calcext:value-type="string">
            <text:p>Dermovit 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 Medana</text:p>
          </table:table-cell>
          <table:table-cell office:value-type="string" calcext:value-type="string">
            <text:p>Retinol</text:p>
          </table:table-cell>
          <table:table-cell office:value-type="string" calcext:value-type="string">
            <text:p>Ma®® ochronna z wit. 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 Medana</text:p>
          </table:table-cell>
          <table:table-cell office:value-type="string" calcext:value-type="string">
            <text:p>Retinol</text:p>
          </table:table-cell>
          <table:table-cell office:value-type="string" calcext:value-type="string">
            <text:p>Ma®® z wit. 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 Medana</text:p>
          </table:table-cell>
          <table:table-cell office:value-type="string" calcext:value-type="string">
            <text:p>Retinol</text:p>
          </table:table-cell>
          <table:table-cell office:value-type="string" calcext:value-type="string">
            <text:p>Oculotect® 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 Medana</text:p>
          </table:table-cell>
          <table:table-cell office:value-type="string" calcext:value-type="string">
            <text:p>Retinol</text:p>
          </table:table-cell>
          <table:table-cell office:value-type="string" calcext:value-type="string">
            <text:p>Vitaminum A G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 Medana</text:p>
          </table:table-cell>
          <table:table-cell office:value-type="string" calcext:value-type="string">
            <text:p>Retinol</text:p>
          </table:table-cell>
          <table:table-cell office:value-type="string" calcext:value-type="string">
            <text:p>Vitaminum A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+E Medana</text:p>
          </table:table-cell>
          <table:table-cell office:value-type="string" calcext:value-type="string">
            <text:p>Retinol + Tocopherol</text:p>
          </table:table-cell>
          <table:table-cell office:value-type="string" calcext:value-type="string">
            <text:p>Tokovit A+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+E Medana</text:p>
          </table:table-cell>
          <table:table-cell office:value-type="string" calcext:value-type="string">
            <text:p>Retinol + Tocopherol</text:p>
          </table:table-cell>
          <table:table-cell office:value-type="string" calcext:value-type="string">
            <text:p>Vitaminum A+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+E Medana</text:p>
          </table:table-cell>
          <table:table-cell office:value-type="string" calcext:value-type="string">
            <text:p>Retinol + Tocopherol</text:p>
          </table:table-cell>
          <table:table-cell office:value-type="string" calcext:value-type="string">
            <text:p>Vitaminum A+E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+E Medana</text:p>
          </table:table-cell>
          <table:table-cell office:value-type="string" calcext:value-type="string">
            <text:p>Retinol + Tocopherol</text:p>
          </table:table-cell>
          <table:table-cell office:value-type="string" calcext:value-type="string">
            <text:p>Vitaminum A+E Omega 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A+E Medana</text:p>
          </table:table-cell>
          <table:table-cell office:value-type="string" calcext:value-type="string">
            <text:p>Retinol + Tocopherol</text:p>
          </table:table-cell>
          <table:table-cell office:value-type="string" calcext:value-type="string">
            <text:p>Vitaminum A 12 000+E 70; -30 000+E 70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yspoli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Apo-Risper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yspoli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Oriz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yspoli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Ranperid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yspoli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Risperidon Vi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yspoli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Risper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yspoli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Rispolep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yspoli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Rispolept Const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yspoli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Risset® 1 mg; -2 mg; -3 mg; -4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yspoli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Sperid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yspoli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Torendo® Q-Tab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yspoli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Ziper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Adartre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Aparxon P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ApoRop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Aropilo; -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Ceurolex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Nironovo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Rapon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Repirol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ReQuip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Requip-Moduta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Rolpryna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pix SR</text:p>
          </table:table-cell>
          <table:table-cell office:value-type="string" calcext:value-type="string">
            <text:p>Ropinirole</text:p>
          </table:table-cell>
          <table:table-cell office:value-type="string" calcext:value-type="string">
            <text:p>Ropodr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Astr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Cres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Crosuv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Ridli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Rosu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Rosu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Rosutro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Rosuvastatin Krk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Rosuvastatin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Roswe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Suvard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Zahr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mazic</text:p>
          </table:table-cell>
          <table:table-cell office:value-type="string" calcext:value-type="string">
            <text:p>Rosuvastatin</text:p>
          </table:table-cell>
          <table:table-cell office:value-type="string" calcext:value-type="string">
            <text:p>Zaran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lbutamol WZF</text:p>
          </table:table-cell>
          <table:table-cell office:value-type="string" calcext:value-type="string">
            <text:p>Salbutamol</text:p>
          </table:table-cell>
          <table:table-cell office:value-type="string" calcext:value-type="string">
            <text:p>Aspulm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lbutamol WZF</text:p>
          </table:table-cell>
          <table:table-cell office:value-type="string" calcext:value-type="string">
            <text:p>Salbutamol</text:p>
          </table:table-cell>
          <table:table-cell office:value-type="string" calcext:value-type="string">
            <text:p>Buventol® Easyhal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lbutamol WZF</text:p>
          </table:table-cell>
          <table:table-cell office:value-type="string" calcext:value-type="string">
            <text:p>Salbutamol</text:p>
          </table:table-cell>
          <table:table-cell office:value-type="string" calcext:value-type="string">
            <text:p>Sabumal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lbutamol WZF</text:p>
          </table:table-cell>
          <table:table-cell office:value-type="string" calcext:value-type="string">
            <text:p>Salbutamol</text:p>
          </table:table-cell>
          <table:table-cell office:value-type="string" calcext:value-type="string">
            <text:p>Salbutamol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lbutamol WZF</text:p>
          </table:table-cell>
          <table:table-cell office:value-type="string" calcext:value-type="string">
            <text:p>Salbutamol</text:p>
          </table:table-cell>
          <table:table-cell office:value-type="string" calcext:value-type="string">
            <text:p>Ventol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lbutamol WZF</text:p>
          </table:table-cell>
          <table:table-cell office:value-type="string" calcext:value-type="string">
            <text:p>Salbutamol</text:p>
          </table:table-cell>
          <table:table-cell office:value-type="string" calcext:value-type="string">
            <text:p>Ventolin®; -Dys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gan®</text:p>
          </table:table-cell>
          <table:table-cell office:value-type="string" calcext:value-type="string">
            <text:p>Selegiline hydrochloride</text:p>
          </table:table-cell>
          <table:table-cell office:value-type="string" calcext:value-type="string">
            <text:p>Selgre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ApoSer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Asentr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Asertin® 50; -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Mirav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Sasti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Serta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Sertralina Krk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Sertraline Arro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Sertraline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Sertralin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Sertrano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Setalof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Stimuloto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tral®</text:p>
          </table:table-cell>
          <table:table-cell office:value-type="string" calcext:value-type="string">
            <text:p>Sertraline</text:p>
          </table:table-cell>
          <table:table-cell office:value-type="string" calcext:value-type="string">
            <text:p>Zolof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Falsig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Fildl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Granpid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Invent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Leka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ax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axOn Act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ens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ysilde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Revatio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Apot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Pfi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Ranbax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ratio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SymPh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Vita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med (Sildenafil Axxon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feldr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ag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gran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zars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Yex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Falsig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Fildl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Granpid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Invent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Leka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ax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axOn Act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ens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ysilde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Revatio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Apot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Pfi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Ranbax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ratio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SymPh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Vita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med (Sildenafil Axxon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feldr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ag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gran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zars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xigra® Go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Yex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Falsig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Fildl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Granpid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Invent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Leka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ax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axOn Act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ens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ysilde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Revatio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Apot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Pfi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Ranbax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ratio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SymPh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Vita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med (Sildenafil Axxon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feldr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ag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gran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zars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midi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Yex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Falsig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Fildla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Granpid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Inventu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Leka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ax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axOn Acti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ens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Mysildeca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Revatio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Apot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Pfi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Ranbax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ratiophar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SymPh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fil Vita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denamed (Sildenafil Axxon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Silfeldr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ag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grand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Vizars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ldenafil Medana</text:p>
          </table:table-cell>
          <table:table-cell office:value-type="string" calcext:value-type="string">
            <text:p>Sildenafil</text:p>
          </table:table-cell>
          <table:table-cell office:value-type="string" calcext:value-type="string">
            <text:p>Yex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Apo-Simva 10; -20; -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Corr 10; -20; -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cova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g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or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ratio 10; -20; -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card® 10; -20; -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cho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co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gamma 10; -20; -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gen 20; -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HEXAL 10; -20; -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statinum 123ratio (SimvaTeva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statinum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statin Bluefish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statin F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statin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statin Krk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mvastatin Pfiz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Sista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Vasilip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Vast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Ximv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mvasterol®</text:p>
          </table:table-cell>
          <table:table-cell office:value-type="string" calcext:value-type="string">
            <text:p>Simvastatin</text:p>
          </table:table-cell>
          <table:table-cell office:value-type="string" calcext:value-type="string">
            <text:p>Zocor® 10; -20; -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jectio Natrii chlorati isotonica POLPHARMA</text:p>
          </table:table-cell>
          <table:table-cell office:value-type="string" calcext:value-type="string">
            <text:p>Sodium chloride</text:p>
          </table:table-cell>
          <table:table-cell office:value-type="string" calcext:value-type="string">
            <text:p>Duraphat 5000 Pasta do z®b®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jectio Natrii chlorati isotonica POLPHARMA</text:p>
          </table:table-cell>
          <table:table-cell office:value-type="string" calcext:value-type="string">
            <text:p>Sodium chloride</text:p>
          </table:table-cell>
          <table:table-cell office:value-type="string" calcext:value-type="string">
            <text:p>Sodium Chloride BRAUN 0,9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j. Natrii Chlorati 10% POLPHARMA</text:p>
          </table:table-cell>
          <table:table-cell office:value-type="string" calcext:value-type="string">
            <text:p>Sodium chloride</text:p>
          </table:table-cell>
          <table:table-cell office:value-type="string" calcext:value-type="string">
            <text:p>Duraphat 5000 Pasta do z®b®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j. Natrii Chlorati 10% POLPHARMA</text:p>
          </table:table-cell>
          <table:table-cell office:value-type="string" calcext:value-type="string">
            <text:p>Sodium chloride</text:p>
          </table:table-cell>
          <table:table-cell office:value-type="string" calcext:value-type="string">
            <text:p>Sodium Chloride BRAUN 0,9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amigren®</text:p>
          </table:table-cell>
          <table:table-cell office:value-type="string" calcext:value-type="string">
            <text:p>Sumatriptan</text:p>
          </table:table-cell>
          <table:table-cell office:value-type="string" calcext:value-type="string">
            <text:p>Amigren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amigren®</text:p>
          </table:table-cell>
          <table:table-cell office:value-type="string" calcext:value-type="string">
            <text:p>Sumatriptan</text:p>
          </table:table-cell>
          <table:table-cell office:value-type="string" calcext:value-type="string">
            <text:p>ApoMig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amigren®</text:p>
          </table:table-cell>
          <table:table-cell office:value-type="string" calcext:value-type="string">
            <text:p>Sumatriptan</text:p>
          </table:table-cell>
          <table:table-cell office:value-type="string" calcext:value-type="string">
            <text:p>Cinie 50; -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amigren®</text:p>
          </table:table-cell>
          <table:table-cell office:value-type="string" calcext:value-type="string">
            <text:p>Sumatriptan</text:p>
          </table:table-cell>
          <table:table-cell office:value-type="string" calcext:value-type="string">
            <text:p>Frimi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amigren®</text:p>
          </table:table-cell>
          <table:table-cell office:value-type="string" calcext:value-type="string">
            <text:p>Sumatriptan</text:p>
          </table:table-cell>
          <table:table-cell office:value-type="string" calcext:value-type="string">
            <text:p>Imigr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amigren®</text:p>
          </table:table-cell>
          <table:table-cell office:value-type="string" calcext:value-type="string">
            <text:p>Sumatriptan</text:p>
          </table:table-cell>
          <table:table-cell office:value-type="string" calcext:value-type="string">
            <text:p>Imigran® FD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mamigren®</text:p>
          </table:table-cell>
          <table:table-cell office:value-type="string" calcext:value-type="string">
            <text:p>Sumatriptan</text:p>
          </table:table-cell>
          <table:table-cell office:value-type="string" calcext:value-type="string">
            <text:p>Sumigra 50; -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Actels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Micardi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Prito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Telmaba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Telmisartanum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Telmisartan Apot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Telmisartan EG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Telmisartan EGIS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Telmisartan My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Telmisartan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Telmi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Telmiz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Teze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Tolur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</text:p>
          </table:table-cell>
          <table:table-cell office:value-type="string" calcext:value-type="string">
            <text:p>Telmisartan</text:p>
          </table:table-cell>
          <table:table-cell office:value-type="string" calcext:value-type="string">
            <text:p>Zanacod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Actelsar H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Gisart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MicardisPl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PritorPlus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Telhy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Telmid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Telmisartan/Hydrochlorothiazide Billev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Telmisartan/hydrochlorothiazide EG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Telmizek H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Tezeo H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Tolucom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sart Plus</text:p>
          </table:table-cell>
          <table:table-cell office:value-type="string" calcext:value-type="string">
            <text:p>Telmisartan + Hydrochlorothiazide</text:p>
          </table:table-cell>
          <table:table-cell office:value-type="string" calcext:value-type="string">
            <text:p>Zanacodar Com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arazolin®</text:p>
          </table:table-cell>
          <table:table-cell office:value-type="string" calcext:value-type="string">
            <text:p>Tetryzoline</text:p>
          </table:table-cell>
          <table:table-cell office:value-type="string" calcext:value-type="string">
            <text:p>Berber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arazolin®</text:p>
          </table:table-cell>
          <table:table-cell office:value-type="string" calcext:value-type="string">
            <text:p>Tetryzoline</text:p>
          </table:table-cell>
          <table:table-cell office:value-type="string" calcext:value-type="string">
            <text:p>Visine® Classic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inepte</text:p>
          </table:table-cell>
          <table:table-cell office:value-type="string" calcext:value-type="string">
            <text:p>Tianeptine sodium</text:p>
          </table:table-cell>
          <table:table-cell office:value-type="string" calcext:value-type="string">
            <text:p>Coaxi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inepte</text:p>
          </table:table-cell>
          <table:table-cell office:value-type="string" calcext:value-type="string">
            <text:p>Tianeptine sodium</text:p>
          </table:table-cell>
          <table:table-cell office:value-type="string" calcext:value-type="string">
            <text:p>Coaxil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inepte</text:p>
          </table:table-cell>
          <table:table-cell office:value-type="string" calcext:value-type="string">
            <text:p>Tianeptine sodium</text:p>
          </table:table-cell>
          <table:table-cell office:value-type="string" calcext:value-type="string">
            <text:p>Tianes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tinepte</text:p>
          </table:table-cell>
          <table:table-cell office:value-type="string" calcext:value-type="string">
            <text:p>Tianeptine sodium</text:p>
          </table:table-cell>
          <table:table-cell office:value-type="string" calcext:value-type="string">
            <text:p>Tymo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ftensin®</text:p>
          </table:table-cell>
          <table:table-cell office:value-type="string" calcext:value-type="string">
            <text:p>Timolol</text:p>
          </table:table-cell>
          <table:table-cell office:value-type="string" calcext:value-type="string">
            <text:p>Cusimolol® 0,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ftensin®</text:p>
          </table:table-cell>
          <table:table-cell office:value-type="string" calcext:value-type="string">
            <text:p>Timolol</text:p>
          </table:table-cell>
          <table:table-cell office:value-type="string" calcext:value-type="string">
            <text:p>Nyolol 0,1% Ge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ftensin®</text:p>
          </table:table-cell>
          <table:table-cell office:value-type="string" calcext:value-type="string">
            <text:p>Timolol</text:p>
          </table:table-cell>
          <table:table-cell office:value-type="string" calcext:value-type="string">
            <text:p>Timo-COMOD 0,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ftensin®</text:p>
          </table:table-cell>
          <table:table-cell office:value-type="string" calcext:value-type="string">
            <text:p>Timolol</text:p>
          </table:table-cell>
          <table:table-cell office:value-type="string" calcext:value-type="string">
            <text:p>Timoptic® 0,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BROSOPT 0,3%</text:p>
          </table:table-cell>
          <table:table-cell office:value-type="string" calcext:value-type="string">
            <text:p>Tobramycin</text:p>
          </table:table-cell>
          <table:table-cell office:value-type="string" calcext:value-type="string">
            <text:p>Bramitob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BROSOPT 0,3%</text:p>
          </table:table-cell>
          <table:table-cell office:value-type="string" calcext:value-type="string">
            <text:p>Tobramycin</text:p>
          </table:table-cell>
          <table:table-cell office:value-type="string" calcext:value-type="string">
            <text:p>Tob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BROSOPT 0,3%</text:p>
          </table:table-cell>
          <table:table-cell office:value-type="string" calcext:value-type="string">
            <text:p>Tobramycin</text:p>
          </table:table-cell>
          <table:table-cell office:value-type="string" calcext:value-type="string">
            <text:p>Tobramycin B.Brau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BROSOPT 0,3%</text:p>
          </table:table-cell>
          <table:table-cell office:value-type="string" calcext:value-type="string">
            <text:p>Tobramycin</text:p>
          </table:table-cell>
          <table:table-cell office:value-type="string" calcext:value-type="string">
            <text:p>Tobre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BROSOPT 0,3%</text:p>
          </table:table-cell>
          <table:table-cell office:value-type="string" calcext:value-type="string">
            <text:p>Tobramycin</text:p>
          </table:table-cell>
          <table:table-cell office:value-type="string" calcext:value-type="string">
            <text:p>Tobrex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E Medana</text:p>
          </table:table-cell>
          <table:table-cell office:value-type="string" calcext:value-type="string">
            <text:p>Tocopherol</text:p>
          </table:table-cell>
          <table:table-cell office:value-type="string" calcext:value-type="string">
            <text:p>Dermovit 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E Medana</text:p>
          </table:table-cell>
          <table:table-cell office:value-type="string" calcext:value-type="string">
            <text:p>Tocopherol</text:p>
          </table:table-cell>
          <table:table-cell office:value-type="string" calcext:value-type="string">
            <text:p>Tokovit E 10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E Medana</text:p>
          </table:table-cell>
          <table:table-cell office:value-type="string" calcext:value-type="string">
            <text:p>Tocopherol</text:p>
          </table:table-cell>
          <table:table-cell office:value-type="string" calcext:value-type="string">
            <text:p>Tokovit E 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E Medana</text:p>
          </table:table-cell>
          <table:table-cell office:value-type="string" calcext:value-type="string">
            <text:p>Tocopherol</text:p>
          </table:table-cell>
          <table:table-cell office:value-type="string" calcext:value-type="string">
            <text:p>Vitaminum E Hasco; -400 mg Hasc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E Medana</text:p>
          </table:table-cell>
          <table:table-cell office:value-type="string" calcext:value-type="string">
            <text:p>Tocopherol</text:p>
          </table:table-cell>
          <table:table-cell office:value-type="string" calcext:value-type="string">
            <text:p>Vitaminum E Omega Phar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E Medana</text:p>
          </table:table-cell>
          <table:table-cell office:value-type="string" calcext:value-type="string">
            <text:p>Tocopherol</text:p>
          </table:table-cell>
          <table:table-cell office:value-type="string" calcext:value-type="string">
            <text:p>Vitaminum E Syntez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ramide</text:p>
          </table:table-cell>
          <table:table-cell office:value-type="string" calcext:value-type="string">
            <text:p>Torasemide</text:p>
          </table:table-cell>
          <table:table-cell office:value-type="string" calcext:value-type="string">
            <text:p>Diur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ramide</text:p>
          </table:table-cell>
          <table:table-cell office:value-type="string" calcext:value-type="string">
            <text:p>Torasemide</text:p>
          </table:table-cell>
          <table:table-cell office:value-type="string" calcext:value-type="string">
            <text:p>Diuv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ramide</text:p>
          </table:table-cell>
          <table:table-cell office:value-type="string" calcext:value-type="string">
            <text:p>Torasemide</text:p>
          </table:table-cell>
          <table:table-cell office:value-type="string" calcext:value-type="string">
            <text:p>Torse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ramide</text:p>
          </table:table-cell>
          <table:table-cell office:value-type="string" calcext:value-type="string">
            <text:p>Torasemide</text:p>
          </table:table-cell>
          <table:table-cell office:value-type="string" calcext:value-type="string">
            <text:p>Trifas® 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ramide</text:p>
          </table:table-cell>
          <table:table-cell office:value-type="string" calcext:value-type="string">
            <text:p>Torasemide</text:p>
          </table:table-cell>
          <table:table-cell office:value-type="string" calcext:value-type="string">
            <text:p>Trifas® 2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ramide</text:p>
          </table:table-cell>
          <table:table-cell office:value-type="string" calcext:value-type="string">
            <text:p>Torasemide</text:p>
          </table:table-cell>
          <table:table-cell office:value-type="string" calcext:value-type="string">
            <text:p>Trifas® 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oramide</text:p>
          </table:table-cell>
          <table:table-cell office:value-type="string" calcext:value-type="string">
            <text:p>Torasemide</text:p>
          </table:table-cell>
          <table:table-cell office:value-type="string" calcext:value-type="string">
            <text:p>Trifas® C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Adamon SR 50; -100; -15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Noa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Noax® U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Oratram 100; -15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dol Syntez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dol Vitabala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l® 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l® Retard 50; -100; -15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und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50; -1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Adamon SR 50; -100; -15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50; -1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Noa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50; -1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Noax® U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50; -1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Oratram 100; -15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50; -1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dol Syntez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50; -1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dol Vitabala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50; -1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50; -1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l® 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50; -1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l® Retard 50; -100; -15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50; -1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und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Retard 100; -150; -2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Adamon SR 50; -100; -15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Retard 100; -150; -2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Noa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Retard 100; -150; -2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Noax® U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Retard 100; -150; -2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Oratram 100; -15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Retard 100; -150; -2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dol Syntez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Retard 100; -150; -2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dol Vitabala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Retard 100; -150; -2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Retard 100; -150; -2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l® 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Retard 100; -150; -2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al® Retard 50; -100; -150; -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Retard 100; -150; -200</text:p>
          </table:table-cell>
          <table:table-cell office:value-type="string" calcext:value-type="string">
            <text:p>Tramadol</text:p>
          </table:table-cell>
          <table:table-cell office:value-type="string" calcext:value-type="string">
            <text:p>Tramund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ApoPat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Azemd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Delpar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Dore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Doreta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Exb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Padolt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Palgot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Parat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Parcot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Stren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Symt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Tramadol + Paracetamol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Tramap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Trapara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Zaldia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Zaldiar® Effervesc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ApoPat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Azemd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Delpar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Doret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Doreta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Exb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Padolt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Palgot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Parat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Parcot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Strendu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Symtra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Tramadol + Paracetamol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Tramap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Trapara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Zaldia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ltram® Combo Forte</text:p>
          </table:table-cell>
          <table:table-cell office:value-type="string" calcext:value-type="string">
            <text:p>Tramadol + Paracetamol</text:p>
          </table:table-cell>
          <table:table-cell office:value-type="string" calcext:value-type="string">
            <text:p>Zaldiar® Effervesc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cyl®</text:p>
          </table:table-cell>
          <table:table-cell office:value-type="string" calcext:value-type="string">
            <text:p>Tranexamic acid</text:p>
          </table:table-cell>
          <table:table-cell office:value-type="string" calcext:value-type="string">
            <text:p>Exacy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bretin</text:p>
          </table:table-cell>
          <table:table-cell office:value-type="string" calcext:value-type="string">
            <text:p>Trimebutine</text:p>
          </table:table-cell>
          <table:table-cell office:value-type="string" calcext:value-type="string">
            <text:p>Debridat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bretin</text:p>
          </table:table-cell>
          <table:table-cell office:value-type="string" calcext:value-type="string">
            <text:p>Trimebutine</text:p>
          </table:table-cell>
          <table:table-cell office:value-type="string" calcext:value-type="string">
            <text:p>Ircol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bretin</text:p>
          </table:table-cell>
          <table:table-cell office:value-type="string" calcext:value-type="string">
            <text:p>Trimebutine</text:p>
          </table:table-cell>
          <table:table-cell office:value-type="string" calcext:value-type="string">
            <text:p>Ircolon Gast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bretin</text:p>
          </table:table-cell>
          <table:table-cell office:value-type="string" calcext:value-type="string">
            <text:p>Trimebutine</text:p>
          </table:table-cell>
          <table:table-cell office:value-type="string" calcext:value-type="string">
            <text:p>Tribu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bretin</text:p>
          </table:table-cell>
          <table:table-cell office:value-type="string" calcext:value-type="string">
            <text:p>Trimebutine</text:p>
          </table:table-cell>
          <table:table-cell office:value-type="string" calcext:value-type="string">
            <text:p>Tribux; -for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rotrim®</text:p>
          </table:table-cell>
          <table:table-cell office:value-type="string" calcext:value-type="string">
            <text:p>Trimethoprim</text:p>
          </table:table-cell>
          <table:table-cell office:value-type="string" calcext:value-type="string">
            <text:p>Trimes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Apo-Valsa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Avasa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Awalo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Axud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Axudan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Bespr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Cezory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Diov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Ivisa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Nortiv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Nortivan Ne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Nuclav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Tensa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or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saco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sacor 320 mg tabletki powlekane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sacor 320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sar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sartan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sartan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sartan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sav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sote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ta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Valze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</text:p>
          </table:table-cell>
          <table:table-cell office:value-type="string" calcext:value-type="string">
            <text:p>Valsartan</text:p>
          </table:table-cell>
          <table:table-cell office:value-type="string" calcext:value-type="string">
            <text:p>Walsartan KRK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ApoValsart H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Awalt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Axudan H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Axudan HCT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Co-Bespr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Co-Bespres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Co-Diova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Co-Nortiv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Co-Valsac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Tensart H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Valsartan HCT My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Valsartan + HCT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Valsartan + hydrochlorothiazide Aurobin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Valsartan + hydrochlorothiazide Krk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Valsavil H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Valsotens H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anatex® HCT</text:p>
          </table:table-cell>
          <table:table-cell office:value-type="string" calcext:value-type="string">
            <text:p>Valsartan + Hydrochlorothiazide</text:p>
          </table:table-cell>
          <table:table-cell office:value-type="string" calcext:value-type="string">
            <text:p>Valtap HC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Alventa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Alventa® - (IR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Axyv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Efectin® -ER 37,5; -75; -1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Efevelon S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Faxigen X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Faxolet 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Lafact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Olwexy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Oriv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Symfaxin ER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Tonpular PR 75 mg; -150 m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Velafax® 37,5; -75; -X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Velaxin® ER 37,5; -75; -1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Venlafaxine Bluefish X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faxine</text:p>
          </table:table-cell>
          <table:table-cell office:value-type="string" calcext:value-type="string">
            <text:p>Venlafaxine</text:p>
          </table:table-cell>
          <table:table-cell office:value-type="string" calcext:value-type="string">
            <text:p>Venlectin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averan®</text:p>
          </table:table-cell>
          <table:table-cell office:value-type="string" calcext:value-type="string">
            <text:p>Verapamil hydrochloride</text:p>
          </table:table-cell>
          <table:table-cell office:value-type="string" calcext:value-type="string">
            <text:p>Isoptin® 40; -80; Isoptin® SR; Isoptin® SR-E 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taminum B compositum</text:p>
          </table:table-cell>
          <table:table-cell office:value-type="string" calcext:value-type="string">
            <text:p>Vitamin B-complex</text:p>
          </table:table-cell>
          <table:table-cell office:value-type="string" calcext:value-type="string">
            <text:p>Vitaminum B compositum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riconazol Polpharma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Vfen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riconazol Polpharma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Voriconazole Acc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riconazol Polpharma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Voriconazole Actavi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riconazol Polpharma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Voriconazole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riconazol Polpharma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Voriconazole Myla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riconazol Polpharma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Voriconazole Sando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riconazol Polpharma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Voriconazole Stad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riconazol Polpharma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Voriconazole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riconazol Polpharma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Voriconazole Zenti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oriconazol Polpharma</text:p>
          </table:table-cell>
          <table:table-cell office:value-type="string" calcext:value-type="string">
            <text:p>Voriconazole</text:p>
          </table:table-cell>
          <table:table-cell office:value-type="string" calcext:value-type="string">
            <text:p>Voriconazol Adame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gel 0,1%; -0,05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Nasor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gel 0,1%; -0,05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Otrivin® 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gel 0,1%; -0,05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Otrivin® 0,1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gel 0,1%; -0,05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Otrivin®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gel 0,1%; -0,05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Otrivin® Menth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gel 0,1%; -0,05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Sudafed® XyloSpray; -H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gel 0,1%; -0,05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Xylometazolin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gel 0,1%; -0,05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Xylometazolin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gel 0,1%; -0,05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Xylometazolin Vibroc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gel 0,1%; -0,05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Xylometazolin V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gel 0,1%; -0,05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Xylo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metazolin WZF 0,05%; -0,1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Nasor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metazolin WZF 0,05%; -0,1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Otrivin® 0,05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metazolin WZF 0,05%; -0,1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Otrivin® 0,1%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metazolin WZF 0,05%; -0,1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Otrivin® dla dzieci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metazolin WZF 0,05%; -0,1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Otrivin® Menth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metazolin WZF 0,05%; -0,1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Sudafed® XyloSpray; -H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metazolin WZF 0,05%; -0,1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Xylometazolin 123rati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metazolin WZF 0,05%; -0,1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Xylometazolin Tev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metazolin WZF 0,05%; -0,1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Xylometazolin Vibroci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metazolin WZF 0,05%; -0,1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Xylometazolin V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ylometazolin WZF 0,05%; -0,1%</text:p>
          </table:table-cell>
          <table:table-cell office:value-type="string" calcext:value-type="string">
            <text:p>Xylometazoline hydrochloride</text:p>
          </table:table-cell>
          <table:table-cell office:value-type="string" calcext:value-type="string">
            <text:p>Xylori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Apo-Zolp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Hypnog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Nas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Noxizo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Onir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Polsen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Sanval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Sonire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Stilnox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Xentic®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Zolpidem Genoptim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Zolpidem Vitabala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Zolpi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olpic®</text:p>
          </table:table-cell>
          <table:table-cell office:value-type="string" calcext:value-type="string">
            <text:p>Zolpidem tartrate</text:p>
          </table:table-cell>
          <table:table-cell office:value-type="string" calcext:value-type="string">
            <text:p>Zolsana®</text:p>
          </table:table-cell>
          <table:table-cell table:number-columns-repeated="1021"/>
        </table:table-row>
        <table:table-row table:style-name="ro3" table:number-rows-repeated="104612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list_of_medicament.$A$1" table:cell-range-address="$list_of_concurrent.$A$1:.$C$1"/>
        </table:named-expressions>
      </table:table>
      <table:named-expressions/>
      <table:database-ranges>
        <table:database-range table:name="_xlnm._FilterDatabase" table:target-range-address="list_of_concurrent.A1:list_of_concurrent.C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.</number:text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4">00/00/0000</text:date>, <text:time style:data-style-name="N2" text:time-value="13:26:45.8809452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EKI_20_PPH" style:display-name="PageStyle_LEKI P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N" style:display-name="PageStyle_IN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K_20_KONKURENCJI" style:display-name="PageStyle_LEK KONKURENCJ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a_5f_leków" style:display-name="PageStyle_lista_leków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2:27:27.777877155</dc:date>
    <meta:generator>LibreOffice/5.4.2.2$Linux_X86_64 LibreOffice_project/40m0$Build-2</meta:generator>
    <meta:editing-duration>PT23H42S</meta:editing-duration>
    <meta:editing-cycles>1</meta:editing-cycles>
    <meta:document-statistic meta:table-count="4" meta:cell-count="9617" meta:object-count="0"/>
  </office:meta>
</office:document-meta>
</file>